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97.98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4.48mm"/>
    </style:style>
    <style:style style:name="co4" style:family="table-column">
      <style:table-column-properties fo:break-before="auto" style:column-width="8.41mm"/>
    </style:style>
    <style:style style:name="co5" style:family="table-column">
      <style:table-column-properties fo:break-before="auto" style:column-width="81.14mm"/>
    </style:style>
    <style:style style:name="co6" style:family="table-column">
      <style:table-column-properties fo:break-before="auto" style:column-width="35.21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annual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/>
      <style:paragraph-properties fo:text-align="start" fo:margin-left="3.53mm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3.53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nnual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8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932" table:default-cell-style-name="Default"/>
        <table:table-row table:style-name="ro1">
          <table:table-cell table:style-name="ce1"/>
          <table:table-cell table:style-name="ce5" office:value-type="string" calcext:value-type="string">
            <text:p>Argentina</text:p>
          </table:table-cell>
          <table:table-cell table:style-name="ce5" office:value-type="string" calcext:value-type="string">
            <text:p>Developing Asia</text:p>
          </table:table-cell>
          <table:table-cell table:style-name="ce5" office:value-type="string" calcext:value-type="string">
            <text:p>Australia</text:p>
          </table:table-cell>
          <table:table-cell table:style-name="ce5" office:value-type="string" calcext:value-type="string">
            <text:p>Austria</text:p>
          </table:table-cell>
          <table:table-cell table:style-name="ce5" office:value-type="string" calcext:value-type="string">
            <text:p>Belgium</text:p>
          </table:table-cell>
          <table:table-cell table:style-name="ce5" office:value-type="string" calcext:value-type="string">
            <text:p>Bulgaria</text:p>
          </table:table-cell>
          <table:table-cell table:style-name="ce5" office:value-type="string" calcext:value-type="string">
            <text:p>Bahrain</text:p>
          </table:table-cell>
          <table:table-cell table:style-name="ce5" office:value-type="string" calcext:value-type="string">
            <text:p>Belarus</text:p>
          </table:table-cell>
          <table:table-cell table:style-name="ce5" office:value-type="string" calcext:value-type="string">
            <text:p>Brazil</text:p>
          </table:table-cell>
          <table:table-cell table:style-name="ce5" office:value-type="string" calcext:value-type="string">
            <text:p>Canada</text:p>
          </table:table-cell>
          <table:table-cell table:style-name="ce5" office:value-type="string" calcext:value-type="string">
            <text:p>Switzerland</text:p>
          </table:table-cell>
          <table:table-cell table:style-name="ce5" office:value-type="string" calcext:value-type="string">
            <text:p>Chile</text:p>
          </table:table-cell>
          <table:table-cell table:style-name="ce5" office:value-type="string" calcext:value-type="string">
            <text:p>China</text:p>
          </table:table-cell>
          <table:table-cell table:style-name="ce5" office:value-type="string" calcext:value-type="string">
            <text:p>Colombia</text:p>
          </table:table-cell>
          <table:table-cell table:style-name="ce5" office:value-type="string" calcext:value-type="string">
            <text:p>Cyprus</text:p>
          </table:table-cell>
          <table:table-cell table:style-name="ce5" office:value-type="string" calcext:value-type="string">
            <text:p>Czech Republic</text:p>
          </table:table-cell>
          <table:table-cell table:style-name="ce5" office:value-type="string" calcext:value-type="string">
            <text:p>Germany</text:p>
          </table:table-cell>
          <table:table-cell table:style-name="ce5" office:value-type="string" calcext:value-type="string">
            <text:p>Developing Countries</text:p>
          </table:table-cell>
          <table:table-cell table:style-name="ce5" office:value-type="string" calcext:value-type="string">
            <text:p>Denmark</text:p>
          </table:table-cell>
          <table:table-cell table:style-name="ce5" office:value-type="string" calcext:value-type="string">
            <text:p>Dominican Republic</text:p>
          </table:table-cell>
          <table:table-cell table:style-name="ce5" office:value-type="string" calcext:value-type="string">
            <text:p>Algeria</text:p>
          </table:table-cell>
          <table:table-cell table:style-name="ce5" office:value-type="string" calcext:value-type="string">
            <text:p>East Asia &amp; Pacific developing</text:p>
          </table:table-cell>
          <table:table-cell table:style-name="ce5" office:value-type="string" calcext:value-type="string">
            <text:p>Europe &amp; Central Asia developing</text:p>
          </table:table-cell>
          <table:table-cell table:style-name="ce5" office:value-type="string" calcext:value-type="string">
            <text:p>Ecuador</text:p>
          </table:table-cell>
          <table:table-cell table:style-name="ce5" office:value-type="string" calcext:value-type="string">
            <text:p>Egypt, Arab Rep.</text:p>
          </table:table-cell>
          <table:table-cell table:style-name="ce5" office:value-type="string" calcext:value-type="string">
            <text:p>Spain</text:p>
          </table:table-cell>
          <table:table-cell table:style-name="ce5" office:value-type="string" calcext:value-type="string">
            <text:p>Estonia</text:p>
          </table:table-cell>
          <table:table-cell table:style-name="ce5" office:value-type="string" calcext:value-type="string">
            <text:p>Finland</text:p>
          </table:table-cell>
          <table:table-cell table:style-name="ce5" office:value-type="string" calcext:value-type="string">
            <text:p>France</text:p>
          </table:table-cell>
          <table:table-cell table:style-name="ce5" office:value-type="string" calcext:value-type="string">
            <text:p>United Kingdom</text:p>
          </table:table-cell>
          <table:table-cell table:style-name="ce5" office:value-type="string" calcext:value-type="string">
            <text:p>Greece</text:p>
          </table:table-cell>
          <table:table-cell table:style-name="ce5" office:value-type="string" calcext:value-type="string">
            <text:p>High Income Countries</text:p>
          </table:table-cell>
          <table:table-cell table:style-name="ce5" office:value-type="string" calcext:value-type="string">
            <text:p>Hong Kong SAR, China</text:p>
          </table:table-cell>
          <table:table-cell table:style-name="ce5" office:value-type="string" calcext:value-type="string">
            <text:p>Croatia</text:p>
          </table:table-cell>
          <table:table-cell table:style-name="ce5" office:value-type="string" calcext:value-type="string">
            <text:p>Hungary</text:p>
          </table:table-cell>
          <table:table-cell table:style-name="ce5" office:value-type="string" calcext:value-type="string">
            <text:p>High income: OECD</text:p>
          </table:table-cell>
          <table:table-cell table:style-name="ce5" office:value-type="string" calcext:value-type="string">
            <text:p>India</text:p>
          </table:table-cell>
          <table:table-cell table:style-name="ce5" office:value-type="string" calcext:value-type="string">
            <text:p>Ireland</text:p>
          </table:table-cell>
          <table:table-cell table:style-name="ce5" office:value-type="string" calcext:value-type="string">
            <text:p>Iceland</text:p>
          </table:table-cell>
          <table:table-cell table:style-name="ce5" office:value-type="string" calcext:value-type="string">
            <text:p>Israel</text:p>
          </table:table-cell>
          <table:table-cell table:style-name="ce5" office:value-type="string" calcext:value-type="string">
            <text:p>Italy</text:p>
          </table:table-cell>
          <table:table-cell table:style-name="ce5" office:value-type="string" calcext:value-type="string">
            <text:p>Jordan</text:p>
          </table:table-cell>
          <table:table-cell table:style-name="ce5" office:value-type="string" calcext:value-type="string">
            <text:p>Japan</text:p>
          </table:table-cell>
          <table:table-cell table:style-name="ce5" office:value-type="string" calcext:value-type="string">
            <text:p>Kazakhstan</text:p>
          </table:table-cell>
          <table:table-cell table:style-name="ce5" office:value-type="string" calcext:value-type="string">
            <text:p>Korea, Rep.</text:p>
          </table:table-cell>
          <table:table-cell table:style-name="ce5" office:value-type="string" calcext:value-type="string">
            <text:p>Latin America &amp; Caribbean developing</text:p>
          </table:table-cell>
          <table:table-cell table:style-name="ce5" office:value-type="string" calcext:value-type="string">
            <text:p>Low Income</text:p>
          </table:table-cell>
          <table:table-cell table:style-name="ce5" office:value-type="string" calcext:value-type="string">
            <text:p>Sri Lanka</text:p>
          </table:table-cell>
          <table:table-cell table:style-name="ce5" office:value-type="string" calcext:value-type="string">
            <text:p>Lithuania</text:p>
          </table:table-cell>
          <table:table-cell table:style-name="ce5" office:value-type="string" calcext:value-type="string">
            <text:p>Luxembourg</text:p>
          </table:table-cell>
          <table:table-cell table:style-name="ce5" office:value-type="string" calcext:value-type="string">
            <text:p>Latvia</text:p>
          </table:table-cell>
          <table:table-cell table:style-name="ce5" office:value-type="string" calcext:value-type="string">
            <text:p>Morocco</text:p>
          </table:table-cell>
          <table:table-cell table:style-name="ce5" office:value-type="string" calcext:value-type="string">
            <text:p>Moldova, Rep.</text:p>
          </table:table-cell>
          <table:table-cell table:style-name="ce5" office:value-type="string" calcext:value-type="string">
            <text:p>Mexico</text:p>
          </table:table-cell>
          <table:table-cell table:style-name="ce5" office:value-type="string" calcext:value-type="string">
            <text:p>Middle Income Countries</text:p>
          </table:table-cell>
          <table:table-cell table:style-name="ce5" office:value-type="string" calcext:value-type="string">
            <text:p>Macedonia, FYR</text:p>
          </table:table-cell>
          <table:table-cell table:style-name="ce5" office:value-type="string" calcext:value-type="string">
            <text:p>Malta</text:p>
          </table:table-cell>
          <table:table-cell table:style-name="ce5" office:value-type="string" calcext:value-type="string">
            <text:p>Middle East &amp; N. Africa developing</text:p>
          </table:table-cell>
          <table:table-cell table:style-name="ce5" office:value-type="string" calcext:value-type="string">
            <text:p>Mauritius</text:p>
          </table:table-cell>
          <table:table-cell table:style-name="ce5" office:value-type="string" calcext:value-type="string">
            <text:p>Netherlands</text:p>
          </table:table-cell>
          <table:table-cell table:style-name="ce5" office:value-type="string" calcext:value-type="string">
            <text:p>Norway</text:p>
          </table:table-cell>
          <table:table-cell table:style-name="ce5" office:value-type="string" calcext:value-type="string">
            <text:p>New Zealand</text:p>
          </table:table-cell>
          <table:table-cell table:style-name="ce5" office:value-type="string" calcext:value-type="string">
            <text:p>High Income: Non-OECD</text:p>
          </table:table-cell>
          <table:table-cell table:style-name="ce5" office:value-type="string" calcext:value-type="string">
            <text:p>Pakistan</text:p>
          </table:table-cell>
          <table:table-cell table:style-name="ce5" office:value-type="string" calcext:value-type="string">
            <text:p>Peru</text:p>
          </table:table-cell>
          <table:table-cell table:style-name="ce5" office:value-type="string" calcext:value-type="string">
            <text:p>Philippines</text:p>
          </table:table-cell>
          <table:table-cell table:style-name="ce5" office:value-type="string" calcext:value-type="string">
            <text:p>Poland</text:p>
          </table:table-cell>
          <table:table-cell table:style-name="ce5" office:value-type="string" calcext:value-type="string">
            <text:p>Portugal</text:p>
          </table:table-cell>
          <table:table-cell table:style-name="ce5" office:value-type="string" calcext:value-type="string">
            <text:p>Romania</text:p>
          </table:table-cell>
          <table:table-cell table:style-name="ce5" office:value-type="string" calcext:value-type="string">
            <text:p>Russian Federation</text:p>
          </table:table-cell>
          <table:table-cell table:style-name="ce5" office:value-type="string" calcext:value-type="string">
            <text:p>South Asia developing</text:p>
          </table:table-cell>
          <table:table-cell table:style-name="ce5" office:value-type="string" calcext:value-type="string">
            <text:p>Saudi Arabia</text:p>
          </table:table-cell>
          <table:table-cell table:style-name="ce5" office:value-type="string" calcext:value-type="string">
            <text:p>Singapore</text:p>
          </table:table-cell>
          <table:table-cell table:style-name="ce5" office:value-type="string" calcext:value-type="string">
            <text:p>Sub-Saharan Africa developing</text:p>
          </table:table-cell>
          <table:table-cell table:style-name="ce5" office:value-type="string" calcext:value-type="string">
            <text:p>Slovakia</text:p>
          </table:table-cell>
          <table:table-cell table:style-name="ce5" office:value-type="string" calcext:value-type="string">
            <text:p>Slovenia</text:p>
          </table:table-cell>
          <table:table-cell table:style-name="ce5" office:value-type="string" calcext:value-type="string">
            <text:p>Sweden</text:p>
          </table:table-cell>
          <table:table-cell table:style-name="ce5" office:value-type="string" calcext:value-type="string">
            <text:p>Thailand</text:p>
          </table:table-cell>
          <table:table-cell table:style-name="ce5" office:value-type="string" calcext:value-type="string">
            <text:p>Tunisia</text:p>
          </table:table-cell>
          <table:table-cell table:style-name="ce5" office:value-type="string" calcext:value-type="string">
            <text:p>Turkey</text:p>
          </table:table-cell>
          <table:table-cell table:style-name="ce5" office:value-type="string" calcext:value-type="string">
            <text:p>Taiwan, China</text:p>
          </table:table-cell>
          <table:table-cell table:style-name="ce5" office:value-type="string" calcext:value-type="string">
            <text:p>Ukraine</text:p>
          </table:table-cell>
          <table:table-cell table:style-name="ce5" office:value-type="string" calcext:value-type="string">
            <text:p>Uruguay</text:p>
          </table:table-cell>
          <table:table-cell table:style-name="ce5" office:value-type="string" calcext:value-type="string">
            <text:p>United States</text:p>
          </table:table-cell>
          <table:table-cell table:style-name="ce5" office:value-type="string" calcext:value-type="string">
            <text:p>Venezuela, RB</text:p>
          </table:table-cell>
          <table:table-cell table:style-name="ce5" office:value-type="string" calcext:value-type="string">
            <text:p>Vietnam</text:p>
          </table:table-cell>
          <table:table-cell table:style-name="ce5" office:value-type="string" calcext:value-type="string">
            <text:p>World (WBG members)</text:p>
          </table:table-cell>
          <table:table-cell table:style-name="ce5" office:value-type="string" calcext:value-type="string">
            <text:p>South Africa</text:p>
          </table:table-cell>
          <table:table-cell table:style-name="ce5"/>
          <table:table-cell table:style-name="ce6" office:value-type="string" calcext:value-type="string">
            <text:p>Average Unemployment Rate by Year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1990" calcext:value-type="float">
            <text:p>1990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943297" calcext:value-type="float">
            <text:p>6,943297</text:p>
          </table:table-cell>
          <table:table-cell table:style-name="ce5" office:value-type="float" office:value="5.373002" calcext:value-type="float">
            <text:p>5,373002</text:p>
          </table:table-cell>
          <table:table-cell table:style-name="ce5" office:value-type="float" office:value="6.550265" calcext:value-type="float">
            <text:p>6,550265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8.15" calcext:value-type="float">
            <text:p>8,15</text:p>
          </table:table-cell>
          <table:table-cell table:style-name="ce5" office:value-type="float" office:value="0.501328" calcext:value-type="float">
            <text:p>0,501328</text:p>
          </table:table-cell>
          <table:table-cell table:number-columns-repeated="9" table:style-name="ce5" office:value-type="string" calcext:value-type="string">
            <text:p>NA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5.48333" calcext:value-type="float">
            <text:p>15,48333</text:p>
          </table:table-cell>
          <table:table-cell table:style-name="ce5" office:value-type="float" office:value="0.65" calcext:value-type="float">
            <text:p>0,65</text:p>
          </table:table-cell>
          <table:table-cell table:style-name="ce5" office:value-type="float" office:value="3.103129" calcext:value-type="float">
            <text:p>3,103129</text:p>
          </table:table-cell>
          <table:table-cell table:style-name="ce5" office:value-type="float" office:value="7.625" calcext:value-type="float">
            <text:p>7,625</text:p>
          </table:table-cell>
          <table:table-cell table:style-name="ce5" office:value-type="float" office:value="7.091667" calcext:value-type="float">
            <text:p>7,09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615249" calcext:value-type="float">
            <text:p>5,615249</text:p>
          </table:table-cell>
          <table:table-cell table:style-name="ce5" office:value-type="float" office:value="1.318874" calcext:value-type="float">
            <text:p>1,31887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5.678432" calcext:value-type="float">
            <text:p>5,67843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3.41667" calcext:value-type="float">
            <text:p>13,41667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2.108117" calcext:value-type="float">
            <text:p>2,108117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5.9" calcext:value-type="float">
            <text:p>15,9</text:p>
          </table:table-cell>
          <table:table-cell table:number-columns-repeated="12" table:style-name="ce5" office:value-type="string" calcext:value-type="string">
            <text:p>NA</text:p>
          </table:table-cell>
          <table:table-cell table:style-name="ce5" office:value-type="float" office:value="5.783333" calcext:value-type="float">
            <text:p>5,783333</text:p>
          </table:table-cell>
          <table:table-cell table:style-name="ce5" office:value-type="float" office:value="7.984591" calcext:value-type="float">
            <text:p>7,98459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13" calcext:value-type="float">
            <text:p>3,1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3.441667" calcext:value-type="float">
            <text:p>3,441667</text:p>
          </table:table-cell>
          <table:table-cell table:number-columns-repeated="9" table:style-name="ce5" office:value-type="string" calcext:value-type="string">
            <text:p>NA</text:p>
          </table:table-cell>
          <table:table-cell table:style-name="ce5" office:value-type="float" office:value="2.239701" calcext:value-type="float">
            <text:p>2,239701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658333" calcext:value-type="float">
            <text:p>1,6583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5.616667" calcext:value-type="float">
            <text:p>5,616667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/>
          <table:table-cell table:formula="of:=SUM([.B2:.CK2])/(COUNT([.B2:.CK2]))" office:value-type="float" office:value="6.68177716666667" calcext:value-type="float">
            <text:p>6,6817771667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1991" calcext:value-type="float">
            <text:p>199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9.614137" calcext:value-type="float">
            <text:p>9,614137</text:p>
          </table:table-cell>
          <table:table-cell table:style-name="ce5" office:value-type="float" office:value="5.823096" calcext:value-type="float">
            <text:p>5,823096</text:p>
          </table:table-cell>
          <table:table-cell table:style-name="ce5" office:value-type="float" office:value="6.439811" calcext:value-type="float">
            <text:p>6,43981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0.31667" calcext:value-type="float">
            <text:p>10,31667</text:p>
          </table:table-cell>
          <table:table-cell table:style-name="ce5" office:value-type="float" office:value="1.090451" calcext:value-type="float">
            <text:p>1,090451</text:p>
          </table:table-cell>
          <table:table-cell table:number-columns-repeated="5" table:style-name="ce5" office:value-type="string" calcext:value-type="string">
            <text:p>NA</text:p>
          </table:table-cell>
          <table:table-cell table:style-name="ce5" office:value-type="float" office:value="4.864885" calcext:value-type="float">
            <text:p>4,86488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5.51667" calcext:value-type="float">
            <text:p>15,51667</text:p>
          </table:table-cell>
          <table:table-cell table:style-name="ce5" office:value-type="float" office:value="1.475" calcext:value-type="float">
            <text:p>1,475</text:p>
          </table:table-cell>
          <table:table-cell table:style-name="ce5" office:value-type="float" office:value="6.666424" calcext:value-type="float">
            <text:p>6,666424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.825" calcext:value-type="float">
            <text:p>8,82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767956" calcext:value-type="float">
            <text:p>6,767956</text:p>
          </table:table-cell>
          <table:table-cell table:style-name="ce5" office:value-type="float" office:value="1.74954" calcext:value-type="float">
            <text:p>1,7495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842528" calcext:value-type="float">
            <text:p>6,84252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4.73333" calcext:value-type="float">
            <text:p>14,73333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2.099018" calcext:value-type="float">
            <text:p>2,099018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4.7" calcext:value-type="float">
            <text:p>14,7</text:p>
          </table:table-cell>
          <table:table-cell table:number-columns-repeated="12" table:style-name="ce5" office:value-type="string" calcext:value-type="string">
            <text:p>NA</text:p>
          </table:table-cell>
          <table:table-cell table:style-name="ce5" office:value-type="float" office:value="6.041667" calcext:value-type="float">
            <text:p>6,041667</text:p>
          </table:table-cell>
          <table:table-cell table:style-name="ce5" office:value-type="float" office:value="10.61144" calcext:value-type="float">
            <text:p>10,6114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28" calcext:value-type="float">
            <text:p>6,2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45" calcext:value-type="float">
            <text:p>10,45</text:p>
          </table:table-cell>
          <table:table-cell table:style-name="ce5" office:value-type="float" office:value="9.008333" calcext:value-type="float">
            <text:p>9,008333</text:p>
          </table:table-cell>
          <table:table-cell table:number-columns-repeated="5" table:style-name="ce5" office:value-type="string" calcext:value-type="string">
            <text:p>NA</text:p>
          </table:table-cell>
          <table:table-cell table:style-name="ce5" office:value-type="float" office:value="1.75" calcext:value-type="float">
            <text:p>1,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05" calcext:value-type="float">
            <text:p>7,0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005607" calcext:value-type="float">
            <text:p>4,00560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533333" calcext:value-type="float">
            <text:p>1,5333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85" calcext:value-type="float">
            <text:p>6,85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/>
          <table:table-cell table:formula="of:=SUM([.B3:.CK3])/(COUNT([.B3:.CK3]))" office:value-type="float" office:value="7.63946057142857" calcext:value-type="float">
            <text:p>7,6394605714</text:p>
          </table:table-cell>
          <table:table-cell table:number-columns-repeated="933"/>
        </table:table-row>
        <table:table-row table:style-name="ro1">
          <table:table-cell table:style-name="ce1" office:value-type="float" office:value="1992" calcext:value-type="float">
            <text:p>1992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0.75008" calcext:value-type="float">
            <text:p>10,75008</text:p>
          </table:table-cell>
          <table:table-cell table:style-name="ce5" office:value-type="float" office:value="5.941711" calcext:value-type="float">
            <text:p>5,941711</text:p>
          </table:table-cell>
          <table:table-cell table:style-name="ce5" office:value-type="float" office:value="7.088083" calcext:value-type="float">
            <text:p>7,088083</text:p>
          </table:table-cell>
          <table:table-cell table:style-name="ce5" office:value-type="float" office:value="13.235" calcext:value-type="float">
            <text:p>13,23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1.21667" calcext:value-type="float">
            <text:p>11,21667</text:p>
          </table:table-cell>
          <table:table-cell table:style-name="ce5" office:value-type="float" office:value="2.563105" calcext:value-type="float">
            <text:p>2,563105</text:p>
          </table:table-cell>
          <table:table-cell table:number-columns-repeated="5" table:style-name="ce5" office:value-type="string" calcext:value-type="string">
            <text:p>NA</text:p>
          </table:table-cell>
          <table:table-cell table:style-name="ce5" office:value-type="float" office:value="5.764563" calcext:value-type="float">
            <text:p>5,76456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7" calcext:value-type="float">
            <text:p>27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7.06667" calcext:value-type="float">
            <text:p>17,06667</text:p>
          </table:table-cell>
          <table:table-cell table:style-name="ce5" office:value-type="float" office:value="3.725" calcext:value-type="float">
            <text:p>3,725</text:p>
          </table:table-cell>
          <table:table-cell table:style-name="ce5" office:value-type="float" office:value="11.79683" calcext:value-type="float">
            <text:p>11,79683</text:p>
          </table:table-cell>
          <table:table-cell table:style-name="ce5" office:value-type="float" office:value="8.65" calcext:value-type="float">
            <text:p>8,65</text:p>
          </table:table-cell>
          <table:table-cell table:style-name="ce5" office:value-type="float" office:value="9.966667" calcext:value-type="float">
            <text:p>9,966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689068" calcext:value-type="float">
            <text:p>7,689068</text:p>
          </table:table-cell>
          <table:table-cell table:style-name="ce5" office:value-type="float" office:value="1.947085" calcext:value-type="float">
            <text:p>1,94708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775384" calcext:value-type="float">
            <text:p>7,77538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5.4" calcext:value-type="float">
            <text:p>15,4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2.151389" calcext:value-type="float">
            <text:p>2,151389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4.6" calcext:value-type="float">
            <text:p>14,6</text:p>
          </table:table-cell>
          <table:table-cell table:number-columns-repeated="12" table:style-name="ce5" office:value-type="string" calcext:value-type="string">
            <text:p>NA</text:p>
          </table:table-cell>
          <table:table-cell table:style-name="ce5" office:value-type="float" office:value="6.55" calcext:value-type="float">
            <text:p>6,55</text:p>
          </table:table-cell>
          <table:table-cell table:style-name="ce5" office:value-type="float" office:value="10.64473" calcext:value-type="float">
            <text:p>10,6447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85" calcext:value-type="float">
            <text:p>5,8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85" calcext:value-type="float">
            <text:p>9,85</text:p>
          </table:table-cell>
          <table:table-cell table:style-name="ce5" office:value-type="float" office:value="12.93333" calcext:value-type="float">
            <text:p>12,93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45" calcext:value-type="float">
            <text:p>5,4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8" calcext:value-type="float">
            <text:p>1,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31833" calcext:value-type="float">
            <text:p>11,31833</text:p>
          </table:table-cell>
          <table:table-cell table:style-name="ce5" office:value-type="float" office:value="11.56667" calcext:value-type="float">
            <text:p>11,56667</text:p>
          </table:table-cell>
          <table:table-cell table:style-name="ce5" office:value-type="float" office:value="7.110956" calcext:value-type="float">
            <text:p>7,110956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5" calcext:value-type="float">
            <text:p>1,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491667" calcext:value-type="float">
            <text:p>7,491667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/>
          <table:table-cell table:formula="of:=SUM([.B4:.CK4])/(COUNT([.B4:.CK4]))" office:value-type="float" office:value="8.91590283870968" calcext:value-type="float">
            <text:p>8,9159028387</text:p>
          </table:table-cell>
          <table:table-cell table:number-columns-repeated="933"/>
        </table:table-row>
        <table:table-row table:style-name="ro1">
          <table:table-cell table:style-name="ce1" office:value-type="float" office:value="1993" calcext:value-type="float">
            <text:p>199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0.86617" calcext:value-type="float">
            <text:p>10,86617</text:p>
          </table:table-cell>
          <table:table-cell table:style-name="ce5" office:value-type="float" office:value="6.811381" calcext:value-type="float">
            <text:p>6,811381</text:p>
          </table:table-cell>
          <table:table-cell table:style-name="ce5" office:value-type="float" office:value="8.619116" calcext:value-type="float">
            <text:p>8,619116</text:p>
          </table:table-cell>
          <table:table-cell table:style-name="ce5" office:value-type="float" office:value="15.85583" calcext:value-type="float">
            <text:p>15,8558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1.375" calcext:value-type="float">
            <text:p>11,375</text:p>
          </table:table-cell>
          <table:table-cell table:style-name="ce5" office:value-type="float" office:value="4.516116" calcext:value-type="float">
            <text:p>4,516116</text:p>
          </table:table-cell>
          <table:table-cell table:style-name="ce5" office:value-type="float" office:value="6.501549" calcext:value-type="float">
            <text:p>6,501549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6.93137" calcext:value-type="float">
            <text:p>6,9313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3.2" calcext:value-type="float">
            <text:p>23,2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20.83333" calcext:value-type="float">
            <text:p>20,83333</text:p>
          </table:table-cell>
          <table:table-cell table:style-name="ce5" office:value-type="float" office:value="6.55" calcext:value-type="float">
            <text:p>6,55</text:p>
          </table:table-cell>
          <table:table-cell table:style-name="ce5" office:value-type="float" office:value="16.38421" calcext:value-type="float">
            <text:p>16,38421</text:p>
          </table:table-cell>
          <table:table-cell table:style-name="ce5" office:value-type="float" office:value="9.65" calcext:value-type="float">
            <text:p>9,65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18563" calcext:value-type="float">
            <text:p>8,18563</text:p>
          </table:table-cell>
          <table:table-cell table:style-name="ce5" office:value-type="float" office:value="1.980375" calcext:value-type="float">
            <text:p>1,98037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279928" calcext:value-type="float">
            <text:p>8,27992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5.63333" calcext:value-type="float">
            <text:p>15,633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9.7" calcext:value-type="float">
            <text:p>19,7</text:p>
          </table:table-cell>
          <table:table-cell table:style-name="ce5" office:value-type="float" office:value="2.503291" calcext:value-type="float">
            <text:p>2,50329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4.191667" calcext:value-type="float">
            <text:p>4,19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658333" calcext:value-type="float">
            <text:p>4,658333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.296799" calcext:value-type="float">
            <text:p>8,296799</text:p>
          </table:table-cell>
          <table:table-cell table:style-name="ce5" office:value-type="float" office:value="6.608333" calcext:value-type="float">
            <text:p>6,608333</text:p>
          </table:table-cell>
          <table:table-cell table:style-name="ce5" office:value-type="float" office:value="9.800159" calcext:value-type="float">
            <text:p>9,80015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73" calcext:value-type="float">
            <text:p>4,7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325" calcext:value-type="float">
            <text:p>9,325</text:p>
          </table:table-cell>
          <table:table-cell table:style-name="ce5" office:value-type="float" office:value="15.03333" calcext:value-type="float">
            <text:p>15,03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208333" calcext:value-type="float">
            <text:p>9,2083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675" calcext:value-type="float">
            <text:p>1,6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2.855" calcext:value-type="float">
            <text:p>12,855</text:p>
          </table:table-cell>
          <table:table-cell table:style-name="ce5" office:value-type="float" office:value="14.575" calcext:value-type="float">
            <text:p>14,575</text:p>
          </table:table-cell>
          <table:table-cell table:style-name="ce5" office:value-type="float" office:value="11.14689" calcext:value-type="float">
            <text:p>11,14689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425" calcext:value-type="float">
            <text:p>1,42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908333" calcext:value-type="float">
            <text:p>6,908333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/>
          <table:table-cell table:formula="of:=SUM([.B5:.CK5])/(COUNT([.B5:.CK5]))" office:value-type="float" office:value="9.69482786111111" calcext:value-type="float">
            <text:p>9,6948278611</text:p>
          </table:table-cell>
          <table:table-cell table:number-columns-repeated="933"/>
        </table:table-row>
        <table:table-row table:style-name="ro1">
          <table:table-cell table:style-name="ce1" office:value-type="float" office:value="1994" calcext:value-type="float">
            <text:p>199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9.705695" calcext:value-type="float">
            <text:p>9,705695</text:p>
          </table:table-cell>
          <table:table-cell table:style-name="ce5" office:value-type="float" office:value="6.54548" calcext:value-type="float">
            <text:p>6,54548</text:p>
          </table:table-cell>
          <table:table-cell table:style-name="ce5" office:value-type="float" office:value="9.753488" calcext:value-type="float">
            <text:p>9,753488</text:p>
          </table:table-cell>
          <table:table-cell table:style-name="ce5" office:value-type="float" office:value="14.06583" calcext:value-type="float">
            <text:p>14,0658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0.39167" calcext:value-type="float">
            <text:p>10,39167</text:p>
          </table:table-cell>
          <table:table-cell table:style-name="ce5" office:value-type="float" office:value="4.718465" calcext:value-type="float">
            <text:p>4,718465</text:p>
          </table:table-cell>
          <table:table-cell table:style-name="ce5" office:value-type="float" office:value="7.797124" calcext:value-type="float">
            <text:p>7,797124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7.340639" calcext:value-type="float">
            <text:p>7,340639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4.4" calcext:value-type="float">
            <text:p>24,4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22.05" calcext:value-type="float">
            <text:p>22,05</text:p>
          </table:table-cell>
          <table:table-cell table:style-name="ce5" office:value-type="float" office:value="7.55" calcext:value-type="float">
            <text:p>7,55</text:p>
          </table:table-cell>
          <table:table-cell table:style-name="ce5" office:value-type="float" office:value="16.53442" calcext:value-type="float">
            <text:p>16,53442</text:p>
          </table:table-cell>
          <table:table-cell table:style-name="ce5" office:value-type="float" office:value="10.25" calcext:value-type="float">
            <text:p>10,25</text:p>
          </table:table-cell>
          <table:table-cell table:style-name="ce5" office:value-type="float" office:value="9.5" calcext:value-type="float">
            <text:p>9,5</text:p>
          </table:table-cell>
          <table:table-cell table:style-name="ce5" office:value-type="float" office:value="8.776818" calcext:value-type="float">
            <text:p>8,776818</text:p>
          </table:table-cell>
          <table:table-cell table:style-name="ce5" office:value-type="float" office:value="8.089304" calcext:value-type="float">
            <text:p>8,089304</text:p>
          </table:table-cell>
          <table:table-cell table:style-name="ce5" office:value-type="float" office:value="1.910873" calcext:value-type="float">
            <text:p>1,91087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180123" calcext:value-type="float">
            <text:p>8,18012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4.35" calcext:value-type="float">
            <text:p>14,3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5.8" calcext:value-type="float">
            <text:p>15,8</text:p>
          </table:table-cell>
          <table:table-cell table:style-name="ce5" office:value-type="float" office:value="2.890953" calcext:value-type="float">
            <text:p>2,890953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3.625" calcext:value-type="float">
            <text:p>3,62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358333" calcext:value-type="float">
            <text:p>6,358333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.19035" calcext:value-type="float">
            <text:p>9,1903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.342465" calcext:value-type="float">
            <text:p>8,34246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4" calcext:value-type="float">
            <text:p>4,8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575" calcext:value-type="float">
            <text:p>9,575</text:p>
          </table:table-cell>
          <table:table-cell table:style-name="ce5" office:value-type="float" office:value="16.50833" calcext:value-type="float">
            <text:p>16,508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975" calcext:value-type="float">
            <text:p>10,975</text:p>
          </table:table-cell>
          <table:table-cell table:style-name="ce5" office:value-type="float" office:value="7.00654" calcext:value-type="float">
            <text:p>7,0065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.725" calcext:value-type="float">
            <text:p>1,72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4.62917" calcext:value-type="float">
            <text:p>14,62917</text:p>
          </table:table-cell>
          <table:table-cell table:style-name="ce5" office:value-type="float" office:value="14.55" calcext:value-type="float">
            <text:p>14,55</text:p>
          </table:table-cell>
          <table:table-cell table:style-name="ce5" office:value-type="float" office:value="10.76619" calcext:value-type="float">
            <text:p>10,76619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566667" calcext:value-type="float">
            <text:p>1,5666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1" calcext:value-type="float">
            <text:p>6,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/>
          <table:table-cell table:formula="of:=SUM([.B6:.CK6])/(COUNT([.B6:.CK6]))" office:value-type="float" office:value="9.61734018421052" calcext:value-type="float">
            <text:p>9,6173401842</text:p>
          </table:table-cell>
          <table:table-cell table:number-columns-repeated="933"/>
        </table:table-row>
        <table:table-row table:style-name="ro1">
          <table:table-cell table:style-name="ce1" office:value-type="float" office:value="1995" calcext:value-type="float">
            <text:p>199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471058" calcext:value-type="float">
            <text:p>8,471058</text:p>
          </table:table-cell>
          <table:table-cell table:style-name="ce5" office:value-type="float" office:value="6.589767" calcext:value-type="float">
            <text:p>6,589767</text:p>
          </table:table-cell>
          <table:table-cell table:style-name="ce5" office:value-type="float" office:value="9.67386" calcext:value-type="float">
            <text:p>9,67386</text:p>
          </table:table-cell>
          <table:table-cell table:style-name="ce5" office:value-type="float" office:value="11.38583" calcext:value-type="float">
            <text:p>11,3858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9.466667" calcext:value-type="float">
            <text:p>9,466667</text:p>
          </table:table-cell>
          <table:table-cell table:style-name="ce5" office:value-type="float" office:value="4.232892" calcext:value-type="float">
            <text:p>4,232892</text:p>
          </table:table-cell>
          <table:table-cell table:style-name="ce5" office:value-type="float" office:value="7.379939" calcext:value-type="float">
            <text:p>7,379939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7.091997" calcext:value-type="float">
            <text:p>7,09199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8.1" calcext:value-type="float">
            <text:p>28,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20.79167" calcext:value-type="float">
            <text:p>20,79167</text:p>
          </table:table-cell>
          <table:table-cell table:style-name="ce5" office:value-type="float" office:value="9.75" calcext:value-type="float">
            <text:p>9,75</text:p>
          </table:table-cell>
          <table:table-cell table:style-name="ce5" office:value-type="float" office:value="15.42648" calcext:value-type="float">
            <text:p>15,42648</text:p>
          </table:table-cell>
          <table:table-cell table:style-name="ce5" office:value-type="float" office:value="9.675" calcext:value-type="float">
            <text:p>9,675</text:p>
          </table:table-cell>
          <table:table-cell table:style-name="ce5" office:value-type="float" office:value="8.658333" calcext:value-type="float">
            <text:p>8,658333</text:p>
          </table:table-cell>
          <table:table-cell table:style-name="ce5" office:value-type="float" office:value="9.049149" calcext:value-type="float">
            <text:p>9,049149</text:p>
          </table:table-cell>
          <table:table-cell table:style-name="ce5" office:value-type="float" office:value="7.646324" calcext:value-type="float">
            <text:p>7,646324</text:p>
          </table:table-cell>
          <table:table-cell table:style-name="ce5" office:value-type="float" office:value="3.039959" calcext:value-type="float">
            <text:p>3,039959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710728" calcext:value-type="float">
            <text:p>7,71072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2.28333" calcext:value-type="float">
            <text:p>12,283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3.153574" calcext:value-type="float">
            <text:p>3,153574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6.116667" calcext:value-type="float">
            <text:p>6,116667</text:p>
          </table:table-cell>
          <table:table-cell table:style-name="ce5" office:value-type="float" office:value="2.625705" calcext:value-type="float">
            <text:p>2,625705</text:p>
          </table:table-cell>
          <table:table-cell table:style-name="ce5" office:value-type="float" office:value="6.35" calcext:value-type="float">
            <text:p>6,3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10.59385" calcext:value-type="float">
            <text:p>10,59385</text:p>
          </table:table-cell>
          <table:table-cell table:style-name="ce5" office:value-type="float" office:value="5.441667" calcext:value-type="float">
            <text:p>5,441667</text:p>
          </table:table-cell>
          <table:table-cell table:style-name="ce5" office:value-type="float" office:value="6.451948" calcext:value-type="float">
            <text:p>6,45194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37" calcext:value-type="float">
            <text:p>5,3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525" calcext:value-type="float">
            <text:p>9,525</text:p>
          </table:table-cell>
          <table:table-cell table:style-name="ce5" office:value-type="float" office:value="15.225" calcext:value-type="float">
            <text:p>15,225</text:p>
          </table:table-cell>
          <table:table-cell table:style-name="ce5" office:value-type="float" office:value="7.150996" calcext:value-type="float">
            <text:p>7,150996</text:p>
          </table:table-cell>
          <table:table-cell table:style-name="ce5" office:value-type="float" office:value="9.975" calcext:value-type="float">
            <text:p>9,975</text:p>
          </table:table-cell>
          <table:table-cell table:style-name="ce5" office:value-type="float" office:value="8.308334" calcext:value-type="float">
            <text:p>8,30833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.725" calcext:value-type="float">
            <text:p>1,72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3.68083" calcext:value-type="float">
            <text:p>13,68083</text:p>
          </table:table-cell>
          <table:table-cell table:style-name="ce5" office:value-type="float" office:value="14.04167" calcext:value-type="float">
            <text:p>14,04167</text:p>
          </table:table-cell>
          <table:table-cell table:style-name="ce5" office:value-type="float" office:value="10.42139" calcext:value-type="float">
            <text:p>10,42139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.808333" calcext:value-type="float">
            <text:p>1,8083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5.591667" calcext:value-type="float">
            <text:p>5,591667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/>
          <table:table-cell table:formula="of:=SUM([.B7:.CK7])/(COUNT([.B7:.CK7]))" office:value-type="float" office:value="9.18949035" calcext:value-type="float">
            <text:p>9,18949035</text:p>
          </table:table-cell>
          <table:table-cell table:number-columns-repeated="933"/>
        </table:table-row>
        <table:table-row table:style-name="ro1">
          <table:table-cell table:style-name="ce1" office:value-type="float" office:value="1996" calcext:value-type="float">
            <text:p>1996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516425" calcext:value-type="float">
            <text:p>8,516425</text:p>
          </table:table-cell>
          <table:table-cell table:style-name="ce5" office:value-type="float" office:value="7.033851" calcext:value-type="float">
            <text:p>7,033851</text:p>
          </table:table-cell>
          <table:table-cell table:style-name="ce5" office:value-type="float" office:value="9.543726" calcext:value-type="float">
            <text:p>9,543726</text:p>
          </table:table-cell>
          <table:table-cell table:style-name="ce5" office:value-type="float" office:value="11.06167" calcext:value-type="float">
            <text:p>11,0616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9.608333" calcext:value-type="float">
            <text:p>9,608333</text:p>
          </table:table-cell>
          <table:table-cell table:style-name="ce5" office:value-type="float" office:value="4.665679" calcext:value-type="float">
            <text:p>4,665679</text:p>
          </table:table-cell>
          <table:table-cell table:style-name="ce5" office:value-type="float" office:value="6.508231" calcext:value-type="float">
            <text:p>6,50823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7.744785" calcext:value-type="float">
            <text:p>7,74478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9.88333" calcext:value-type="float">
            <text:p>19,88333</text:p>
          </table:table-cell>
          <table:table-cell table:style-name="ce5" office:value-type="float" office:value="9.95" calcext:value-type="float">
            <text:p>9,95</text:p>
          </table:table-cell>
          <table:table-cell table:style-name="ce5" office:value-type="float" office:value="14.58738" calcext:value-type="float">
            <text:p>14,58738</text:p>
          </table:table-cell>
          <table:table-cell table:style-name="ce5" office:value-type="float" office:value="10.125" calcext:value-type="float">
            <text:p>10,125</text:p>
          </table:table-cell>
          <table:table-cell table:style-name="ce5" office:value-type="float" office:value="8.116667" calcext:value-type="float">
            <text:p>8,116667</text:p>
          </table:table-cell>
          <table:table-cell table:style-name="ce5" office:value-type="float" office:value="9.496658" calcext:value-type="float">
            <text:p>9,496658</text:p>
          </table:table-cell>
          <table:table-cell table:style-name="ce5" office:value-type="float" office:value="7.551943" calcext:value-type="float">
            <text:p>7,551943</text:p>
          </table:table-cell>
          <table:table-cell table:style-name="ce5" office:value-type="float" office:value="2.856166" calcext:value-type="float">
            <text:p>2,856166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611653" calcext:value-type="float">
            <text:p>7,61165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65" calcext:value-type="float">
            <text:p>11,6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3.350839" calcext:value-type="float">
            <text:p>3,350839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7.133333" calcext:value-type="float">
            <text:p>7,133333</text:p>
          </table:table-cell>
          <table:table-cell table:style-name="ce5" office:value-type="float" office:value="2.868491" calcext:value-type="float">
            <text:p>2,868491</text:p>
          </table:table-cell>
          <table:table-cell table:style-name="ce5" office:value-type="float" office:value="7.025" calcext:value-type="float">
            <text:p>7,02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9.76446" calcext:value-type="float">
            <text:p>9,76446</text:p>
          </table:table-cell>
          <table:table-cell table:style-name="ce5" office:value-type="float" office:value="4.791667" calcext:value-type="float">
            <text:p>4,791667</text:p>
          </table:table-cell>
          <table:table-cell table:style-name="ce5" office:value-type="float" office:value="6.305462" calcext:value-type="float">
            <text:p>6,30546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37" calcext:value-type="float">
            <text:p>5,3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55" calcext:value-type="float">
            <text:p>8,55</text:p>
          </table:table-cell>
          <table:table-cell table:style-name="ce5" office:value-type="float" office:value="14.3" calcext:value-type="float">
            <text:p>14,3</text:p>
          </table:table-cell>
          <table:table-cell table:style-name="ce5" office:value-type="float" office:value="7.25532" calcext:value-type="float">
            <text:p>7,25532</text:p>
          </table:table-cell>
          <table:table-cell table:style-name="ce5" office:value-type="float" office:value="7.775" calcext:value-type="float">
            <text:p>7,775</text:p>
          </table:table-cell>
          <table:table-cell table:style-name="ce5" office:value-type="float" office:value="9.268224" calcext:value-type="float">
            <text:p>9,26822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.65" calcext:value-type="float">
            <text:p>1,6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2.605" calcext:value-type="float">
            <text:p>12,605</text:p>
          </table:table-cell>
          <table:table-cell table:style-name="ce5" office:value-type="float" office:value="13.91667" calcext:value-type="float">
            <text:p>13,91667</text:p>
          </table:table-cell>
          <table:table-cell table:style-name="ce5" office:value-type="float" office:value="10.90169" calcext:value-type="float">
            <text:p>10,90169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.6" calcext:value-type="float">
            <text:p>2,6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5.408333" calcext:value-type="float">
            <text:p>5,408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88" calcext:value-type="float">
            <text:p>5,88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formula="of:=SUM([.B8:.CK8])/(COUNT([.B8:.CK8]))" office:value-type="float" office:value="8.91051185365854" calcext:value-type="float">
            <text:p>8,9105118537</text:p>
          </table:table-cell>
          <table:table-cell table:number-columns-repeated="933"/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363718" calcext:value-type="float">
            <text:p>8,363718</text:p>
          </table:table-cell>
          <table:table-cell table:style-name="ce5" office:value-type="float" office:value="7.103283" calcext:value-type="float">
            <text:p>7,103283</text:p>
          </table:table-cell>
          <table:table-cell table:style-name="ce5" office:value-type="float" office:value="9.212427" calcext:value-type="float">
            <text:p>9,212427</text:p>
          </table:table-cell>
          <table:table-cell table:style-name="ce5" office:value-type="float" office:value="14.04583" calcext:value-type="float">
            <text:p>14,0458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9.091667" calcext:value-type="float">
            <text:p>9,091667</text:p>
          </table:table-cell>
          <table:table-cell table:style-name="ce5" office:value-type="float" office:value="5.201972" calcext:value-type="float">
            <text:p>5,201972</text:p>
          </table:table-cell>
          <table:table-cell table:style-name="ce5" office:value-type="float" office:value="6.097341" calcext:value-type="float">
            <text:p>6,09734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8.564601" calcext:value-type="float">
            <text:p>8,564601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8.38333" calcext:value-type="float">
            <text:p>18,38333</text:p>
          </table:table-cell>
          <table:table-cell table:style-name="ce5" office:value-type="float" office:value="9.65" calcext:value-type="float">
            <text:p>9,65</text:p>
          </table:table-cell>
          <table:table-cell table:style-name="ce5" office:value-type="float" office:value="12.6308" calcext:value-type="float">
            <text:p>12,6308</text:p>
          </table:table-cell>
          <table:table-cell table:style-name="ce5" office:value-type="float" office:value="10.3" calcext:value-type="float">
            <text:p>10,3</text:p>
          </table:table-cell>
          <table:table-cell table:style-name="ce5" office:value-type="float" office:value="6.983333" calcext:value-type="float">
            <text:p>6,983333</text:p>
          </table:table-cell>
          <table:table-cell table:style-name="ce5" office:value-type="float" office:value="9.679274" calcext:value-type="float">
            <text:p>9,679274</text:p>
          </table:table-cell>
          <table:table-cell table:style-name="ce5" office:value-type="float" office:value="7.121448" calcext:value-type="float">
            <text:p>7,121448</text:p>
          </table:table-cell>
          <table:table-cell table:style-name="ce5" office:value-type="float" office:value="2.237825" calcext:value-type="float">
            <text:p>2,23782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183316" calcext:value-type="float">
            <text:p>7,18331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858333" calcext:value-type="float">
            <text:p>9,8583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3.403121" calcext:value-type="float">
            <text:p>3,40312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5.908333" calcext:value-type="float">
            <text:p>5,908333</text:p>
          </table:table-cell>
          <table:table-cell table:style-name="ce5" office:value-type="float" office:value="3.065052" calcext:value-type="float">
            <text:p>3,065052</text:p>
          </table:table-cell>
          <table:table-cell table:style-name="ce5" office:value-type="float" office:value="7.475" calcext:value-type="float">
            <text:p>7,47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8.211389" calcext:value-type="float">
            <text:p>8,211389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float" office:value="6.834242" calcext:value-type="float">
            <text:p>6,83424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12" calcext:value-type="float">
            <text:p>6,1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725" calcext:value-type="float">
            <text:p>8,725</text:p>
          </table:table-cell>
          <table:table-cell table:style-name="ce5" office:value-type="float" office:value="11.50833" calcext:value-type="float">
            <text:p>11,50833</text:p>
          </table:table-cell>
          <table:table-cell table:style-name="ce5" office:value-type="float" office:value="6.752381" calcext:value-type="float">
            <text:p>6,752381</text:p>
          </table:table-cell>
          <table:table-cell table:style-name="ce5" office:value-type="float" office:value="7.508333" calcext:value-type="float">
            <text:p>7,508333</text:p>
          </table:table-cell>
          <table:table-cell table:style-name="ce5" office:value-type="float" office:value="10.82706" calcext:value-type="float">
            <text:p>10,82706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.425" calcext:value-type="float">
            <text:p>1,42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2.91417" calcext:value-type="float">
            <text:p>12,91417</text:p>
          </table:table-cell>
          <table:table-cell table:style-name="ce5" office:value-type="float" office:value="14.41667" calcext:value-type="float">
            <text:p>14,41667</text:p>
          </table:table-cell>
          <table:table-cell table:style-name="ce5" office:value-type="float" office:value="10.88338" calcext:value-type="float">
            <text:p>10,88338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.725" calcext:value-type="float">
            <text:p>2,725</text:p>
          </table:table-cell>
          <table:table-cell table:style-name="ce5" office:value-type="float" office:value="1.923333" calcext:value-type="float">
            <text:p>1,923333</text:p>
          </table:table-cell>
          <table:table-cell table:style-name="ce5" office:value-type="float" office:value="11.55833" calcext:value-type="float">
            <text:p>11,55833</text:p>
          </table:table-cell>
          <table:table-cell table:style-name="ce5" office:value-type="float" office:value="4.941667" calcext:value-type="float">
            <text:p>4,94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01" calcext:value-type="float">
            <text:p>6,0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formula="of:=SUM([.B9:.CK9])/(COUNT([.B9:.CK9]))" office:value-type="float" office:value="8.64289044186047" calcext:value-type="float">
            <text:p>8,6428904419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1998" calcext:value-type="float">
            <text:p>1998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651377" calcext:value-type="float">
            <text:p>7,651377</text:p>
          </table:table-cell>
          <table:table-cell table:style-name="ce5" office:value-type="float" office:value="7.184796" calcext:value-type="float">
            <text:p>7,184796</text:p>
          </table:table-cell>
          <table:table-cell table:style-name="ce5" office:value-type="float" office:value="9.338412" calcext:value-type="float">
            <text:p>9,338412</text:p>
          </table:table-cell>
          <table:table-cell table:style-name="ce5" office:value-type="float" office:value="12.20333" calcext:value-type="float">
            <text:p>12,203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8.291667" calcext:value-type="float">
            <text:p>8,291667</text:p>
          </table:table-cell>
          <table:table-cell table:style-name="ce5" office:value-type="float" office:value="3.840284" calcext:value-type="float">
            <text:p>3,840284</text:p>
          </table:table-cell>
          <table:table-cell table:style-name="ce5" office:value-type="float" office:value="6.210401" calcext:value-type="float">
            <text:p>6,210401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8.107018" calcext:value-type="float">
            <text:p>8,107018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96258" calcext:value-type="float">
            <text:p>10,96258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6.41667" calcext:value-type="float">
            <text:p>16,41667</text:p>
          </table:table-cell>
          <table:table-cell table:style-name="ce5" office:value-type="float" office:value="9.825" calcext:value-type="float">
            <text:p>9,825</text:p>
          </table:table-cell>
          <table:table-cell table:style-name="ce5" office:value-type="float" office:value="11.35479" calcext:value-type="float">
            <text:p>11,35479</text:p>
          </table:table-cell>
          <table:table-cell table:style-name="ce5" office:value-type="float" office:value="9.875" calcext:value-type="float">
            <text:p>9,875</text:p>
          </table:table-cell>
          <table:table-cell table:style-name="ce5" office:value-type="float" office:value="6.266667" calcext:value-type="float">
            <text:p>6,266667</text:p>
          </table:table-cell>
          <table:table-cell table:style-name="ce5" office:value-type="float" office:value="10.89499" calcext:value-type="float">
            <text:p>10,89499</text:p>
          </table:table-cell>
          <table:table-cell table:style-name="ce5" office:value-type="float" office:value="6.687244" calcext:value-type="float">
            <text:p>6,687244</text:p>
          </table:table-cell>
          <table:table-cell table:style-name="ce5" office:value-type="float" office:value="4.360939" calcext:value-type="float">
            <text:p>4,360939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716645" calcext:value-type="float">
            <text:p>6,71664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55" calcext:value-type="float">
            <text:p>7,5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4.4" calcext:value-type="float">
            <text:p>14,4</text:p>
          </table:table-cell>
          <table:table-cell table:style-name="ce5" office:value-type="float" office:value="4.114413" calcext:value-type="float">
            <text:p>4,114413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9.2" calcext:value-type="float">
            <text:p>9,2</text:p>
          </table:table-cell>
          <table:table-cell table:style-name="ce5" office:value-type="float" office:value="6.408333" calcext:value-type="float">
            <text:p>6,408333</text:p>
          </table:table-cell>
          <table:table-cell table:style-name="ce5" office:value-type="float" office:value="2.85514" calcext:value-type="float">
            <text:p>2,85514</text:p>
          </table:table-cell>
          <table:table-cell table:style-name="ce5" office:value-type="float" office:value="7.575" calcext:value-type="float">
            <text:p>7,575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6.573598" calcext:value-type="float">
            <text:p>6,573598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7.733373" calcext:value-type="float">
            <text:p>7,73337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89" calcext:value-type="float">
            <text:p>5,8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05" calcext:value-type="float">
            <text:p>10,05</text:p>
          </table:table-cell>
          <table:table-cell table:style-name="ce5" office:value-type="float" office:value="10.00833" calcext:value-type="float">
            <text:p>10,00833</text:p>
          </table:table-cell>
          <table:table-cell table:style-name="ce5" office:value-type="float" office:value="4.992787" calcext:value-type="float">
            <text:p>4,992787</text:p>
          </table:table-cell>
          <table:table-cell table:style-name="ce5" office:value-type="float" office:value="9.275" calcext:value-type="float">
            <text:p>9,275</text:p>
          </table:table-cell>
          <table:table-cell table:style-name="ce5" office:value-type="float" office:value="11.87585" calcext:value-type="float">
            <text:p>11,8758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2.575" calcext:value-type="float">
            <text:p>2,5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3.825" calcext:value-type="float">
            <text:p>13,825</text:p>
          </table:table-cell>
          <table:table-cell table:style-name="ce5" office:value-type="float" office:value="14.48333" calcext:value-type="float">
            <text:p>14,48333</text:p>
          </table:table-cell>
          <table:table-cell table:style-name="ce5" office:value-type="float" office:value="8.816634" calcext:value-type="float">
            <text:p>8,816634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3.0275" calcext:value-type="float">
            <text:p>3,0275</text:p>
          </table:table-cell>
          <table:table-cell table:style-name="ce5" office:value-type="float" office:value="10.125" calcext:value-type="float">
            <text:p>10,12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85" calcext:value-type="float">
            <text:p>6,8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formula="of:=SUM([.B10:.CK10])/(COUNT([.B10:.CK10]))" office:value-type="float" office:value="8.47027495454546" calcext:value-type="float">
            <text:p>8,4702749545</text:p>
          </table:table-cell>
          <table:table-cell table:number-columns-repeated="933"/>
        </table:table-row>
        <table:table-row table:style-name="ro1">
          <table:table-cell table:style-name="ce1" office:value-type="float" office:value="1999" calcext:value-type="float">
            <text:p>1999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869885" calcext:value-type="float">
            <text:p>6,869885</text:p>
          </table:table-cell>
          <table:table-cell table:style-name="ce5" office:value-type="float" office:value="6.645249" calcext:value-type="float">
            <text:p>6,645249</text:p>
          </table:table-cell>
          <table:table-cell table:style-name="ce5" office:value-type="float" office:value="8.484549" calcext:value-type="float">
            <text:p>8,484549</text:p>
          </table:table-cell>
          <table:table-cell table:style-name="ce5" office:value-type="float" office:value="13.7825" calcext:value-type="float">
            <text:p>13,782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7.566667" calcext:value-type="float">
            <text:p>7,566667</text:p>
          </table:table-cell>
          <table:table-cell table:style-name="ce5" office:value-type="float" office:value="2.713548" calcext:value-type="float">
            <text:p>2,713548</text:p>
          </table:table-cell>
          <table:table-cell table:style-name="ce5" office:value-type="float" office:value="9.95379" calcext:value-type="float">
            <text:p>9,95379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7.482217" calcext:value-type="float">
            <text:p>7,48221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9.2" calcext:value-type="float">
            <text:p>29,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2.33582" calcext:value-type="float">
            <text:p>12,33582</text:p>
          </table:table-cell>
          <table:table-cell table:style-name="ce5" office:value-type="float" office:value="11.48716" calcext:value-type="float">
            <text:p>11,4871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3.625" calcext:value-type="float">
            <text:p>13,625</text:p>
          </table:table-cell>
          <table:table-cell table:style-name="ce5" office:value-type="float" office:value="12.25" calcext:value-type="float">
            <text:p>12,25</text:p>
          </table:table-cell>
          <table:table-cell table:style-name="ce5" office:value-type="float" office:value="10.19669" calcext:value-type="float">
            <text:p>10,19669</text:p>
          </table:table-cell>
          <table:table-cell table:style-name="ce5" office:value-type="float" office:value="9.575" calcext:value-type="float">
            <text:p>9,575</text:p>
          </table:table-cell>
          <table:table-cell table:style-name="ce5" office:value-type="float" office:value="5.983333" calcext:value-type="float">
            <text:p>5,983333</text:p>
          </table:table-cell>
          <table:table-cell table:style-name="ce5" office:value-type="float" office:value="11.96919" calcext:value-type="float">
            <text:p>11,96919</text:p>
          </table:table-cell>
          <table:table-cell table:style-name="ce5" office:value-type="float" office:value="6.528992" calcext:value-type="float">
            <text:p>6,528992</text:p>
          </table:table-cell>
          <table:table-cell table:style-name="ce5" office:value-type="float" office:value="6.254886" calcext:value-type="float">
            <text:p>6,254886</text:p>
          </table:table-cell>
          <table:table-cell table:style-name="ce5" office:value-type="float" office:value="18.63333" calcext:value-type="float">
            <text:p>18,63333</text:p>
          </table:table-cell>
          <table:table-cell table:style-name="ce5" office:value-type="float" office:value="6.925" calcext:value-type="float">
            <text:p>6,925</text:p>
          </table:table-cell>
          <table:table-cell table:style-name="ce5" office:value-type="float" office:value="6.521564" calcext:value-type="float">
            <text:p>6,52156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658333" calcext:value-type="float">
            <text:p>5,6583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1.6" calcext:value-type="float">
            <text:p>11,6</text:p>
          </table:table-cell>
          <table:table-cell table:style-name="ce5" office:value-type="float" office:value="4.68328" calcext:value-type="float">
            <text:p>4,68328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8.9" calcext:value-type="float">
            <text:p>8,9</text:p>
          </table:table-cell>
          <table:table-cell table:style-name="ce5" office:value-type="float" office:value="8.383333" calcext:value-type="float">
            <text:p>8,383333</text:p>
          </table:table-cell>
          <table:table-cell table:style-name="ce5" office:value-type="float" office:value="2.699083" calcext:value-type="float">
            <text:p>2,699083</text:p>
          </table:table-cell>
          <table:table-cell table:style-name="ce5" office:value-type="float" office:value="9.683333" calcext:value-type="float">
            <text:p>9,683333</text:p>
          </table:table-cell>
          <table:table-cell table:number-columns-repeated="8" table:style-name="ce5" office:value-type="string" calcext:value-type="string">
            <text:p>NA</text:p>
          </table:table-cell>
          <table:table-cell table:style-name="ce5" office:value-type="float" office:value="5.43542" calcext:value-type="float">
            <text:p>5,43542</text:p>
          </table:table-cell>
          <table:table-cell table:style-name="ce5" office:value-type="float" office:value="3.041667" calcext:value-type="float">
            <text:p>3,041667</text:p>
          </table:table-cell>
          <table:table-cell table:style-name="ce5" office:value-type="float" office:value="7.014644" calcext:value-type="float">
            <text:p>7,01464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89" calcext:value-type="float">
            <text:p>5,8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75" calcext:value-type="float">
            <text:p>9,75</text:p>
          </table:table-cell>
          <table:table-cell table:style-name="ce5" office:value-type="float" office:value="11.99167" calcext:value-type="float">
            <text:p>11,99167</text:p>
          </table:table-cell>
          <table:table-cell table:style-name="ce5" office:value-type="float" office:value="4.378613" calcext:value-type="float">
            <text:p>4,378613</text:p>
          </table:table-cell>
          <table:table-cell table:style-name="ce5" office:value-type="float" office:value="11.39167" calcext:value-type="float">
            <text:p>11,39167</text:p>
          </table:table-cell>
          <table:table-cell table:style-name="ce5" office:value-type="float" office:value="13.0265" calcext:value-type="float">
            <text:p>13,026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51138" calcext:value-type="float">
            <text:p>4,351138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7.49083" calcext:value-type="float">
            <text:p>17,49083</text:p>
          </table:table-cell>
          <table:table-cell table:style-name="ce5" office:value-type="float" office:value="13.56667" calcext:value-type="float">
            <text:p>13,56667</text:p>
          </table:table-cell>
          <table:table-cell table:style-name="ce5" office:value-type="float" office:value="7.565055" calcext:value-type="float">
            <text:p>7,56505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2.925" calcext:value-type="float">
            <text:p>2,925</text:p>
          </table:table-cell>
          <table:table-cell table:style-name="ce5" office:value-type="float" office:value="4.065833" calcext:value-type="float">
            <text:p>4,065833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4.216667" calcext:value-type="float">
            <text:p>4,216667</text:p>
          </table:table-cell>
          <table:table-cell table:style-name="ce5" office:value-type="float" office:value="14.50367" calcext:value-type="float">
            <text:p>14,50367</text:p>
          </table:table-cell>
          <table:table-cell table:style-name="ce5" office:value-type="float" office:value="6.74" calcext:value-type="float">
            <text:p>6,7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formula="of:=SUM([.B11:.CK11])/(COUNT([.B11:.CK11]))" office:value-type="float" office:value="8.93748528571428" calcext:value-type="float">
            <text:p>8,9374852857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00" calcext:value-type="float">
            <text:p>2000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273074" calcext:value-type="float">
            <text:p>6,273074</text:p>
          </table:table-cell>
          <table:table-cell table:style-name="ce5" office:value-type="float" office:value="5.803798" calcext:value-type="float">
            <text:p>5,803798</text:p>
          </table:table-cell>
          <table:table-cell table:style-name="ce5" office:value-type="float" office:value="6.874786" calcext:value-type="float">
            <text:p>6,874786</text:p>
          </table:table-cell>
          <table:table-cell table:style-name="ce5" office:value-type="float" office:value="18.12917" calcext:value-type="float">
            <text:p>18,1291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6.833333" calcext:value-type="float">
            <text:p>6,833333</text:p>
          </table:table-cell>
          <table:table-cell table:style-name="ce5" office:value-type="float" office:value="1.817696" calcext:value-type="float">
            <text:p>1,817696</text:p>
          </table:table-cell>
          <table:table-cell table:style-name="ce5" office:value-type="float" office:value="9.705062" calcext:value-type="float">
            <text:p>9,705062</text:p>
          </table:table-cell>
          <table:table-cell table:style-name="ce5" office:value-type="float" office:value="3.000531" calcext:value-type="float">
            <text:p>3,00053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41667" calcext:value-type="float">
            <text:p>4,84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874591" calcext:value-type="float">
            <text:p>6,87459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336986" calcext:value-type="float">
            <text:p>6,336986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68891" calcext:value-type="float">
            <text:p>10,68891</text:p>
          </table:table-cell>
          <table:table-cell table:style-name="ce5" office:value-type="float" office:value="10.63689" calcext:value-type="float">
            <text:p>10,6368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14.575" calcext:value-type="float">
            <text:p>14,575</text:p>
          </table:table-cell>
          <table:table-cell table:style-name="ce5" office:value-type="float" office:value="9.774099" calcext:value-type="float">
            <text:p>9,774099</text:p>
          </table:table-cell>
          <table:table-cell table:style-name="ce5" office:value-type="float" office:value="8.175" calcext:value-type="float">
            <text:p>8,175</text:p>
          </table:table-cell>
          <table:table-cell table:style-name="ce5" office:value-type="float" office:value="5.45" calcext:value-type="float">
            <text:p>5,45</text:p>
          </table:table-cell>
          <table:table-cell table:style-name="ce5" office:value-type="float" office:value="11.24802" calcext:value-type="float">
            <text:p>11,24802</text:p>
          </table:table-cell>
          <table:table-cell table:style-name="ce5" office:value-type="float" office:value="6.17342" calcext:value-type="float">
            <text:p>6,17342</text:p>
          </table:table-cell>
          <table:table-cell table:style-name="ce5" office:value-type="float" office:value="5.119731" calcext:value-type="float">
            <text:p>5,119731</text:p>
          </table:table-cell>
          <table:table-cell table:style-name="ce5" office:value-type="float" office:value="20.6" calcext:value-type="float">
            <text:p>20,6</text:p>
          </table:table-cell>
          <table:table-cell table:style-name="ce5" office:value-type="float" office:value="6.375" calcext:value-type="float">
            <text:p>6,375</text:p>
          </table:table-cell>
          <table:table-cell table:style-name="ce5" office:value-type="float" office:value="6.125092" calcext:value-type="float">
            <text:p>6,12509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275" calcext:value-type="float">
            <text:p>4,27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3.9" calcext:value-type="float">
            <text:p>13,9</text:p>
          </table:table-cell>
          <table:table-cell table:style-name="ce5" office:value-type="float" office:value="4.714852" calcext:value-type="float">
            <text:p>4,71485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91667" calcext:value-type="float">
            <text:p>4,3916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11.53333" calcext:value-type="float">
            <text:p>11,53333</text:p>
          </table:table-cell>
          <table:table-cell table:style-name="ce5" office:value-type="float" office:value="2.381034" calcext:value-type="float">
            <text:p>2,381034</text:p>
          </table:table-cell>
          <table:table-cell table:style-name="ce5" office:value-type="float" office:value="8.408333" calcext:value-type="float">
            <text:p>8,408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495867" calcext:value-type="float">
            <text:p>8,495867</text:p>
          </table:table-cell>
          <table:table-cell table:number-columns-repeated="6" table:style-name="ce5" office:value-type="string" calcext:value-type="string">
            <text:p>NA</text:p>
          </table:table-cell>
          <table:table-cell table:style-name="ce5" office:value-type="float" office:value="4.637597" calcext:value-type="float">
            <text:p>4,637597</text:p>
          </table:table-cell>
          <table:table-cell table:style-name="ce5" office:value-type="float" office:value="3.241667" calcext:value-type="float">
            <text:p>3,241667</text:p>
          </table:table-cell>
          <table:table-cell table:style-name="ce5" office:value-type="float" office:value="6.143326" calcext:value-type="float">
            <text:p>6,143326</text:p>
          </table:table-cell>
          <table:table-cell table:style-name="ce5" office:value-type="float" office:value="7.022518" calcext:value-type="float">
            <text:p>7,022518</text:p>
          </table:table-cell>
          <table:table-cell table:style-name="ce5" office:value-type="float" office:value="7.82" calcext:value-type="float">
            <text:p>7,8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14.025" calcext:value-type="float">
            <text:p>14,025</text:p>
          </table:table-cell>
          <table:table-cell table:style-name="ce5" office:value-type="float" office:value="3.997374" calcext:value-type="float">
            <text:p>3,997374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10.55905" calcext:value-type="float">
            <text:p>10,5590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571755" calcext:value-type="float">
            <text:p>4,571755</text:p>
          </table:table-cell>
          <table:table-cell table:style-name="ce5" office:value-type="float" office:value="2.6" calcext:value-type="float">
            <text:p>2,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8.265" calcext:value-type="float">
            <text:p>18,265</text:p>
          </table:table-cell>
          <table:table-cell table:style-name="ce5" office:value-type="float" office:value="12.18333" calcext:value-type="float">
            <text:p>12,18333</text:p>
          </table:table-cell>
          <table:table-cell table:style-name="ce5" office:value-type="float" office:value="6.333988" calcext:value-type="float">
            <text:p>6,333988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.310833" calcext:value-type="float">
            <text:p>4,310833</text:p>
          </table:table-cell>
          <table:table-cell table:style-name="ce5" office:value-type="float" office:value="13.4" calcext:value-type="float">
            <text:p>13,4</text:p>
          </table:table-cell>
          <table:table-cell table:style-name="ce5" office:value-type="float" office:value="3.966667" calcext:value-type="float">
            <text:p>3,966667</text:p>
          </table:table-cell>
          <table:table-cell table:style-name="ce5" office:value-type="float" office:value="13.98188" calcext:value-type="float">
            <text:p>13,98188</text:p>
          </table:table-cell>
          <table:table-cell table:style-name="ce5" office:value-type="float" office:value="6.42" calcext:value-type="float">
            <text:p>6,42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/>
          <table:table-cell table:formula="of:=SUM([.B12:.CK12])/(COUNT([.B12:.CK12]))" office:value-type="float" office:value="8.49839861818182" calcext:value-type="float">
            <text:p>8,4983986182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01" calcext:value-type="float">
            <text:p>200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765135" calcext:value-type="float">
            <text:p>6,765135</text:p>
          </table:table-cell>
          <table:table-cell table:style-name="ce5" office:value-type="float" office:value="6.094126" calcext:value-type="float">
            <text:p>6,094126</text:p>
          </table:table-cell>
          <table:table-cell table:style-name="ce5" office:value-type="float" office:value="6.590747" calcext:value-type="float">
            <text:p>6,590747</text:p>
          </table:table-cell>
          <table:table-cell table:style-name="ce5" office:value-type="float" office:value="17.50833" calcext:value-type="float">
            <text:p>17,50833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7.225" calcext:value-type="float">
            <text:p>7,225</text:p>
          </table:table-cell>
          <table:table-cell table:style-name="ce5" office:value-type="float" office:value="1.700255" calcext:value-type="float">
            <text:p>1,700255</text:p>
          </table:table-cell>
          <table:table-cell table:style-name="ce5" office:value-type="float" office:value="9.886131" calcext:value-type="float">
            <text:p>9,886131</text:p>
          </table:table-cell>
          <table:table-cell table:style-name="ce5" office:value-type="float" office:value="3.250111" calcext:value-type="float">
            <text:p>3,250111</text:p>
          </table:table-cell>
          <table:table-cell table:style-name="ce5" office:value-type="float" office:value="14.98406" calcext:value-type="float">
            <text:p>14,98406</text:p>
          </table:table-cell>
          <table:table-cell table:style-name="ce5" office:value-type="float" office:value="3.9" calcext:value-type="float">
            <text:p>3,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90132" calcext:value-type="float">
            <text:p>6,90132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138907" calcext:value-type="float">
            <text:p>7,138907</text:p>
          </table:table-cell>
          <table:table-cell table:style-name="ce5" office:value-type="float" office:value="27.3" calcext:value-type="float">
            <text:p>27,3</text:p>
          </table:table-cell>
          <table:table-cell table:style-name="ce5" office:value-type="float" office:value="3.8056" calcext:value-type="float">
            <text:p>3,8056</text:p>
          </table:table-cell>
          <table:table-cell table:style-name="ce5" office:value-type="float" office:value="9.137892" calcext:value-type="float">
            <text:p>9,137892</text:p>
          </table:table-cell>
          <table:table-cell table:style-name="ce5" office:value-type="float" office:value="7.852309" calcext:value-type="float">
            <text:p>7,85230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56667" calcext:value-type="float">
            <text:p>10,56667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9.133711" calcext:value-type="float">
            <text:p>9,133711</text:p>
          </table:table-cell>
          <table:table-cell table:style-name="ce5" office:value-type="float" office:value="7.4" calcext:value-type="float">
            <text:p>7,4</text:p>
          </table:table-cell>
          <table:table-cell table:style-name="ce5" office:value-type="float" office:value="5.083333" calcext:value-type="float">
            <text:p>5,083333</text:p>
          </table:table-cell>
          <table:table-cell table:style-name="ce5" office:value-type="float" office:value="10.69606" calcext:value-type="float">
            <text:p>10,69606</text:p>
          </table:table-cell>
          <table:table-cell table:style-name="ce5" office:value-type="float" office:value="6.384585" calcext:value-type="float">
            <text:p>6,384585</text:p>
          </table:table-cell>
          <table:table-cell table:style-name="ce5" office:value-type="float" office:value="4.922823" calcext:value-type="float">
            <text:p>4,922823</text:p>
          </table:table-cell>
          <table:table-cell table:style-name="ce5" office:value-type="float" office:value="21.51667" calcext:value-type="float">
            <text:p>21,51667</text:p>
          </table:table-cell>
          <table:table-cell table:style-name="ce5" office:value-type="float" office:value="5.7" calcext:value-type="float">
            <text:p>5,7</text:p>
          </table:table-cell>
          <table:table-cell table:style-name="ce5" office:value-type="float" office:value="6.336727" calcext:value-type="float">
            <text:p>6,33672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925" calcext:value-type="float">
            <text:p>3,925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4.7" calcext:value-type="float">
            <text:p>14,7</text:p>
          </table:table-cell>
          <table:table-cell table:style-name="ce5" office:value-type="float" office:value="5.039327" calcext:value-type="float">
            <text:p>5,039327</text:p>
          </table:table-cell>
          <table:table-cell table:style-name="ce5" office:value-type="float" office:value="10.475" calcext:value-type="float">
            <text:p>10,475</text:p>
          </table:table-cell>
          <table:table-cell table:style-name="ce5" office:value-type="float" office:value="3.991667" calcext:value-type="float">
            <text:p>3,9916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12.53333" calcext:value-type="float">
            <text:p>12,53333</text:p>
          </table:table-cell>
          <table:table-cell table:style-name="ce5" office:value-type="float" office:value="2.240395" calcext:value-type="float">
            <text:p>2,240395</text:p>
          </table:table-cell>
          <table:table-cell table:style-name="ce5" office:value-type="float" office:value="7.808333" calcext:value-type="float">
            <text:p>7,808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306554" calcext:value-type="float">
            <text:p>7,306554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6.422906" calcext:value-type="float">
            <text:p>6,422906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4.000079" calcext:value-type="float">
            <text:p>4,000079</text:p>
          </table:table-cell>
          <table:table-cell table:style-name="ce5" office:value-type="float" office:value="3.433333" calcext:value-type="float">
            <text:p>3,433333</text:p>
          </table:table-cell>
          <table:table-cell table:style-name="ce5" office:value-type="float" office:value="5.452826" calcext:value-type="float">
            <text:p>5,452826</text:p>
          </table:table-cell>
          <table:table-cell table:style-name="ce5" office:value-type="float" office:value="7.22458" calcext:value-type="float">
            <text:p>7,22458</text:p>
          </table:table-cell>
          <table:table-cell table:style-name="ce5" office:value-type="float" office:value="7.82" calcext:value-type="float">
            <text:p>7,8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15" calcext:value-type="float">
            <text:p>11,15</text:p>
          </table:table-cell>
          <table:table-cell table:style-name="ce5" office:value-type="float" office:value="16.21667" calcext:value-type="float">
            <text:p>16,21667</text:p>
          </table:table-cell>
          <table:table-cell table:style-name="ce5" office:value-type="float" office:value="4.072183" calcext:value-type="float">
            <text:p>4,072183</text:p>
          </table:table-cell>
          <table:table-cell table:style-name="ce5" office:value-type="float" office:value="8.991667" calcext:value-type="float">
            <text:p>8,991667</text:p>
          </table:table-cell>
          <table:table-cell table:style-name="ce5" office:value-type="float" office:value="8.950028" calcext:value-type="float">
            <text:p>8,95002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621904" calcext:value-type="float">
            <text:p>4,621904</text:p>
          </table:table-cell>
          <table:table-cell table:style-name="ce5" office:value-type="float" office:value="2.675" calcext:value-type="float">
            <text:p>2,6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8.26667" calcext:value-type="float">
            <text:p>18,26667</text:p>
          </table:table-cell>
          <table:table-cell table:style-name="ce5" office:value-type="float" office:value="11.55833" calcext:value-type="float">
            <text:p>11,55833</text:p>
          </table:table-cell>
          <table:table-cell table:style-name="ce5" office:value-type="float" office:value="5.833852" calcext:value-type="float">
            <text:p>5,833852</text:p>
          </table:table-cell>
          <table:table-cell table:style-name="ce5" office:value-type="float" office:value="3.326667" calcext:value-type="float">
            <text:p>3,3266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4.561667" calcext:value-type="float">
            <text:p>4,561667</text:p>
          </table:table-cell>
          <table:table-cell table:style-name="ce5" office:value-type="float" office:value="3.863333" calcext:value-type="float">
            <text:p>3,863333</text:p>
          </table:table-cell>
          <table:table-cell table:style-name="ce5" office:value-type="float" office:value="15.19167" calcext:value-type="float">
            <text:p>15,19167</text:p>
          </table:table-cell>
          <table:table-cell table:style-name="ce5" office:value-type="float" office:value="4.741667" calcext:value-type="float">
            <text:p>4,741667</text:p>
          </table:table-cell>
          <table:table-cell table:style-name="ce5" office:value-type="float" office:value="13.3524" calcext:value-type="float">
            <text:p>13,3524</text:p>
          </table:table-cell>
          <table:table-cell table:style-name="ce5" office:value-type="float" office:value="6.28" calcext:value-type="float">
            <text:p>6,28</text:p>
          </table:table-cell>
          <table:table-cell table:style-name="ce5" office:value-type="float" office:value="7.049365" calcext:value-type="float">
            <text:p>7,049365</text:p>
          </table:table-cell>
          <table:table-cell table:style-name="ce5" office:value-type="float" office:value="26.05535" calcext:value-type="float">
            <text:p>26,05535</text:p>
          </table:table-cell>
          <table:table-cell table:style-name="ce5"/>
          <table:table-cell table:formula="of:=SUM([.B13:.CK13])/(COUNT([.B13:.CK13]))" office:value-type="float" office:value="8.51310088709677" calcext:value-type="float">
            <text:p>8,5131008871</text:p>
          </table:table-cell>
          <table:table-cell table:number-columns-repeated="933"/>
        </table:table-row>
        <table:table-row table:style-name="ro1">
          <table:table-cell table:style-name="ce1" office:value-type="float" office:value="2002" calcext:value-type="float">
            <text:p>2002</text:p>
          </table:table-cell>
          <table:table-cell table:style-name="ce5" office:value-type="float" office:value="22.42536" calcext:value-type="float">
            <text:p>22,42536</text:p>
          </table:table-cell>
          <table:table-cell table:style-name="ce5" office:value-type="float" office:value="5.884388" calcext:value-type="float">
            <text:p>5,884388</text:p>
          </table:table-cell>
          <table:table-cell table:style-name="ce5" office:value-type="float" office:value="6.358195" calcext:value-type="float">
            <text:p>6,358195</text:p>
          </table:table-cell>
          <table:table-cell table:style-name="ce5" office:value-type="float" office:value="6.871619" calcext:value-type="float">
            <text:p>6,871619</text:p>
          </table:table-cell>
          <table:table-cell table:style-name="ce5" office:value-type="float" office:value="7.528499" calcext:value-type="float">
            <text:p>7,528499</text:p>
          </table:table-cell>
          <table:table-cell table:style-name="ce5" office:value-type="float" office:value="17.42667" calcext:value-type="float">
            <text:p>17,426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5.64213" calcext:value-type="float">
            <text:p>15,64213</text:p>
          </table:table-cell>
          <table:table-cell table:style-name="ce5" office:value-type="float" office:value="7.666667" calcext:value-type="float">
            <text:p>7,666667</text:p>
          </table:table-cell>
          <table:table-cell table:style-name="ce5" office:value-type="float" office:value="2.550812" calcext:value-type="float">
            <text:p>2,550812</text:p>
          </table:table-cell>
          <table:table-cell table:style-name="ce5" office:value-type="float" office:value="9.819468" calcext:value-type="float">
            <text:p>9,819468</text:p>
          </table:table-cell>
          <table:table-cell table:style-name="ce5" office:value-type="float" office:value="3.851395" calcext:value-type="float">
            <text:p>3,851395</text:p>
          </table:table-cell>
          <table:table-cell table:style-name="ce5" office:value-type="float" office:value="15.6013" calcext:value-type="float">
            <text:p>15,6013</text:p>
          </table:table-cell>
          <table:table-cell table:style-name="ce5" office:value-type="float" office:value="3.516667" calcext:value-type="float">
            <text:p>3,516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666133" calcext:value-type="float">
            <text:p>7,6661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622107" calcext:value-type="float">
            <text:p>6,622107</text:p>
          </table:table-cell>
          <table:table-cell table:style-name="ce5" office:value-type="float" office:value="25.9" calcext:value-type="float">
            <text:p>25,9</text:p>
          </table:table-cell>
          <table:table-cell table:style-name="ce5" office:value-type="float" office:value="4.280268" calcext:value-type="float">
            <text:p>4,280268</text:p>
          </table:table-cell>
          <table:table-cell table:style-name="ce5" office:value-type="float" office:value="8.531748" calcext:value-type="float">
            <text:p>8,531748</text:p>
          </table:table-cell>
          <table:table-cell table:style-name="ce5" office:value-type="float" office:value="6.538919" calcext:value-type="float">
            <text:p>6,53891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46667" calcext:value-type="float">
            <text:p>11,46667</text:p>
          </table:table-cell>
          <table:table-cell table:style-name="ce5" office:value-type="float" office:value="11.225" calcext:value-type="float">
            <text:p>11,225</text:p>
          </table:table-cell>
          <table:table-cell table:style-name="ce5" office:value-type="float" office:value="9.070981" calcext:value-type="float">
            <text:p>9,070981</text:p>
          </table:table-cell>
          <table:table-cell table:style-name="ce5" office:value-type="float" office:value="7.525" calcext:value-type="float">
            <text:p>7,525</text:p>
          </table:table-cell>
          <table:table-cell table:style-name="ce5" office:value-type="float" office:value="5.175" calcext:value-type="float">
            <text:p>5,175</text:p>
          </table:table-cell>
          <table:table-cell table:style-name="ce5" office:value-type="float" office:value="10.32989" calcext:value-type="float">
            <text:p>10,32989</text:p>
          </table:table-cell>
          <table:table-cell table:style-name="ce5" office:value-type="float" office:value="7.050935" calcext:value-type="float">
            <text:p>7,050935</text:p>
          </table:table-cell>
          <table:table-cell table:style-name="ce5" office:value-type="float" office:value="7.227347" calcext:value-type="float">
            <text:p>7,227347</text:p>
          </table:table-cell>
          <table:table-cell table:style-name="ce5" office:value-type="float" office:value="21.78333" calcext:value-type="float">
            <text:p>21,78333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6.992751" calcext:value-type="float">
            <text:p>6,99275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491667" calcext:value-type="float">
            <text:p>4,49166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5.373745" calcext:value-type="float">
            <text:p>5,373745</text:p>
          </table:table-cell>
          <table:table-cell table:style-name="ce5" office:value-type="float" office:value="9.366667" calcext:value-type="float">
            <text:p>9,366667</text:p>
          </table:table-cell>
          <table:table-cell table:style-name="ce5" office:value-type="float" office:value="3.258333" calcext:value-type="float">
            <text:p>3,2583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8" calcext:value-type="float">
            <text:p>8,8</text:p>
          </table:table-cell>
          <table:table-cell table:style-name="ce5" office:value-type="float" office:value="11.34167" calcext:value-type="float">
            <text:p>11,34167</text:p>
          </table:table-cell>
          <table:table-cell table:style-name="ce5" office:value-type="float" office:value="2.516087" calcext:value-type="float">
            <text:p>2,516087</text:p>
          </table:table-cell>
          <table:table-cell table:style-name="ce5" office:value-type="float" office:value="8.883333" calcext:value-type="float">
            <text:p>8,883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87627" calcext:value-type="float">
            <text:p>6,8762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6.956842" calcext:value-type="float">
            <text:p>6,956842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4.693266" calcext:value-type="float">
            <text:p>4,693266</text:p>
          </table:table-cell>
          <table:table-cell table:style-name="ce5" office:value-type="float" office:value="3.683333" calcext:value-type="float">
            <text:p>3,683333</text:p>
          </table:table-cell>
          <table:table-cell table:style-name="ce5" office:value-type="float" office:value="5.307235" calcext:value-type="float">
            <text:p>5,307235</text:p>
          </table:table-cell>
          <table:table-cell table:style-name="ce5" office:value-type="float" office:value="8.073737" calcext:value-type="float">
            <text:p>8,073737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9.403925" calcext:value-type="float">
            <text:p>9,403925</text:p>
          </table:table-cell>
          <table:table-cell table:style-name="ce5" office:value-type="float" office:value="11.375" calcext:value-type="float">
            <text:p>11,375</text:p>
          </table:table-cell>
          <table:table-cell table:style-name="ce5" office:value-type="float" office:value="19.71667" calcext:value-type="float">
            <text:p>19,71667</text:p>
          </table:table-cell>
          <table:table-cell table:style-name="ce5" office:value-type="float" office:value="5.067086" calcext:value-type="float">
            <text:p>5,067086</text:p>
          </table:table-cell>
          <table:table-cell table:style-name="ce5" office:value-type="float" office:value="10.18333" calcext:value-type="float">
            <text:p>10,18333</text:p>
          </table:table-cell>
          <table:table-cell table:style-name="ce5" office:value-type="float" office:value="8.058245" calcext:value-type="float">
            <text:p>8,05824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270823" calcext:value-type="float">
            <text:p>5,270823</text:p>
          </table:table-cell>
          <table:table-cell table:style-name="ce5" office:value-type="float" office:value="3.575" calcext:value-type="float">
            <text:p>3,575</text:p>
          </table:table-cell>
          <table:table-cell table:style-name="ce5" office:value-type="float" office:value="27.35284" calcext:value-type="float">
            <text:p>27,35284</text:p>
          </table:table-cell>
          <table:table-cell table:style-name="ce5" office:value-type="float" office:value="17.80833" calcext:value-type="float">
            <text:p>17,80833</text:p>
          </table:table-cell>
          <table:table-cell table:style-name="ce5" office:value-type="float" office:value="11.59167" calcext:value-type="float">
            <text:p>11,59167</text:p>
          </table:table-cell>
          <table:table-cell table:style-name="ce5" office:value-type="float" office:value="5.959874" calcext:value-type="float">
            <text:p>5,959874</text:p>
          </table:table-cell>
          <table:table-cell table:style-name="ce5" office:value-type="float" office:value="2.419167" calcext:value-type="float">
            <text:p>2,4191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5.171667" calcext:value-type="float">
            <text:p>5,171667</text:p>
          </table:table-cell>
          <table:table-cell table:style-name="ce5" office:value-type="float" office:value="3.7625" calcext:value-type="float">
            <text:p>3,7625</text:p>
          </table:table-cell>
          <table:table-cell table:style-name="ce5" office:value-type="float" office:value="16.75" calcext:value-type="float">
            <text:p>16,75</text:p>
          </table:table-cell>
          <table:table-cell table:style-name="ce5" office:value-type="float" office:value="5.783333" calcext:value-type="float">
            <text:p>5,783333</text:p>
          </table:table-cell>
          <table:table-cell table:style-name="ce5" office:value-type="float" office:value="16.22997" calcext:value-type="float">
            <text:p>16,22997</text:p>
          </table:table-cell>
          <table:table-cell table:style-name="ce5" office:value-type="float" office:value="6.01" calcext:value-type="float">
            <text:p>6,01</text:p>
          </table:table-cell>
          <table:table-cell table:style-name="ce5" office:value-type="float" office:value="7.601481" calcext:value-type="float">
            <text:p>7,601481</text:p>
          </table:table-cell>
          <table:table-cell table:style-name="ce5" office:value-type="float" office:value="27.84063" calcext:value-type="float">
            <text:p>27,84063</text:p>
          </table:table-cell>
          <table:table-cell table:style-name="ce5"/>
          <table:table-cell table:formula="of:=SUM([.B14:.CK14])/(COUNT([.B14:.CK14]))" office:value-type="float" office:value="9.37989514925373" calcext:value-type="float">
            <text:p>9,3798951493</text:p>
          </table:table-cell>
          <table:table-cell table:number-columns-repeated="933"/>
        </table:table-row>
        <table:table-row table:style-name="ro1">
          <table:table-cell table:style-name="ce1" office:value-type="float" office:value="2003" calcext:value-type="float">
            <text:p>2003</text:p>
          </table:table-cell>
          <table:table-cell table:style-name="ce5" office:value-type="float" office:value="17.21657" calcext:value-type="float">
            <text:p>17,21657</text:p>
          </table:table-cell>
          <table:table-cell table:style-name="ce5" office:value-type="float" office:value="6.196843" calcext:value-type="float">
            <text:p>6,196843</text:p>
          </table:table-cell>
          <table:table-cell table:style-name="ce5" office:value-type="float" office:value="5.931703" calcext:value-type="float">
            <text:p>5,931703</text:p>
          </table:table-cell>
          <table:table-cell table:style-name="ce5" office:value-type="float" office:value="7.014327" calcext:value-type="float">
            <text:p>7,014327</text:p>
          </table:table-cell>
          <table:table-cell table:style-name="ce5" office:value-type="float" office:value="8.185468" calcext:value-type="float">
            <text:p>8,185468</text:p>
          </table:table-cell>
          <table:table-cell table:style-name="ce5" office:value-type="float" office:value="14.25917" calcext:value-type="float">
            <text:p>14,2591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6.52368" calcext:value-type="float">
            <text:p>16,52368</text:p>
          </table:table-cell>
          <table:table-cell table:style-name="ce5" office:value-type="float" office:value="7.575" calcext:value-type="float">
            <text:p>7,575</text:p>
          </table:table-cell>
          <table:table-cell table:style-name="ce5" office:value-type="float" office:value="3.699937" calcext:value-type="float">
            <text:p>3,699937</text:p>
          </table:table-cell>
          <table:table-cell table:style-name="ce5" office:value-type="float" office:value="9.546695" calcext:value-type="float">
            <text:p>9,546695</text:p>
          </table:table-cell>
          <table:table-cell table:style-name="ce5" office:value-type="float" office:value="4.201358" calcext:value-type="float">
            <text:p>4,201358</text:p>
          </table:table-cell>
          <table:table-cell table:style-name="ce5" office:value-type="float" office:value="14.08814" calcext:value-type="float">
            <text:p>14,08814</text:p>
          </table:table-cell>
          <table:table-cell table:style-name="ce5" office:value-type="float" office:value="4.141667" calcext:value-type="float">
            <text:p>4,14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770691" calcext:value-type="float">
            <text:p>8,770691</text:p>
          </table:table-cell>
          <table:table-cell table:style-name="ce5" office:value-type="float" office:value="7.879655" calcext:value-type="float">
            <text:p>7,87965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742234" calcext:value-type="float">
            <text:p>6,742234</text:p>
          </table:table-cell>
          <table:table-cell table:style-name="ce5" office:value-type="float" office:value="23.7" calcext:value-type="float">
            <text:p>23,7</text:p>
          </table:table-cell>
          <table:table-cell table:style-name="ce5" office:value-type="float" office:value="4.55935" calcext:value-type="float">
            <text:p>4,55935</text:p>
          </table:table-cell>
          <table:table-cell table:style-name="ce5" office:value-type="float" office:value="8.283947" calcext:value-type="float">
            <text:p>8,283947</text:p>
          </table:table-cell>
          <table:table-cell table:style-name="ce5" office:value-type="float" office:value="7.428493" calcext:value-type="float">
            <text:p>7,428493</text:p>
          </table:table-cell>
          <table:table-cell table:style-name="ce5" office:value-type="float" office:value="10.41441" calcext:value-type="float">
            <text:p>10,41441</text:p>
          </table:table-cell>
          <table:table-cell table:style-name="ce5" office:value-type="float" office:value="11.51667" calcext:value-type="float">
            <text:p>11,51667</text:p>
          </table:table-cell>
          <table:table-cell table:style-name="ce5" office:value-type="float" office:value="10.35" calcext:value-type="float">
            <text:p>10,35</text:p>
          </table:table-cell>
          <table:table-cell table:style-name="ce5" office:value-type="float" office:value="9.006988" calcext:value-type="float">
            <text:p>9,006988</text:p>
          </table:table-cell>
          <table:table-cell table:style-name="ce5" office:value-type="float" office:value="8.125" calcext:value-type="float">
            <text:p>8,125</text:p>
          </table:table-cell>
          <table:table-cell table:style-name="ce5" office:value-type="float" office:value="5.008333" calcext:value-type="float">
            <text:p>5,008333</text:p>
          </table:table-cell>
          <table:table-cell table:style-name="ce5" office:value-type="float" office:value="9.776664" calcext:value-type="float">
            <text:p>9,776664</text:p>
          </table:table-cell>
          <table:table-cell table:style-name="ce5" office:value-type="float" office:value="7.263733" calcext:value-type="float">
            <text:p>7,263733</text:p>
          </table:table-cell>
          <table:table-cell table:style-name="ce5" office:value-type="float" office:value="7.920718" calcext:value-type="float">
            <text:p>7,920718</text:p>
          </table:table-cell>
          <table:table-cell table:style-name="ce5" office:value-type="float" office:value="19.075" calcext:value-type="float">
            <text:p>19,075</text:p>
          </table:table-cell>
          <table:table-cell table:style-name="ce5" office:value-type="float" office:value="5.85" calcext:value-type="float">
            <text:p>5,85</text:p>
          </table:table-cell>
          <table:table-cell table:style-name="ce5" office:value-type="float" office:value="7.215069" calcext:value-type="float">
            <text:p>7,21506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616667" calcext:value-type="float">
            <text:p>4,616667</text:p>
          </table:table-cell>
          <table:table-cell table:style-name="ce5" office:value-type="float" office:value="3.349711" calcext:value-type="float">
            <text:p>3,349711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4.5" calcext:value-type="float">
            <text:p>14,5</text:p>
          </table:table-cell>
          <table:table-cell table:style-name="ce5" office:value-type="float" office:value="5.252275" calcext:value-type="float">
            <text:p>5,252275</text:p>
          </table:table-cell>
          <table:table-cell table:style-name="ce5" office:value-type="float" office:value="8.791667" calcext:value-type="float">
            <text:p>8,791667</text:p>
          </table:table-cell>
          <table:table-cell table:style-name="ce5" office:value-type="float" office:value="3.575" calcext:value-type="float">
            <text:p>3,575</text:p>
          </table:table-cell>
          <table:table-cell table:style-name="ce5" office:value-type="float" office:value="12.69311" calcext:value-type="float">
            <text:p>12,6931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10.275" calcext:value-type="float">
            <text:p>10,275</text:p>
          </table:table-cell>
          <table:table-cell table:style-name="ce5" office:value-type="float" office:value="3.294815" calcext:value-type="float">
            <text:p>3,294815</text:p>
          </table:table-cell>
          <table:table-cell table:style-name="ce5" office:value-type="float" office:value="8.625" calcext:value-type="float">
            <text:p>8,62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025994" calcext:value-type="float">
            <text:p>8,02599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879655" calcext:value-type="float">
            <text:p>7,87965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556803" calcext:value-type="float">
            <text:p>7,55680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173844" calcext:value-type="float">
            <text:p>6,173844</text:p>
          </table:table-cell>
          <table:table-cell table:style-name="ce5" office:value-type="float" office:value="4.225" calcext:value-type="float">
            <text:p>4,225</text:p>
          </table:table-cell>
          <table:table-cell table:style-name="ce5" office:value-type="float" office:value="4.777812" calcext:value-type="float">
            <text:p>4,777812</text:p>
          </table:table-cell>
          <table:table-cell table:style-name="ce5" office:value-type="float" office:value="8.116165" calcext:value-type="float">
            <text:p>8,116165</text:p>
          </table:table-cell>
          <table:table-cell table:style-name="ce5" office:value-type="float" office:value="8.27" calcext:value-type="float">
            <text:p>8,27</text:p>
          </table:table-cell>
          <table:table-cell table:style-name="ce5" office:value-type="float" office:value="9.447518" calcext:value-type="float">
            <text:p>9,447518</text:p>
          </table:table-cell>
          <table:table-cell table:style-name="ce5" office:value-type="float" office:value="11.4" calcext:value-type="float">
            <text:p>11,4</text:p>
          </table:table-cell>
          <table:table-cell table:style-name="ce5" office:value-type="float" office:value="19.91667" calcext:value-type="float">
            <text:p>19,91667</text:p>
          </table:table-cell>
          <table:table-cell table:style-name="ce5" office:value-type="float" office:value="6.245889" calcext:value-type="float">
            <text:p>6,245889</text:p>
          </table:table-cell>
          <table:table-cell table:style-name="ce5" office:value-type="float" office:value="7.558333" calcext:value-type="float">
            <text:p>7,558333</text:p>
          </table:table-cell>
          <table:table-cell table:style-name="ce5" office:value-type="float" office:value="8.243027" calcext:value-type="float">
            <text:p>8,24302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558249" calcext:value-type="float">
            <text:p>5,55824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7.08412" calcext:value-type="float">
            <text:p>27,08412</text:p>
          </table:table-cell>
          <table:table-cell table:style-name="ce5" office:value-type="float" office:value="15.18167" calcext:value-type="float">
            <text:p>15,18167</text:p>
          </table:table-cell>
          <table:table-cell table:style-name="ce5" office:value-type="float" office:value="11.175" calcext:value-type="float">
            <text:p>11,175</text:p>
          </table:table-cell>
          <table:table-cell table:style-name="ce5" office:value-type="float" office:value="6.583428" calcext:value-type="float">
            <text:p>6,583428</text:p>
          </table:table-cell>
          <table:table-cell table:style-name="ce5" office:value-type="float" office:value="2.179167" calcext:value-type="float">
            <text:p>2,1791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4.995" calcext:value-type="float">
            <text:p>4,995</text:p>
          </table:table-cell>
          <table:table-cell table:style-name="ce5" office:value-type="float" office:value="3.729167" calcext:value-type="float">
            <text:p>3,729167</text:p>
          </table:table-cell>
          <table:table-cell table:style-name="ce5" office:value-type="float" office:value="17.15" calcext:value-type="float">
            <text:p>17,15</text:p>
          </table:table-cell>
          <table:table-cell table:style-name="ce5" office:value-type="float" office:value="5.991667" calcext:value-type="float">
            <text:p>5,991667</text:p>
          </table:table-cell>
          <table:table-cell table:style-name="ce5" office:value-type="float" office:value="18.07434" calcext:value-type="float">
            <text:p>18,07434</text:p>
          </table:table-cell>
          <table:table-cell table:style-name="ce5" office:value-type="float" office:value="5.78" calcext:value-type="float">
            <text:p>5,78</text:p>
          </table:table-cell>
          <table:table-cell table:style-name="ce5" office:value-type="float" office:value="7.748349" calcext:value-type="float">
            <text:p>7,748349</text:p>
          </table:table-cell>
          <table:table-cell table:style-name="ce5" office:value-type="float" office:value="27.56711" calcext:value-type="float">
            <text:p>27,56711</text:p>
          </table:table-cell>
          <table:table-cell table:style-name="ce5"/>
          <table:table-cell table:formula="of:=SUM([.B15:.CK15])/(COUNT([.B15:.CK15]))" office:value-type="float" office:value="9.18298243055556" calcext:value-type="float">
            <text:p>9,1829824306</text:p>
          </table:table-cell>
          <table:table-cell table:number-columns-repeated="933"/>
        </table:table-row>
        <table:table-row table:style-name="ro1">
          <table:table-cell table:style-name="ce1" office:value-type="float" office:value="2004" calcext:value-type="float">
            <text:p>2004</text:p>
          </table:table-cell>
          <table:table-cell table:style-name="ce5" office:value-type="float" office:value="13.62199" calcext:value-type="float">
            <text:p>13,62199</text:p>
          </table:table-cell>
          <table:table-cell table:style-name="ce5" office:value-type="float" office:value="6.196299" calcext:value-type="float">
            <text:p>6,196299</text:p>
          </table:table-cell>
          <table:table-cell table:style-name="ce5" office:value-type="float" office:value="5.39583" calcext:value-type="float">
            <text:p>5,39583</text:p>
          </table:table-cell>
          <table:table-cell table:style-name="ce5" office:value-type="float" office:value="7.067993" calcext:value-type="float">
            <text:p>7,067993</text:p>
          </table:table-cell>
          <table:table-cell table:style-name="ce5" office:value-type="float" office:value="8.390217" calcext:value-type="float">
            <text:p>8,390217</text:p>
          </table:table-cell>
          <table:table-cell table:style-name="ce5" office:value-type="float" office:value="12.67" calcext:value-type="float">
            <text:p>12,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5.36757" calcext:value-type="float">
            <text:p>15,36757</text:p>
          </table:table-cell>
          <table:table-cell table:style-name="ce5" office:value-type="float" office:value="7.158333" calcext:value-type="float">
            <text:p>7,158333</text:p>
          </table:table-cell>
          <table:table-cell table:style-name="ce5" office:value-type="float" office:value="3.8775" calcext:value-type="float">
            <text:p>3,8775</text:p>
          </table:table-cell>
          <table:table-cell table:style-name="ce5" office:value-type="float" office:value="10.00835" calcext:value-type="float">
            <text:p>10,00835</text:p>
          </table:table-cell>
          <table:table-cell table:style-name="ce5" office:value-type="float" office:value="4.250931" calcext:value-type="float">
            <text:p>4,250931</text:p>
          </table:table-cell>
          <table:table-cell table:style-name="ce5" office:value-type="float" office:value="13.6343" calcext:value-type="float">
            <text:p>13,6343</text:p>
          </table:table-cell>
          <table:table-cell table:style-name="ce5" office:value-type="float" office:value="4.641667" calcext:value-type="float">
            <text:p>4,64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18157" calcext:value-type="float">
            <text:p>9,18157</text:p>
          </table:table-cell>
          <table:table-cell table:style-name="ce5" office:value-type="float" office:value="7.515438" calcext:value-type="float">
            <text:p>7,51543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150708" calcext:value-type="float">
            <text:p>6,150708</text:p>
          </table:table-cell>
          <table:table-cell table:style-name="ce5" office:value-type="float" office:value="17.7" calcext:value-type="float">
            <text:p>17,7</text:p>
          </table:table-cell>
          <table:table-cell table:style-name="ce5" office:value-type="float" office:value="4.609336" calcext:value-type="float">
            <text:p>4,609336</text:p>
          </table:table-cell>
          <table:table-cell table:style-name="ce5" office:value-type="float" office:value="7.753234" calcext:value-type="float">
            <text:p>7,753234</text:p>
          </table:table-cell>
          <table:table-cell table:style-name="ce5" office:value-type="float" office:value="8.300207" calcext:value-type="float">
            <text:p>8,300207</text:p>
          </table:table-cell>
          <table:table-cell table:style-name="ce5" office:value-type="float" office:value="10.74916" calcext:value-type="float">
            <text:p>10,74916</text:p>
          </table:table-cell>
          <table:table-cell table:style-name="ce5" office:value-type="float" office:value="10.98333" calcext:value-type="float">
            <text:p>10,98333</text:p>
          </table:table-cell>
          <table:table-cell table:style-name="ce5" office:value-type="float" office:value="10.125" calcext:value-type="float">
            <text:p>10,125</text:p>
          </table:table-cell>
          <table:table-cell table:style-name="ce5" office:value-type="float" office:value="8.803881" calcext:value-type="float">
            <text:p>8,803881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4.75" calcext:value-type="float">
            <text:p>4,75</text:p>
          </table:table-cell>
          <table:table-cell table:style-name="ce5" office:value-type="float" office:value="10.59519" calcext:value-type="float">
            <text:p>10,59519</text:p>
          </table:table-cell>
          <table:table-cell table:style-name="ce5" office:value-type="float" office:value="7.046153" calcext:value-type="float">
            <text:p>7,046153</text:p>
          </table:table-cell>
          <table:table-cell table:style-name="ce5" office:value-type="float" office:value="6.8823" calcext:value-type="float">
            <text:p>6,8823</text:p>
          </table:table-cell>
          <table:table-cell table:style-name="ce5" office:value-type="float" office:value="17.775" calcext:value-type="float">
            <text:p>17,775</text:p>
          </table:table-cell>
          <table:table-cell table:style-name="ce5" office:value-type="float" office:value="6.075" calcext:value-type="float">
            <text:p>6,075</text:p>
          </table:table-cell>
          <table:table-cell table:style-name="ce5" office:value-type="float" office:value="7.019103" calcext:value-type="float">
            <text:p>7,01910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491667" calcext:value-type="float">
            <text:p>4,491667</text:p>
          </table:table-cell>
          <table:table-cell table:style-name="ce5" office:value-type="float" office:value="3.01813" calcext:value-type="float">
            <text:p>3,0181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009609" calcext:value-type="float">
            <text:p>8,009609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4.714409" calcext:value-type="float">
            <text:p>4,714409</text:p>
          </table:table-cell>
          <table:table-cell table:style-name="ce5" office:value-type="float" office:value="8.391667" calcext:value-type="float">
            <text:p>8,391667</text:p>
          </table:table-cell>
          <table:table-cell table:style-name="ce5" office:value-type="float" office:value="3.675" calcext:value-type="float">
            <text:p>3,675</text:p>
          </table:table-cell>
          <table:table-cell table:style-name="ce5" office:value-type="float" office:value="11.6175" calcext:value-type="float">
            <text:p>11,61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1" calcext:value-type="float">
            <text:p>8,1</text:p>
          </table:table-cell>
          <table:table-cell table:style-name="ce5" office:value-type="float" office:value="6.816667" calcext:value-type="float">
            <text:p>6,816667</text:p>
          </table:table-cell>
          <table:table-cell table:style-name="ce5" office:value-type="float" office:value="3.724296" calcext:value-type="float">
            <text:p>3,724296</text:p>
          </table:table-cell>
          <table:table-cell table:style-name="ce5" office:value-type="float" office:value="8.75" calcext:value-type="float">
            <text:p>8,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133568" calcext:value-type="float">
            <text:p>8,13356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515438" calcext:value-type="float">
            <text:p>7,515438</text:p>
          </table:table-cell>
          <table:table-cell table:style-name="ce5" office:value-type="float" office:value="37.15251" calcext:value-type="float">
            <text:p>37,15251</text:p>
          </table:table-cell>
          <table:table-cell table:style-name="ce5" office:value-type="float" office:value="7.184148" calcext:value-type="float">
            <text:p>7,184148</text:p>
          </table:table-cell>
          <table:table-cell table:style-name="ce5" office:value-type="float" office:value="12.95033" calcext:value-type="float">
            <text:p>12,95033</text:p>
          </table:table-cell>
          <table:table-cell table:style-name="ce5" office:value-type="float" office:value="8.428448" calcext:value-type="float">
            <text:p>8,428448</text:p>
          </table:table-cell>
          <table:table-cell table:style-name="ce5" office:value-type="float" office:value="7.13912" calcext:value-type="float">
            <text:p>7,13912</text:p>
          </table:table-cell>
          <table:table-cell table:style-name="ce5" office:value-type="float" office:value="4.291667" calcext:value-type="float">
            <text:p>4,291667</text:p>
          </table:table-cell>
          <table:table-cell table:style-name="ce5" office:value-type="float" office:value="4.02383" calcext:value-type="float">
            <text:p>4,02383</text:p>
          </table:table-cell>
          <table:table-cell table:style-name="ce5" office:value-type="float" office:value="7.513277" calcext:value-type="float">
            <text:p>7,513277</text:p>
          </table:table-cell>
          <table:table-cell table:style-name="ce5" office:value-type="float" office:value="7.69" calcext:value-type="float">
            <text:p>7,69</text:p>
          </table:table-cell>
          <table:table-cell table:style-name="ce5" office:value-type="float" office:value="9.447952" calcext:value-type="float">
            <text:p>9,447952</text:p>
          </table:table-cell>
          <table:table-cell table:style-name="ce5" office:value-type="float" office:value="11.825" calcext:value-type="float">
            <text:p>11,825</text:p>
          </table:table-cell>
          <table:table-cell table:style-name="ce5" office:value-type="float" office:value="19.5" calcext:value-type="float">
            <text:p>19,5</text:p>
          </table:table-cell>
          <table:table-cell table:style-name="ce5" office:value-type="float" office:value="6.648136" calcext:value-type="float">
            <text:p>6,648136</text:p>
          </table:table-cell>
          <table:table-cell table:style-name="ce5" office:value-type="float" office:value="6.75" calcext:value-type="float">
            <text:p>6,75</text:p>
          </table:table-cell>
          <table:table-cell table:style-name="ce5" office:value-type="float" office:value="7.735642" calcext:value-type="float">
            <text:p>7,73564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815369" calcext:value-type="float">
            <text:p>5,815369</text:p>
          </table:table-cell>
          <table:table-cell table:style-name="ce5" office:value-type="float" office:value="3.375" calcext:value-type="float">
            <text:p>3,375</text:p>
          </table:table-cell>
          <table:table-cell table:style-name="ce5" office:value-type="float" office:value="24.65293" calcext:value-type="float">
            <text:p>24,65293</text:p>
          </table:table-cell>
          <table:table-cell table:style-name="ce5" office:value-type="float" office:value="14.24167" calcext:value-type="float">
            <text:p>14,24167</text:p>
          </table:table-cell>
          <table:table-cell table:style-name="ce5" office:value-type="float" office:value="10.59167" calcext:value-type="float">
            <text:p>10,59167</text:p>
          </table:table-cell>
          <table:table-cell table:style-name="ce5" office:value-type="float" office:value="7.382242" calcext:value-type="float">
            <text:p>7,382242</text:p>
          </table:table-cell>
          <table:table-cell table:style-name="ce5" office:value-type="float" office:value="2.075833" calcext:value-type="float">
            <text:p>2,0758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4.419167" calcext:value-type="float">
            <text:p>4,419167</text:p>
          </table:table-cell>
          <table:table-cell table:style-name="ce5" office:value-type="float" office:value="3.561667" calcext:value-type="float">
            <text:p>3,561667</text:p>
          </table:table-cell>
          <table:table-cell table:style-name="ce5" office:value-type="float" office:value="13.34167" calcext:value-type="float">
            <text:p>13,34167</text:p>
          </table:table-cell>
          <table:table-cell table:style-name="ce5" office:value-type="float" office:value="5.541667" calcext:value-type="float">
            <text:p>5,541667</text:p>
          </table:table-cell>
          <table:table-cell table:style-name="ce5" office:value-type="float" office:value="14.99686" calcext:value-type="float">
            <text:p>14,99686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float" office:value="7.424344" calcext:value-type="float">
            <text:p>7,424344</text:p>
          </table:table-cell>
          <table:table-cell table:style-name="ce5" office:value-type="float" office:value="25.09257" calcext:value-type="float">
            <text:p>25,09257</text:p>
          </table:table-cell>
          <table:table-cell table:style-name="ce5"/>
          <table:table-cell table:formula="of:=SUM([.B16:.CK16])/(COUNT([.B16:.CK16]))" office:value-type="float" office:value="9.061135" calcext:value-type="float">
            <text:p>9,061135</text:p>
          </table:table-cell>
          <table:table-cell table:number-columns-repeated="933"/>
        </table:table-row>
        <table:table-row table:style-name="ro1">
          <table:table-cell table:style-name="ce1" office:value-type="float" office:value="2005" calcext:value-type="float">
            <text:p>2005</text:p>
          </table:table-cell>
          <table:table-cell table:style-name="ce5" office:value-type="float" office:value="11.56038" calcext:value-type="float">
            <text:p>11,56038</text:p>
          </table:table-cell>
          <table:table-cell table:style-name="ce5" office:value-type="float" office:value="6.085189" calcext:value-type="float">
            <text:p>6,085189</text:p>
          </table:table-cell>
          <table:table-cell table:style-name="ce5" office:value-type="float" office:value="5.033575" calcext:value-type="float">
            <text:p>5,033575</text:p>
          </table:table-cell>
          <table:table-cell table:style-name="ce5" office:value-type="float" office:value="7.272203" calcext:value-type="float">
            <text:p>7,272203</text:p>
          </table:table-cell>
          <table:table-cell table:style-name="ce5" office:value-type="float" office:value="8.442446" calcext:value-type="float">
            <text:p>8,442446</text:p>
          </table:table-cell>
          <table:table-cell table:style-name="ce5" office:value-type="float" office:value="11.45083" calcext:value-type="float">
            <text:p>11,4508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13.18653" calcext:value-type="float">
            <text:p>13,18653</text:p>
          </table:table-cell>
          <table:table-cell table:style-name="ce5" office:value-type="float" office:value="6.758333" calcext:value-type="float">
            <text:p>6,758333</text:p>
          </table:table-cell>
          <table:table-cell table:style-name="ce5" office:value-type="float" office:value="3.763608" calcext:value-type="float">
            <text:p>3,763608</text:p>
          </table:table-cell>
          <table:table-cell table:style-name="ce5" office:value-type="float" office:value="9.320431" calcext:value-type="float">
            <text:p>9,320431</text:p>
          </table:table-cell>
          <table:table-cell table:style-name="ce5" office:value-type="float" office:value="4.200579" calcext:value-type="float">
            <text:p>4,200579</text:p>
          </table:table-cell>
          <table:table-cell table:style-name="ce5" office:value-type="float" office:value="11.80457" calcext:value-type="float">
            <text:p>11,80457</text:p>
          </table:table-cell>
          <table:table-cell table:style-name="ce5" office:value-type="float" office:value="5.325" calcext:value-type="float">
            <text:p>5,325</text:p>
          </table:table-cell>
          <table:table-cell table:style-name="ce5" office:value-type="float" office:value="6.625" calcext:value-type="float">
            <text:p>6,625</text:p>
          </table:table-cell>
          <table:table-cell table:style-name="ce5" office:value-type="float" office:value="9.120221" calcext:value-type="float">
            <text:p>9,120221</text:p>
          </table:table-cell>
          <table:table-cell table:style-name="ce5" office:value-type="float" office:value="7.095308" calcext:value-type="float">
            <text:p>7,09530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462054" calcext:value-type="float">
            <text:p>6,462054</text:p>
          </table:table-cell>
          <table:table-cell table:style-name="ce5" office:value-type="float" office:value="15.3" calcext:value-type="float">
            <text:p>15,3</text:p>
          </table:table-cell>
          <table:table-cell table:style-name="ce5" office:value-type="float" office:value="4.517656" calcext:value-type="float">
            <text:p>4,517656</text:p>
          </table:table-cell>
          <table:table-cell table:style-name="ce5" office:value-type="float" office:value="7.144552" calcext:value-type="float">
            <text:p>7,144552</text:p>
          </table:table-cell>
          <table:table-cell table:style-name="ce5" office:value-type="float" office:value="8.09096" calcext:value-type="float">
            <text:p>8,09096</text:p>
          </table:table-cell>
          <table:table-cell table:style-name="ce5" office:value-type="float" office:value="11.03204" calcext:value-type="float">
            <text:p>11,03204</text:p>
          </table:table-cell>
          <table:table-cell table:style-name="ce5" office:value-type="float" office:value="9.141667" calcext:value-type="float">
            <text:p>9,141667</text:p>
          </table:table-cell>
          <table:table-cell table:style-name="ce5" office:value-type="float" office:value="8.025" calcext:value-type="float">
            <text:p>8,025</text:p>
          </table:table-cell>
          <table:table-cell table:style-name="ce5" office:value-type="float" office:value="8.387576" calcext:value-type="float">
            <text:p>8,387576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4.841667" calcext:value-type="float">
            <text:p>4,841667</text:p>
          </table:table-cell>
          <table:table-cell table:style-name="ce5" office:value-type="float" office:value="10.01427" calcext:value-type="float">
            <text:p>10,01427</text:p>
          </table:table-cell>
          <table:table-cell table:style-name="ce5" office:value-type="float" office:value="6.693019" calcext:value-type="float">
            <text:p>6,693019</text:p>
          </table:table-cell>
          <table:table-cell table:style-name="ce5" office:value-type="float" office:value="5.708784" calcext:value-type="float">
            <text:p>5,708784</text:p>
          </table:table-cell>
          <table:table-cell table:style-name="ce5" office:value-type="float" office:value="17.59167" calcext:value-type="float">
            <text:p>17,59167</text:p>
          </table:table-cell>
          <table:table-cell table:style-name="ce5" office:value-type="float" office:value="7.175" calcext:value-type="float">
            <text:p>7,175</text:p>
          </table:table-cell>
          <table:table-cell table:style-name="ce5" office:value-type="float" office:value="6.661698" calcext:value-type="float">
            <text:p>6,66169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2.607274" calcext:value-type="float">
            <text:p>2,60727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713059" calcext:value-type="float">
            <text:p>7,713059</text:p>
          </table:table-cell>
          <table:table-cell table:style-name="ce5" office:value-type="float" office:value="14.8" calcext:value-type="float">
            <text:p>14,8</text:p>
          </table:table-cell>
          <table:table-cell table:style-name="ce5" office:value-type="float" office:value="4.423257" calcext:value-type="float">
            <text:p>4,423257</text:p>
          </table:table-cell>
          <table:table-cell table:style-name="ce5" office:value-type="float" office:value="8.091667" calcext:value-type="float">
            <text:p>8,091667</text:p>
          </table:table-cell>
          <table:table-cell table:style-name="ce5" office:value-type="float" office:value="3.733333" calcext:value-type="float">
            <text:p>3,733333</text:p>
          </table:table-cell>
          <table:table-cell table:style-name="ce5" office:value-type="float" office:value="10.07421" calcext:value-type="float">
            <text:p>10,0742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7" calcext:value-type="float">
            <text:p>7,7</text:p>
          </table:table-cell>
          <table:table-cell table:style-name="ce5" office:value-type="float" office:value="4.808333" calcext:value-type="float">
            <text:p>4,808333</text:p>
          </table:table-cell>
          <table:table-cell table:style-name="ce5" office:value-type="float" office:value="4.111523" calcext:value-type="float">
            <text:p>4,111523</text:p>
          </table:table-cell>
          <table:table-cell table:style-name="ce5" office:value-type="float" office:value="8.016667" calcext:value-type="float">
            <text:p>8,016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315961" calcext:value-type="float">
            <text:p>7,315961</text:p>
          </table:table-cell>
          <table:table-cell table:style-name="ce5" office:value-type="float" office:value="3.478333" calcext:value-type="float">
            <text:p>3,478333</text:p>
          </table:table-cell>
          <table:table-cell table:style-name="ce5" office:value-type="float" office:value="7.095308" calcext:value-type="float">
            <text:p>7,095308</text:p>
          </table:table-cell>
          <table:table-cell table:style-name="ce5" office:value-type="float" office:value="37.24905" calcext:value-type="float">
            <text:p>37,24905</text:p>
          </table:table-cell>
          <table:table-cell table:style-name="ce5" office:value-type="float" office:value="7.177873" calcext:value-type="float">
            <text:p>7,177873</text:p>
          </table:table-cell>
          <table:table-cell table:style-name="ce5" office:value-type="float" office:value="12.51737" calcext:value-type="float">
            <text:p>12,51737</text:p>
          </table:table-cell>
          <table:table-cell table:style-name="ce5" office:value-type="float" office:value="9.545046" calcext:value-type="float">
            <text:p>9,545046</text:p>
          </table:table-cell>
          <table:table-cell table:style-name="ce5" office:value-type="float" office:value="7.211355" calcext:value-type="float">
            <text:p>7,211355</text:p>
          </table:table-cell>
          <table:table-cell table:style-name="ce5" office:value-type="float" office:value="4.525" calcext:value-type="float">
            <text:p>4,525</text:p>
          </table:table-cell>
          <table:table-cell table:style-name="ce5" office:value-type="float" office:value="3.829289" calcext:value-type="float">
            <text:p>3,829289</text:p>
          </table:table-cell>
          <table:table-cell table:style-name="ce5" office:value-type="float" office:value="7.244084" calcext:value-type="float">
            <text:p>7,244084</text:p>
          </table:table-cell>
          <table:table-cell table:style-name="ce5" office:value-type="float" office:value="7.69" calcext:value-type="float">
            <text:p>7,69</text:p>
          </table:table-cell>
          <table:table-cell table:style-name="ce5" office:value-type="float" office:value="9.557477" calcext:value-type="float">
            <text:p>9,557477</text:p>
          </table:table-cell>
          <table:table-cell table:style-name="ce5" office:value-type="float" office:value="11.35" calcext:value-type="float">
            <text:p>11,35</text:p>
          </table:table-cell>
          <table:table-cell table:style-name="ce5" office:value-type="float" office:value="18.175" calcext:value-type="float">
            <text:p>18,175</text:p>
          </table:table-cell>
          <table:table-cell table:style-name="ce5" office:value-type="float" office:value="7.602181" calcext:value-type="float">
            <text:p>7,602181</text:p>
          </table:table-cell>
          <table:table-cell table:style-name="ce5" office:value-type="float" office:value="5.808333" calcext:value-type="float">
            <text:p>5,808333</text:p>
          </table:table-cell>
          <table:table-cell table:style-name="ce5" office:value-type="float" office:value="7.160458" calcext:value-type="float">
            <text:p>7,16045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093808" calcext:value-type="float">
            <text:p>6,093808</text:p>
          </table:table-cell>
          <table:table-cell table:style-name="ce5" office:value-type="float" office:value="3.125" calcext:value-type="float">
            <text:p>3,125</text:p>
          </table:table-cell>
          <table:table-cell table:style-name="ce5" office:value-type="float" office:value="24.23357" calcext:value-type="float">
            <text:p>24,23357</text:p>
          </table:table-cell>
          <table:table-cell table:style-name="ce5" office:value-type="float" office:value="11.62583" calcext:value-type="float">
            <text:p>11,62583</text:p>
          </table:table-cell>
          <table:table-cell table:style-name="ce5" office:value-type="float" office:value="10.14167" calcext:value-type="float">
            <text:p>10,14167</text:p>
          </table:table-cell>
          <table:table-cell table:style-name="ce5" office:value-type="float" office:value="7.649951" calcext:value-type="float">
            <text:p>7,649951</text:p>
          </table:table-cell>
          <table:table-cell table:style-name="ce5" office:value-type="float" office:value="1.840833" calcext:value-type="float">
            <text:p>1,8408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483333" calcext:value-type="float">
            <text:p>9,483333</text:p>
          </table:table-cell>
          <table:table-cell table:style-name="ce5" office:value-type="float" office:value="4.126667" calcext:value-type="float">
            <text:p>4,126667</text:p>
          </table:table-cell>
          <table:table-cell table:style-name="ce5" office:value-type="float" office:value="3.144167" calcext:value-type="float">
            <text:p>3,144167</text:p>
          </table:table-cell>
          <table:table-cell table:style-name="ce5" office:value-type="float" office:value="12.14167" calcext:value-type="float">
            <text:p>12,14167</text:p>
          </table:table-cell>
          <table:table-cell table:style-name="ce5" office:value-type="float" office:value="5.083333" calcext:value-type="float">
            <text:p>5,083333</text:p>
          </table:table-cell>
          <table:table-cell table:style-name="ce5" office:value-type="float" office:value="12.19571" calcext:value-type="float">
            <text:p>12,19571</text:p>
          </table:table-cell>
          <table:table-cell table:style-name="ce5" office:value-type="float" office:value="5.31" calcext:value-type="float">
            <text:p>5,31</text:p>
          </table:table-cell>
          <table:table-cell table:style-name="ce5" office:value-type="float" office:value="7.021586" calcext:value-type="float">
            <text:p>7,021586</text:p>
          </table:table-cell>
          <table:table-cell table:style-name="ce5" office:value-type="float" office:value="24.63159" calcext:value-type="float">
            <text:p>24,63159</text:p>
          </table:table-cell>
          <table:table-cell table:style-name="ce5"/>
          <table:table-cell table:formula="of:=SUM([.B17:.CK17])/(COUNT([.B17:.CK17]))" office:value-type="float" office:value="8.54673386075949" calcext:value-type="float">
            <text:p>8,5467338608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06" calcext:value-type="float">
            <text:p>2006</text:p>
          </table:table-cell>
          <table:table-cell table:style-name="ce5" office:value-type="float" office:value="10.15068" calcext:value-type="float">
            <text:p>10,15068</text:p>
          </table:table-cell>
          <table:table-cell table:style-name="ce5" office:value-type="float" office:value="5.630942" calcext:value-type="float">
            <text:p>5,630942</text:p>
          </table:table-cell>
          <table:table-cell table:style-name="ce5" office:value-type="float" office:value="4.773102" calcext:value-type="float">
            <text:p>4,773102</text:p>
          </table:table-cell>
          <table:table-cell table:style-name="ce5" office:value-type="float" office:value="6.779991" calcext:value-type="float">
            <text:p>6,779991</text:p>
          </table:table-cell>
          <table:table-cell table:style-name="ce5" office:value-type="float" office:value="8.259225" calcext:value-type="float">
            <text:p>8,259225</text:p>
          </table:table-cell>
          <table:table-cell table:style-name="ce5" office:value-type="float" office:value="9.6025" calcext:value-type="float">
            <text:p>9,602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3.37533" calcext:value-type="float">
            <text:p>13,37533</text:p>
          </table:table-cell>
          <table:table-cell table:style-name="ce5" office:value-type="float" office:value="6.291667" calcext:value-type="float">
            <text:p>6,291667</text:p>
          </table:table-cell>
          <table:table-cell table:style-name="ce5" office:value-type="float" office:value="3.329363" calcext:value-type="float">
            <text:p>3,329363</text:p>
          </table:table-cell>
          <table:table-cell table:style-name="ce5" office:value-type="float" office:value="7.961301" calcext:value-type="float">
            <text:p>7,961301</text:p>
          </table:table-cell>
          <table:table-cell table:style-name="ce5" office:value-type="float" office:value="4.150199" calcext:value-type="float">
            <text:p>4,150199</text:p>
          </table:table-cell>
          <table:table-cell table:style-name="ce5" office:value-type="float" office:value="12.06301" calcext:value-type="float">
            <text:p>12,06301</text:p>
          </table:table-cell>
          <table:table-cell table:style-name="ce5" office:value-type="float" office:value="4.533333" calcext:value-type="float">
            <text:p>4,533333</text:p>
          </table:table-cell>
          <table:table-cell table:style-name="ce5" office:value-type="float" office:value="6.053333" calcext:value-type="float">
            <text:p>6,053333</text:p>
          </table:table-cell>
          <table:table-cell table:style-name="ce5" office:value-type="float" office:value="8.080572" calcext:value-type="float">
            <text:p>8,080572</text:p>
          </table:table-cell>
          <table:table-cell table:style-name="ce5" office:value-type="float" office:value="6.694534" calcext:value-type="float">
            <text:p>6,694534</text:p>
          </table:table-cell>
          <table:table-cell table:style-name="ce5" office:value-type="float" office:value="3.791863" calcext:value-type="float">
            <text:p>3,791863</text:p>
          </table:table-cell>
          <table:table-cell table:style-name="ce5" office:value-type="float" office:value="5.517092" calcext:value-type="float">
            <text:p>5,517092</text:p>
          </table:table-cell>
          <table:table-cell table:style-name="ce5" office:value-type="float" office:value="12.3" calcext:value-type="float">
            <text:p>12,3</text:p>
          </table:table-cell>
          <table:table-cell table:style-name="ce5" office:value-type="float" office:value="4.267392" calcext:value-type="float">
            <text:p>4,267392</text:p>
          </table:table-cell>
          <table:table-cell table:style-name="ce5" office:value-type="float" office:value="6.865469" calcext:value-type="float">
            <text:p>6,865469</text:p>
          </table:table-cell>
          <table:table-cell table:style-name="ce5" office:value-type="float" office:value="7.653258" calcext:value-type="float">
            <text:p>7,653258</text:p>
          </table:table-cell>
          <table:table-cell table:style-name="ce5" office:value-type="float" office:value="10.69876" calcext:value-type="float">
            <text:p>10,69876</text:p>
          </table:table-cell>
          <table:table-cell table:style-name="ce5" office:value-type="float" office:value="8.466667" calcext:value-type="float">
            <text:p>8,466667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7.694701" calcext:value-type="float">
            <text:p>7,694701</text:p>
          </table:table-cell>
          <table:table-cell table:style-name="ce5" office:value-type="float" office:value="8.45" calcext:value-type="float">
            <text:p>8,45</text:p>
          </table:table-cell>
          <table:table-cell table:style-name="ce5" office:value-type="float" office:value="5.416667" calcext:value-type="float">
            <text:p>5,416667</text:p>
          </table:table-cell>
          <table:table-cell table:style-name="ce5" office:value-type="float" office:value="9.030698" calcext:value-type="float">
            <text:p>9,030698</text:p>
          </table:table-cell>
          <table:table-cell table:style-name="ce5" office:value-type="float" office:value="6.194358" calcext:value-type="float">
            <text:p>6,194358</text:p>
          </table:table-cell>
          <table:table-cell table:style-name="ce5" office:value-type="float" office:value="4.840276" calcext:value-type="float">
            <text:p>4,840276</text:p>
          </table:table-cell>
          <table:table-cell table:style-name="ce5" office:value-type="float" office:value="16.53333" calcext:value-type="float">
            <text:p>16,53333</text:p>
          </table:table-cell>
          <table:table-cell table:style-name="ce5" office:value-type="float" office:value="7.475" calcext:value-type="float">
            <text:p>7,475</text:p>
          </table:table-cell>
          <table:table-cell table:style-name="ce5" office:value-type="float" office:value="6.156552" calcext:value-type="float">
            <text:p>6,15655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525" calcext:value-type="float">
            <text:p>4,525</text:p>
          </table:table-cell>
          <table:table-cell table:style-name="ce5" office:value-type="float" office:value="2.880894" calcext:value-type="float">
            <text:p>2,88089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791197" calcext:value-type="float">
            <text:p>6,79119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.139519" calcext:value-type="float">
            <text:p>4,139519</text:p>
          </table:table-cell>
          <table:table-cell table:style-name="ce5" office:value-type="float" office:value="7.783333" calcext:value-type="float">
            <text:p>7,783333</text:p>
          </table:table-cell>
          <table:table-cell table:style-name="ce5" office:value-type="float" office:value="3.441667" calcext:value-type="float">
            <text:p>3,441667</text:p>
          </table:table-cell>
          <table:table-cell table:style-name="ce5" office:value-type="float" office:value="9.85278" calcext:value-type="float">
            <text:p>9,85278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float" office:value="3.45" calcext:value-type="float">
            <text:p>3,45</text:p>
          </table:table-cell>
          <table:table-cell table:style-name="ce5" office:value-type="float" office:value="4.254912" calcext:value-type="float">
            <text:p>4,254912</text:p>
          </table:table-cell>
          <table:table-cell table:style-name="ce5" office:value-type="float" office:value="7.025" calcext:value-type="float">
            <text:p>7,025</text:p>
          </table:table-cell>
          <table:table-cell table:style-name="ce5" office:value-type="float" office:value="9.576949" calcext:value-type="float">
            <text:p>9,576949</text:p>
          </table:table-cell>
          <table:table-cell table:style-name="ce5" office:value-type="float" office:value="7.360787" calcext:value-type="float">
            <text:p>7,360787</text:p>
          </table:table-cell>
          <table:table-cell table:style-name="ce5" office:value-type="float" office:value="3.5275" calcext:value-type="float">
            <text:p>3,5275</text:p>
          </table:table-cell>
          <table:table-cell table:style-name="ce5" office:value-type="float" office:value="6.694534" calcext:value-type="float">
            <text:p>6,694534</text:p>
          </table:table-cell>
          <table:table-cell table:style-name="ce5" office:value-type="float" office:value="36.02864" calcext:value-type="float">
            <text:p>36,02864</text:p>
          </table:table-cell>
          <table:table-cell table:style-name="ce5" office:value-type="float" office:value="7.271752" calcext:value-type="float">
            <text:p>7,271752</text:p>
          </table:table-cell>
          <table:table-cell table:style-name="ce5" office:value-type="float" office:value="11.352" calcext:value-type="float">
            <text:p>11,352</text:p>
          </table:table-cell>
          <table:table-cell table:style-name="ce5" office:value-type="float" office:value="9.189719" calcext:value-type="float">
            <text:p>9,189719</text:p>
          </table:table-cell>
          <table:table-cell table:style-name="ce5" office:value-type="float" office:value="6.24426" calcext:value-type="float">
            <text:p>6,24426</text:p>
          </table:table-cell>
          <table:table-cell table:style-name="ce5" office:value-type="float" office:value="3.433333" calcext:value-type="float">
            <text:p>3,433333</text:p>
          </table:table-cell>
          <table:table-cell table:style-name="ce5" office:value-type="float" office:value="3.844364" calcext:value-type="float">
            <text:p>3,844364</text:p>
          </table:table-cell>
          <table:table-cell table:style-name="ce5" office:value-type="float" office:value="6.874359" calcext:value-type="float">
            <text:p>6,874359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8.5437" calcext:value-type="float">
            <text:p>8,543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.19167" calcext:value-type="float">
            <text:p>16,19167</text:p>
          </table:table-cell>
          <table:table-cell table:style-name="ce5" office:value-type="float" office:value="7.652604" calcext:value-type="float">
            <text:p>7,652604</text:p>
          </table:table-cell>
          <table:table-cell table:style-name="ce5" office:value-type="float" office:value="5.416667" calcext:value-type="float">
            <text:p>5,416667</text:p>
          </table:table-cell>
          <table:table-cell table:style-name="ce5" office:value-type="float" office:value="7.069361" calcext:value-type="float">
            <text:p>7,06936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295498" calcext:value-type="float">
            <text:p>6,295498</text:p>
          </table:table-cell>
          <table:table-cell table:style-name="ce5" office:value-type="float" office:value="2.675" calcext:value-type="float">
            <text:p>2,675</text:p>
          </table:table-cell>
          <table:table-cell table:style-name="ce5" office:value-type="float" office:value="23.11243" calcext:value-type="float">
            <text:p>23,11243</text:p>
          </table:table-cell>
          <table:table-cell table:style-name="ce5" office:value-type="float" office:value="10.3625" calcext:value-type="float">
            <text:p>10,3625</text:p>
          </table:table-cell>
          <table:table-cell table:style-name="ce5" office:value-type="float" office:value="9.433333" calcext:value-type="float">
            <text:p>9,433333</text:p>
          </table:table-cell>
          <table:table-cell table:style-name="ce5" office:value-type="float" office:value="7.024829" calcext:value-type="float">
            <text:p>7,024829</text:p>
          </table:table-cell>
          <table:table-cell table:style-name="ce5" office:value-type="float" office:value="1.491667" calcext:value-type="float">
            <text:p>1,49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033333" calcext:value-type="float">
            <text:p>9,033333</text:p>
          </table:table-cell>
          <table:table-cell table:style-name="ce5" office:value-type="float" office:value="3.904167" calcext:value-type="float">
            <text:p>3,904167</text:p>
          </table:table-cell>
          <table:table-cell table:style-name="ce5" office:value-type="float" office:value="2.786667" calcext:value-type="float">
            <text:p>2,786667</text:p>
          </table:table-cell>
          <table:table-cell table:style-name="ce5" office:value-type="float" office:value="10.78333" calcext:value-type="float">
            <text:p>10,78333</text:p>
          </table:table-cell>
          <table:table-cell table:style-name="ce5" office:value-type="float" office:value="4.608333" calcext:value-type="float">
            <text:p>4,608333</text:p>
          </table:table-cell>
          <table:table-cell table:style-name="ce5" office:value-type="float" office:value="9.944721" calcext:value-type="float">
            <text:p>9,944721</text:p>
          </table:table-cell>
          <table:table-cell table:style-name="ce5" office:value-type="float" office:value="4.82" calcext:value-type="float">
            <text:p>4,82</text:p>
          </table:table-cell>
          <table:table-cell table:style-name="ce5" office:value-type="float" office:value="6.589869" calcext:value-type="float">
            <text:p>6,589869</text:p>
          </table:table-cell>
          <table:table-cell table:style-name="ce5" office:value-type="float" office:value="23.4897" calcext:value-type="float">
            <text:p>23,4897</text:p>
          </table:table-cell>
          <table:table-cell table:style-name="ce5"/>
          <table:table-cell table:formula="of:=SUM([.B18:.CK18])/(COUNT([.B18:.CK18]))" office:value-type="float" office:value="7.95735418292683" calcext:value-type="float">
            <text:p>7,9573541829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07" calcext:value-type="float">
            <text:p>2007</text:p>
          </table:table-cell>
          <table:table-cell table:style-name="ce5" office:value-type="float" office:value="8.4455" calcext:value-type="float">
            <text:p>8,4455</text:p>
          </table:table-cell>
          <table:table-cell table:style-name="ce5" office:value-type="float" office:value="5.368029" calcext:value-type="float">
            <text:p>5,368029</text:p>
          </table:table-cell>
          <table:table-cell table:style-name="ce5" office:value-type="float" office:value="4.369387" calcext:value-type="float">
            <text:p>4,369387</text:p>
          </table:table-cell>
          <table:table-cell table:style-name="ce5" office:value-type="float" office:value="6.212398" calcext:value-type="float">
            <text:p>6,212398</text:p>
          </table:table-cell>
          <table:table-cell table:style-name="ce5" office:value-type="float" office:value="7.488605" calcext:value-type="float">
            <text:p>7,488605</text:p>
          </table:table-cell>
          <table:table-cell table:style-name="ce5" office:value-type="float" office:value="7.736667" calcext:value-type="float">
            <text:p>7,736667</text:p>
          </table:table-cell>
          <table:table-cell table:style-name="ce5" office:value-type="float" office:value="5.6" calcext:value-type="float">
            <text:p>5,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2.46322" calcext:value-type="float">
            <text:p>12,46322</text:p>
          </table:table-cell>
          <table:table-cell table:style-name="ce5" office:value-type="float" office:value="6.033333" calcext:value-type="float">
            <text:p>6,033333</text:p>
          </table:table-cell>
          <table:table-cell table:style-name="ce5" office:value-type="float" office:value="2.761518" calcext:value-type="float">
            <text:p>2,761518</text:p>
          </table:table-cell>
          <table:table-cell table:style-name="ce5" office:value-type="float" office:value="7.031883" calcext:value-type="float">
            <text:p>7,031883</text:p>
          </table:table-cell>
          <table:table-cell table:style-name="ce5" office:value-type="float" office:value="4.049659" calcext:value-type="float">
            <text:p>4,049659</text:p>
          </table:table-cell>
          <table:table-cell table:style-name="ce5" office:value-type="float" office:value="11.16689" calcext:value-type="float">
            <text:p>11,16689</text:p>
          </table:table-cell>
          <table:table-cell table:style-name="ce5" office:value-type="float" office:value="3.916667" calcext:value-type="float">
            <text:p>3,916667</text:p>
          </table:table-cell>
          <table:table-cell table:style-name="ce5" office:value-type="float" office:value="4.921667" calcext:value-type="float">
            <text:p>4,921667</text:p>
          </table:table-cell>
          <table:table-cell table:style-name="ce5" office:value-type="float" office:value="8.532436" calcext:value-type="float">
            <text:p>8,532436</text:p>
          </table:table-cell>
          <table:table-cell table:style-name="ce5" office:value-type="float" office:value="6.3013" calcext:value-type="float">
            <text:p>6,3013</text:p>
          </table:table-cell>
          <table:table-cell table:style-name="ce5" office:value-type="float" office:value="3.650233" calcext:value-type="float">
            <text:p>3,650233</text:p>
          </table:table-cell>
          <table:table-cell table:style-name="ce5" office:value-type="float" office:value="5.012261" calcext:value-type="float">
            <text:p>5,012261</text:p>
          </table:table-cell>
          <table:table-cell table:style-name="ce5" office:value-type="float" office:value="13.8" calcext:value-type="float">
            <text:p>13,8</text:p>
          </table:table-cell>
          <table:table-cell table:style-name="ce5" office:value-type="float" office:value="4.132247" calcext:value-type="float">
            <text:p>4,132247</text:p>
          </table:table-cell>
          <table:table-cell table:style-name="ce5" office:value-type="float" office:value="6.192855" calcext:value-type="float">
            <text:p>6,192855</text:p>
          </table:table-cell>
          <table:table-cell table:style-name="ce5" office:value-type="float" office:value="6.590708" calcext:value-type="float">
            <text:p>6,590708</text:p>
          </table:table-cell>
          <table:table-cell table:style-name="ce5" office:value-type="float" office:value="8.999704" calcext:value-type="float">
            <text:p>8,999704</text:p>
          </table:table-cell>
          <table:table-cell table:style-name="ce5" office:value-type="float" office:value="8.241667" calcext:value-type="float">
            <text:p>8,241667</text:p>
          </table:table-cell>
          <table:table-cell table:style-name="ce5" office:value-type="float" office:value="4.625" calcext:value-type="float">
            <text:p>4,625</text:p>
          </table:table-cell>
          <table:table-cell table:style-name="ce5" office:value-type="float" office:value="6.859659" calcext:value-type="float">
            <text:p>6,859659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office:value-type="float" office:value="5.333333" calcext:value-type="float">
            <text:p>5,333333</text:p>
          </table:table-cell>
          <table:table-cell table:style-name="ce5" office:value-type="float" office:value="8.415301" calcext:value-type="float">
            <text:p>8,415301</text:p>
          </table:table-cell>
          <table:table-cell table:style-name="ce5" office:value-type="float" office:value="5.801359" calcext:value-type="float">
            <text:p>5,801359</text:p>
          </table:table-cell>
          <table:table-cell table:style-name="ce5" office:value-type="float" office:value="4.118463" calcext:value-type="float">
            <text:p>4,118463</text:p>
          </table:table-cell>
          <table:table-cell table:style-name="ce5" office:value-type="float" office:value="14.74167" calcext:value-type="float">
            <text:p>14,74167</text:p>
          </table:table-cell>
          <table:table-cell table:style-name="ce5" office:value-type="float" office:value="7.425" calcext:value-type="float">
            <text:p>7,425</text:p>
          </table:table-cell>
          <table:table-cell table:style-name="ce5" office:value-type="float" office:value="5.794879" calcext:value-type="float">
            <text:p>5,794879</text:p>
          </table:table-cell>
          <table:table-cell table:style-name="ce5" office:value-type="float" office:value="7.2" calcext:value-type="float">
            <text:p>7,2</text:p>
          </table:table-cell>
          <table:table-cell table:style-name="ce5" office:value-type="float" office:value="4.691667" calcext:value-type="float">
            <text:p>4,691667</text:p>
          </table:table-cell>
          <table:table-cell table:style-name="ce5" office:value-type="float" office:value="2.273723" calcext:value-type="float">
            <text:p>2,27372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088832" calcext:value-type="float">
            <text:p>6,088832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3.838154" calcext:value-type="float">
            <text:p>3,838154</text:p>
          </table:table-cell>
          <table:table-cell table:style-name="ce5" office:value-type="float" office:value="7.25" calcext:value-type="float">
            <text:p>7,25</text:p>
          </table:table-cell>
          <table:table-cell table:style-name="ce5" office:value-type="float" office:value="3.233333" calcext:value-type="float">
            <text:p>3,233333</text:p>
          </table:table-cell>
          <table:table-cell table:style-name="ce5" office:value-type="float" office:value="9.127246" calcext:value-type="float">
            <text:p>9,12724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.183333" calcext:value-type="float">
            <text:p>3,183333</text:p>
          </table:table-cell>
          <table:table-cell table:style-name="ce5" office:value-type="float" office:value="4.190312" calcext:value-type="float">
            <text:p>4,190312</text:p>
          </table:table-cell>
          <table:table-cell table:style-name="ce5" office:value-type="float" office:value="5.675" calcext:value-type="float">
            <text:p>5,675</text:p>
          </table:table-cell>
          <table:table-cell table:style-name="ce5" office:value-type="float" office:value="9.768155" calcext:value-type="float">
            <text:p>9,768155</text:p>
          </table:table-cell>
          <table:table-cell table:style-name="ce5" office:value-type="float" office:value="5.174789" calcext:value-type="float">
            <text:p>5,174789</text:p>
          </table:table-cell>
          <table:table-cell table:style-name="ce5" office:value-type="float" office:value="3.610833" calcext:value-type="float">
            <text:p>3,610833</text:p>
          </table:table-cell>
          <table:table-cell table:style-name="ce5" office:value-type="float" office:value="6.3013" calcext:value-type="float">
            <text:p>6,3013</text:p>
          </table:table-cell>
          <table:table-cell table:style-name="ce5" office:value-type="float" office:value="34.92615" calcext:value-type="float">
            <text:p>34,92615</text:p>
          </table:table-cell>
          <table:table-cell table:style-name="ce5" office:value-type="float" office:value="6.466112" calcext:value-type="float">
            <text:p>6,466112</text:p>
          </table:table-cell>
          <table:table-cell table:style-name="ce5" office:value-type="float" office:value="10.82893" calcext:value-type="float">
            <text:p>10,82893</text:p>
          </table:table-cell>
          <table:table-cell table:style-name="ce5" office:value-type="float" office:value="8.40363" calcext:value-type="float">
            <text:p>8,40363</text:p>
          </table:table-cell>
          <table:table-cell table:style-name="ce5" office:value-type="float" office:value="5.265277" calcext:value-type="float">
            <text:p>5,265277</text:p>
          </table:table-cell>
          <table:table-cell table:style-name="ce5" office:value-type="float" office:value="2.525" calcext:value-type="float">
            <text:p>2,525</text:p>
          </table:table-cell>
          <table:table-cell table:style-name="ce5" office:value-type="float" office:value="3.561032" calcext:value-type="float">
            <text:p>3,561032</text:p>
          </table:table-cell>
          <table:table-cell table:style-name="ce5" office:value-type="float" office:value="5.912181" calcext:value-type="float">
            <text:p>5,912181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8.391779" calcext:value-type="float">
            <text:p>8,391779</text:p>
          </table:table-cell>
          <table:table-cell table:style-name="ce5" office:value-type="float" office:value="7.325" calcext:value-type="float">
            <text:p>7,325</text:p>
          </table:table-cell>
          <table:table-cell table:style-name="ce5" office:value-type="float" office:value="12.69167" calcext:value-type="float">
            <text:p>12,69167</text:p>
          </table:table-cell>
          <table:table-cell table:style-name="ce5" office:value-type="float" office:value="8.008519" calcext:value-type="float">
            <text:p>8,008519</text:p>
          </table:table-cell>
          <table:table-cell table:style-name="ce5" office:value-type="float" office:value="4.316667" calcext:value-type="float">
            <text:p>4,316667</text:p>
          </table:table-cell>
          <table:table-cell table:style-name="ce5" office:value-type="float" office:value="6.051379" calcext:value-type="float">
            <text:p>6,05137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798724" calcext:value-type="float">
            <text:p>5,798724</text:p>
          </table:table-cell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22.50268" calcext:value-type="float">
            <text:p>22,50268</text:p>
          </table:table-cell>
          <table:table-cell table:style-name="ce5" office:value-type="float" office:value="8.420833" calcext:value-type="float">
            <text:p>8,420833</text:p>
          </table:table-cell>
          <table:table-cell table:style-name="ce5" office:value-type="float" office:value="7.725" calcext:value-type="float">
            <text:p>7,725</text:p>
          </table:table-cell>
          <table:table-cell table:style-name="ce5" office:value-type="float" office:value="6.101319" calcext:value-type="float">
            <text:p>6,101319</text:p>
          </table:table-cell>
          <table:table-cell table:style-name="ce5" office:value-type="float" office:value="1.3475" calcext:value-type="float">
            <text:p>1,34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15" calcext:value-type="float">
            <text:p>9,15</text:p>
          </table:table-cell>
          <table:table-cell table:style-name="ce5" office:value-type="float" office:value="3.91" calcext:value-type="float">
            <text:p>3,91</text:p>
          </table:table-cell>
          <table:table-cell table:style-name="ce5" office:value-type="float" office:value="2.385" calcext:value-type="float">
            <text:p>2,385</text:p>
          </table:table-cell>
          <table:table-cell table:style-name="ce5" office:value-type="float" office:value="9.4" calcext:value-type="float">
            <text:p>9,4</text:p>
          </table:table-cell>
          <table:table-cell table:style-name="ce5" office:value-type="float" office:value="4.616667" calcext:value-type="float">
            <text:p>4,616667</text:p>
          </table:table-cell>
          <table:table-cell table:style-name="ce5" office:value-type="float" office:value="8.454433" calcext:value-type="float">
            <text:p>8,454433</text:p>
          </table:table-cell>
          <table:table-cell table:style-name="ce5" office:value-type="float" office:value="4.64" calcext:value-type="float">
            <text:p>4,64</text:p>
          </table:table-cell>
          <table:table-cell table:style-name="ce5" office:value-type="float" office:value="6.194362" calcext:value-type="float">
            <text:p>6,194362</text:p>
          </table:table-cell>
          <table:table-cell table:style-name="ce5" office:value-type="float" office:value="22.88473" calcext:value-type="float">
            <text:p>22,88473</text:p>
          </table:table-cell>
          <table:table-cell table:style-name="ce5"/>
          <table:table-cell table:formula="of:=SUM([.B19:.CK19])/(COUNT([.B19:.CK19]))" office:value-type="float" office:value="7.18065962650602" calcext:value-type="float">
            <text:p>7,1806596265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08" calcext:value-type="float">
            <text:p>2008</text:p>
          </table:table-cell>
          <table:table-cell table:style-name="ce5" office:value-type="float" office:value="7.856438" calcext:value-type="float">
            <text:p>7,856438</text:p>
          </table:table-cell>
          <table:table-cell table:style-name="ce5" office:value-type="float" office:value="6.587673" calcext:value-type="float">
            <text:p>6,587673</text:p>
          </table:table-cell>
          <table:table-cell table:style-name="ce5" office:value-type="float" office:value="4.245434" calcext:value-type="float">
            <text:p>4,245434</text:p>
          </table:table-cell>
          <table:table-cell table:style-name="ce5" office:value-type="float" office:value="5.900179" calcext:value-type="float">
            <text:p>5,900179</text:p>
          </table:table-cell>
          <table:table-cell table:style-name="ce5" office:value-type="float" office:value="6.964459" calcext:value-type="float">
            <text:p>6,964459</text:p>
          </table:table-cell>
          <table:table-cell table:style-name="ce5" office:value-type="float" office:value="6.301667" calcext:value-type="float">
            <text:p>6,301667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58914" calcext:value-type="float">
            <text:p>10,58914</text:p>
          </table:table-cell>
          <table:table-cell table:style-name="ce5" office:value-type="float" office:value="6.158333" calcext:value-type="float">
            <text:p>6,158333</text:p>
          </table:table-cell>
          <table:table-cell table:style-name="ce5" office:value-type="float" office:value="2.573798" calcext:value-type="float">
            <text:p>2,573798</text:p>
          </table:table-cell>
          <table:table-cell table:style-name="ce5" office:value-type="float" office:value="7.762011" calcext:value-type="float">
            <text:p>7,762011</text:p>
          </table:table-cell>
          <table:table-cell table:style-name="ce5" office:value-type="float" office:value="4.049514" calcext:value-type="float">
            <text:p>4,049514</text:p>
          </table:table-cell>
          <table:table-cell table:style-name="ce5" office:value-type="float" office:value="11.27922" calcext:value-type="float">
            <text:p>11,27922</text:p>
          </table:table-cell>
          <table:table-cell table:style-name="ce5" office:value-type="float" office:value="3.658333" calcext:value-type="float">
            <text:p>3,658333</text:p>
          </table:table-cell>
          <table:table-cell table:style-name="ce5" office:value-type="float" office:value="4.115833" calcext:value-type="float">
            <text:p>4,115833</text:p>
          </table:table-cell>
          <table:table-cell table:style-name="ce5" office:value-type="float" office:value="7.409989" calcext:value-type="float">
            <text:p>7,409989</text:p>
          </table:table-cell>
          <table:table-cell table:style-name="ce5" office:value-type="float" office:value="7.097261" calcext:value-type="float">
            <text:p>7,097261</text:p>
          </table:table-cell>
          <table:table-cell table:style-name="ce5" office:value-type="float" office:value="2.643005" calcext:value-type="float">
            <text:p>2,643005</text:p>
          </table:table-cell>
          <table:table-cell table:style-name="ce5" office:value-type="float" office:value="4.655094" calcext:value-type="float">
            <text:p>4,655094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4.135483" calcext:value-type="float">
            <text:p>4,135483</text:p>
          </table:table-cell>
          <table:table-cell table:style-name="ce5" office:value-type="float" office:value="6.331441" calcext:value-type="float">
            <text:p>6,331441</text:p>
          </table:table-cell>
          <table:table-cell table:style-name="ce5" office:value-type="float" office:value="5.480457" calcext:value-type="float">
            <text:p>5,480457</text:p>
          </table:table-cell>
          <table:table-cell table:style-name="ce5" office:value-type="float" office:value="8.705916" calcext:value-type="float">
            <text:p>8,705916</text:p>
          </table:table-cell>
          <table:table-cell table:style-name="ce5" office:value-type="float" office:value="11.25833" calcext:value-type="float">
            <text:p>11,25833</text:p>
          </table:table-cell>
          <table:table-cell table:style-name="ce5" office:value-type="float" office:value="5.45" calcext:value-type="float">
            <text:p>5,45</text:p>
          </table:table-cell>
          <table:table-cell table:style-name="ce5" office:value-type="float" office:value="6.35615" calcext:value-type="float">
            <text:p>6,35615</text:p>
          </table:table-cell>
          <table:table-cell table:style-name="ce5" office:value-type="float" office:value="7.075" calcext:value-type="float">
            <text:p>7,075</text:p>
          </table:table-cell>
          <table:table-cell table:style-name="ce5" office:value-type="float" office:value="5.708333" calcext:value-type="float">
            <text:p>5,708333</text:p>
          </table:table-cell>
          <table:table-cell table:style-name="ce5" office:value-type="float" office:value="7.765687" calcext:value-type="float">
            <text:p>7,765687</text:p>
          </table:table-cell>
          <table:table-cell table:style-name="ce5" office:value-type="float" office:value="6.056988" calcext:value-type="float">
            <text:p>6,056988</text:p>
          </table:table-cell>
          <table:table-cell table:style-name="ce5" office:value-type="float" office:value="3.435748" calcext:value-type="float">
            <text:p>3,435748</text:p>
          </table:table-cell>
          <table:table-cell table:style-name="ce5" office:value-type="float" office:value="13.03333" calcext:value-type="float">
            <text:p>13,03333</text:p>
          </table:table-cell>
          <table:table-cell table:style-name="ce5" office:value-type="float" office:value="7.825" calcext:value-type="float">
            <text:p>7,825</text:p>
          </table:table-cell>
          <table:table-cell table:style-name="ce5" office:value-type="float" office:value="6.099584" calcext:value-type="float">
            <text:p>6,099584</text:p>
          </table:table-cell>
          <table:table-cell table:style-name="ce5" office:value-type="float" office:value="10.4" calcext:value-type="float">
            <text:p>10,4</text:p>
          </table:table-cell>
          <table:table-cell table:style-name="ce5" office:value-type="float" office:value="6.433333" calcext:value-type="float">
            <text:p>6,433333</text:p>
          </table:table-cell>
          <table:table-cell table:style-name="ce5" office:value-type="float" office:value="3.061617" calcext:value-type="float">
            <text:p>3,06161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720688" calcext:value-type="float">
            <text:p>6,720688</text:p>
          </table:table-cell>
          <table:table-cell table:style-name="ce5" office:value-type="float" office:value="12.7" calcext:value-type="float">
            <text:p>12,7</text:p>
          </table:table-cell>
          <table:table-cell table:style-name="ce5" office:value-type="float" office:value="3.994517" calcext:value-type="float">
            <text:p>3,994517</text:p>
          </table:table-cell>
          <table:table-cell table:style-name="ce5" office:value-type="float" office:value="6.625" calcext:value-type="float">
            <text:p>6,625</text:p>
          </table:table-cell>
          <table:table-cell table:style-name="ce5" office:value-type="float" office:value="3.166667" calcext:value-type="float">
            <text:p>3,166667</text:p>
          </table:table-cell>
          <table:table-cell table:style-name="ce5" office:value-type="float" office:value="8.264103" calcext:value-type="float">
            <text:p>8,26410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4" calcext:value-type="float">
            <text:p>5,4</text:p>
          </table:table-cell>
          <table:table-cell table:style-name="ce5" office:value-type="float" office:value="3.45" calcext:value-type="float">
            <text:p>3,45</text:p>
          </table:table-cell>
          <table:table-cell table:style-name="ce5" office:value-type="float" office:value="4.165578" calcext:value-type="float">
            <text:p>4,165578</text:p>
          </table:table-cell>
          <table:table-cell table:style-name="ce5" office:value-type="float" office:value="5.325" calcext:value-type="float">
            <text:p>5,325</text:p>
          </table:table-cell>
          <table:table-cell table:style-name="ce5" office:value-type="float" office:value="9.550705" calcext:value-type="float">
            <text:p>9,550705</text:p>
          </table:table-cell>
          <table:table-cell table:style-name="ce5" office:value-type="float" office:value="3.970518" calcext:value-type="float">
            <text:p>3,970518</text:p>
          </table:table-cell>
          <table:table-cell table:style-name="ce5" office:value-type="float" office:value="3.8875" calcext:value-type="float">
            <text:p>3,8875</text:p>
          </table:table-cell>
          <table:table-cell table:style-name="ce5" office:value-type="float" office:value="7.097261" calcext:value-type="float">
            <text:p>7,097261</text:p>
          </table:table-cell>
          <table:table-cell table:style-name="ce5" office:value-type="float" office:value="33.77452" calcext:value-type="float">
            <text:p>33,77452</text:p>
          </table:table-cell>
          <table:table-cell table:style-name="ce5" office:value-type="float" office:value="6.063586" calcext:value-type="float">
            <text:p>6,063586</text:p>
          </table:table-cell>
          <table:table-cell table:style-name="ce5" office:value-type="float" office:value="9.990156" calcext:value-type="float">
            <text:p>9,990156</text:p>
          </table:table-cell>
          <table:table-cell table:style-name="ce5" office:value-type="float" office:value="7.206214" calcext:value-type="float">
            <text:p>7,206214</text:p>
          </table:table-cell>
          <table:table-cell table:style-name="ce5" office:value-type="float" office:value="4.604007" calcext:value-type="float">
            <text:p>4,604007</text:p>
          </table:table-cell>
          <table:table-cell table:style-name="ce5" office:value-type="float" office:value="2.541667" calcext:value-type="float">
            <text:p>2,541667</text:p>
          </table:table-cell>
          <table:table-cell table:style-name="ce5" office:value-type="float" office:value="4.021272" calcext:value-type="float">
            <text:p>4,021272</text:p>
          </table:table-cell>
          <table:table-cell table:style-name="ce5" office:value-type="float" office:value="5.275089" calcext:value-type="float">
            <text:p>5,275089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8.376466" calcext:value-type="float">
            <text:p>8,376466</text:p>
          </table:table-cell>
          <table:table-cell table:style-name="ce5" office:value-type="float" office:value="7.375" calcext:value-type="float">
            <text:p>7,375</text:p>
          </table:table-cell>
          <table:table-cell table:style-name="ce5" office:value-type="float" office:value="9.825" calcext:value-type="float">
            <text:p>9,825</text:p>
          </table:table-cell>
          <table:table-cell table:style-name="ce5" office:value-type="float" office:value="7.606845" calcext:value-type="float">
            <text:p>7,606845</text:p>
          </table:table-cell>
          <table:table-cell table:style-name="ce5" office:value-type="float" office:value="3.983333" calcext:value-type="float">
            <text:p>3,983333</text:p>
          </table:table-cell>
          <table:table-cell table:style-name="ce5" office:value-type="float" office:value="6.260709" calcext:value-type="float">
            <text:p>6,260709</text:p>
          </table:table-cell>
          <table:table-cell table:style-name="ce5" office:value-type="float" office:value="9.742943" calcext:value-type="float">
            <text:p>9,742943</text:p>
          </table:table-cell>
          <table:table-cell table:style-name="ce5" office:value-type="float" office:value="5.201785" calcext:value-type="float">
            <text:p>5,201785</text:p>
          </table:table-cell>
          <table:table-cell table:style-name="ce5" office:value-type="float" office:value="2.275" calcext:value-type="float">
            <text:p>2,275</text:p>
          </table:table-cell>
          <table:table-cell table:style-name="ce5" office:value-type="float" office:value="22.06497" calcext:value-type="float">
            <text:p>22,06497</text:p>
          </table:table-cell>
          <table:table-cell table:style-name="ce5" office:value-type="float" office:value="7.645" calcext:value-type="float">
            <text:p>7,645</text:p>
          </table:table-cell>
          <table:table-cell table:style-name="ce5" office:value-type="float" office:value="6.733333" calcext:value-type="float">
            <text:p>6,733333</text:p>
          </table:table-cell>
          <table:table-cell table:style-name="ce5" office:value-type="float" office:value="6.168538" calcext:value-type="float">
            <text:p>6,168538</text:p>
          </table:table-cell>
          <table:table-cell table:style-name="ce5" office:value-type="float" office:value="1.355833" calcext:value-type="float">
            <text:p>1,3558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145833" calcext:value-type="float">
            <text:p>4,145833</text:p>
          </table:table-cell>
          <table:table-cell table:style-name="ce5" office:value-type="float" office:value="2.150833" calcext:value-type="float">
            <text:p>2,150833</text:p>
          </table:table-cell>
          <table:table-cell table:style-name="ce5" office:value-type="float" office:value="7.925" calcext:value-type="float">
            <text:p>7,925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7.341128" calcext:value-type="float">
            <text:p>7,341128</text:p>
          </table:table-cell>
          <table:table-cell table:style-name="ce5" office:value-type="float" office:value="4.65" calcext:value-type="float">
            <text:p>4,65</text:p>
          </table:table-cell>
          <table:table-cell table:style-name="ce5" office:value-type="float" office:value="6.875345" calcext:value-type="float">
            <text:p>6,875345</text:p>
          </table:table-cell>
          <table:table-cell table:style-name="ce5" office:value-type="float" office:value="22.46761" calcext:value-type="float">
            <text:p>22,46761</text:p>
          </table:table-cell>
          <table:table-cell table:style-name="ce5"/>
          <table:table-cell table:formula="of:=SUM([.B20:.CK20])/(COUNT([.B20:.CK20]))" office:value-type="float" office:value="7.00505154761905" calcext:value-type="float">
            <text:p>7,0050515476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09" calcext:value-type="float">
            <text:p>2009</text:p>
          </table:table-cell>
          <table:table-cell table:style-name="ce5" office:value-type="float" office:value="8.666549" calcext:value-type="float">
            <text:p>8,666549</text:p>
          </table:table-cell>
          <table:table-cell table:style-name="ce5" office:value-type="float" office:value="6.843519" calcext:value-type="float">
            <text:p>6,843519</text:p>
          </table:table-cell>
          <table:table-cell table:style-name="ce5" office:value-type="float" office:value="5.564493" calcext:value-type="float">
            <text:p>5,564493</text:p>
          </table:table-cell>
          <table:table-cell table:style-name="ce5" office:value-type="float" office:value="7.277396" calcext:value-type="float">
            <text:p>7,277396</text:p>
          </table:table-cell>
          <table:table-cell table:style-name="ce5" office:value-type="float" office:value="7.884973" calcext:value-type="float">
            <text:p>7,884973</text:p>
          </table:table-cell>
          <table:table-cell table:style-name="ce5" office:value-type="float" office:value="7.584167" calcext:value-type="float">
            <text:p>7,58416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0.80876" calcext:value-type="float">
            <text:p>10,80876</text:p>
          </table:table-cell>
          <table:table-cell table:style-name="ce5" office:value-type="float" office:value="8.358333" calcext:value-type="float">
            <text:p>8,358333</text:p>
          </table:table-cell>
          <table:table-cell table:style-name="ce5" office:value-type="float" office:value="3.71306" calcext:value-type="float">
            <text:p>3,71306</text:p>
          </table:table-cell>
          <table:table-cell table:style-name="ce5" office:value-type="float" office:value="10.51498" calcext:value-type="float">
            <text:p>10,51498</text:p>
          </table:table-cell>
          <table:table-cell table:style-name="ce5" office:value-type="float" office:value="4.299345" calcext:value-type="float">
            <text:p>4,299345</text:p>
          </table:table-cell>
          <table:table-cell table:style-name="ce5" office:value-type="float" office:value="12.0451" calcext:value-type="float">
            <text:p>12,0451</text:p>
          </table:table-cell>
          <table:table-cell table:style-name="ce5" office:value-type="float" office:value="5.433333" calcext:value-type="float">
            <text:p>5,433333</text:p>
          </table:table-cell>
          <table:table-cell table:style-name="ce5" office:value-type="float" office:value="6.219167" calcext:value-type="float">
            <text:p>6,219167</text:p>
          </table:table-cell>
          <table:table-cell table:style-name="ce5" office:value-type="float" office:value="7.638004" calcext:value-type="float">
            <text:p>7,638004</text:p>
          </table:table-cell>
          <table:table-cell table:style-name="ce5" office:value-type="float" office:value="7.527102" calcext:value-type="float">
            <text:p>7,527102</text:p>
          </table:table-cell>
          <table:table-cell table:style-name="ce5" office:value-type="float" office:value="4.747813" calcext:value-type="float">
            <text:p>4,747813</text:p>
          </table:table-cell>
          <table:table-cell table:style-name="ce5" office:value-type="float" office:value="5.299524" calcext:value-type="float">
            <text:p>5,299524</text:p>
          </table:table-cell>
          <table:table-cell table:style-name="ce5" office:value-type="float" office:value="10.2" calcext:value-type="float">
            <text:p>10,2</text:p>
          </table:table-cell>
          <table:table-cell table:style-name="ce5" office:value-type="float" office:value="4.358162" calcext:value-type="float">
            <text:p>4,358162</text:p>
          </table:table-cell>
          <table:table-cell table:style-name="ce5" office:value-type="float" office:value="8.122122" calcext:value-type="float">
            <text:p>8,122122</text:p>
          </table:table-cell>
          <table:table-cell table:style-name="ce5" office:value-type="float" office:value="6.284612" calcext:value-type="float">
            <text:p>6,284612</text:p>
          </table:table-cell>
          <table:table-cell table:style-name="ce5" office:value-type="float" office:value="9.393347" calcext:value-type="float">
            <text:p>9,393347</text:p>
          </table:table-cell>
          <table:table-cell table:style-name="ce5" office:value-type="float" office:value="17.88333" calcext:value-type="float">
            <text:p>17,88333</text:p>
          </table:table-cell>
          <table:table-cell table:style-name="ce5" office:value-type="float" office:value="13.6" calcext:value-type="float">
            <text:p>13,6</text:p>
          </table:table-cell>
          <table:table-cell table:style-name="ce5" office:value-type="float" office:value="8.267343" calcext:value-type="float">
            <text:p>8,267343</text:p>
          </table:table-cell>
          <table:table-cell table:style-name="ce5" office:value-type="float" office:value="8.725" calcext:value-type="float">
            <text:p>8,725</text:p>
          </table:table-cell>
          <table:table-cell table:style-name="ce5" office:value-type="float" office:value="7.608333" calcext:value-type="float">
            <text:p>7,608333</text:p>
          </table:table-cell>
          <table:table-cell table:style-name="ce5" office:value-type="float" office:value="9.642648" calcext:value-type="float">
            <text:p>9,642648</text:p>
          </table:table-cell>
          <table:table-cell table:style-name="ce5" office:value-type="float" office:value="8.21066" calcext:value-type="float">
            <text:p>8,21066</text:p>
          </table:table-cell>
          <table:table-cell table:style-name="ce5" office:value-type="float" office:value="5.205966" calcext:value-type="float">
            <text:p>5,205966</text:p>
          </table:table-cell>
          <table:table-cell table:style-name="ce5" office:value-type="float" office:value="14.54167" calcext:value-type="float">
            <text:p>14,54167</text:p>
          </table:table-cell>
          <table:table-cell table:style-name="ce5" office:value-type="float" office:value="10.05" calcext:value-type="float">
            <text:p>10,05</text:p>
          </table:table-cell>
          <table:table-cell table:style-name="ce5" office:value-type="float" office:value="8.308526" calcext:value-type="float">
            <text:p>8,308526</text:p>
          </table:table-cell>
          <table:table-cell table:style-name="ce5" office:value-type="float" office:value="10.7" calcext:value-type="float">
            <text:p>10,7</text:p>
          </table:table-cell>
          <table:table-cell table:style-name="ce5" office:value-type="float" office:value="12.05" calcext:value-type="float">
            <text:p>12,05</text:p>
          </table:table-cell>
          <table:table-cell table:style-name="ce5" office:value-type="float" office:value="7.293793" calcext:value-type="float">
            <text:p>7,29379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7.766438" calcext:value-type="float">
            <text:p>7,766438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5.06788" calcext:value-type="float">
            <text:p>5,06788</text:p>
          </table:table-cell>
          <table:table-cell table:style-name="ce5" office:value-type="float" office:value="6.566667" calcext:value-type="float">
            <text:p>6,566667</text:p>
          </table:table-cell>
          <table:table-cell table:style-name="ce5" office:value-type="float" office:value="3.65" calcext:value-type="float">
            <text:p>3,65</text:p>
          </table:table-cell>
          <table:table-cell table:style-name="ce5" office:value-type="float" office:value="8.90676" calcext:value-type="float">
            <text:p>8,9067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9.458333" calcext:value-type="float">
            <text:p>9,458333</text:p>
          </table:table-cell>
          <table:table-cell table:style-name="ce5" office:value-type="float" office:value="5.481238" calcext:value-type="float">
            <text:p>5,481238</text:p>
          </table:table-cell>
          <table:table-cell table:style-name="ce5" office:value-type="float" office:value="12.09167" calcext:value-type="float">
            <text:p>12,09167</text:p>
          </table:table-cell>
          <table:table-cell table:style-name="ce5" office:value-type="float" office:value="9.104055" calcext:value-type="float">
            <text:p>9,104055</text:p>
          </table:table-cell>
          <table:table-cell table:style-name="ce5" office:value-type="float" office:value="6.490772" calcext:value-type="float">
            <text:p>6,490772</text:p>
          </table:table-cell>
          <table:table-cell table:style-name="ce5" office:value-type="float" office:value="5.329167" calcext:value-type="float">
            <text:p>5,329167</text:p>
          </table:table-cell>
          <table:table-cell table:style-name="ce5" office:value-type="float" office:value="7.527102" calcext:value-type="float">
            <text:p>7,527102</text:p>
          </table:table-cell>
          <table:table-cell table:style-name="ce5" office:value-type="float" office:value="32.17228" calcext:value-type="float">
            <text:p>32,17228</text:p>
          </table:table-cell>
          <table:table-cell table:style-name="ce5" office:value-type="float" office:value="6.907445" calcext:value-type="float">
            <text:p>6,907445</text:p>
          </table:table-cell>
          <table:table-cell table:style-name="ce5" office:value-type="float" office:value="9.993022" calcext:value-type="float">
            <text:p>9,993022</text:p>
          </table:table-cell>
          <table:table-cell table:style-name="ce5" office:value-type="float" office:value="7.375251" calcext:value-type="float">
            <text:p>7,375251</text:p>
          </table:table-cell>
          <table:table-cell table:style-name="ce5" office:value-type="float" office:value="5.572713" calcext:value-type="float">
            <text:p>5,572713</text:p>
          </table:table-cell>
          <table:table-cell table:style-name="ce5" office:value-type="float" office:value="3.158333" calcext:value-type="float">
            <text:p>3,158333</text:p>
          </table:table-cell>
          <table:table-cell table:style-name="ce5" office:value-type="float" office:value="5.832442" calcext:value-type="float">
            <text:p>5,832442</text:p>
          </table:table-cell>
          <table:table-cell table:style-name="ce5" office:value-type="float" office:value="6.421111" calcext:value-type="float">
            <text:p>6,421111</text:p>
          </table:table-cell>
          <table:table-cell table:style-name="ce5" office:value-type="float" office:value="5.46" calcext:value-type="float">
            <text:p>5,46</text:p>
          </table:table-cell>
          <table:table-cell table:style-name="ce5" office:value-type="float" office:value="8.393037" calcext:value-type="float">
            <text:p>8,393037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10.96667" calcext:value-type="float">
            <text:p>10,96667</text:p>
          </table:table-cell>
          <table:table-cell table:style-name="ce5" office:value-type="float" office:value="9.488556" calcext:value-type="float">
            <text:p>9,488556</text:p>
          </table:table-cell>
          <table:table-cell table:style-name="ce5" office:value-type="float" office:value="6.283333" calcext:value-type="float">
            <text:p>6,283333</text:p>
          </table:table-cell>
          <table:table-cell table:style-name="ce5" office:value-type="float" office:value="8.247943" calcext:value-type="float">
            <text:p>8,247943</text:p>
          </table:table-cell>
          <table:table-cell table:style-name="ce5" office:value-type="float" office:value="10.04146" calcext:value-type="float">
            <text:p>10,04146</text:p>
          </table:table-cell>
          <table:table-cell table:style-name="ce5" office:value-type="float" office:value="5.401875" calcext:value-type="float">
            <text:p>5,40187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3.23746" calcext:value-type="float">
            <text:p>23,23746</text:p>
          </table:table-cell>
          <table:table-cell table:style-name="ce5" office:value-type="float" office:value="11.44" calcext:value-type="float">
            <text:p>11,44</text:p>
          </table:table-cell>
          <table:table-cell table:style-name="ce5" office:value-type="float" office:value="9.158333" calcext:value-type="float">
            <text:p>9,158333</text:p>
          </table:table-cell>
          <table:table-cell table:style-name="ce5" office:value-type="float" office:value="8.330325" calcext:value-type="float">
            <text:p>8,330325</text:p>
          </table:table-cell>
          <table:table-cell table:style-name="ce5" office:value-type="float" office:value="1.478333" calcext:value-type="float">
            <text:p>1,478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3.025" calcext:value-type="float">
            <text:p>13,025</text:p>
          </table:table-cell>
          <table:table-cell table:style-name="ce5" office:value-type="float" office:value="5.850833" calcext:value-type="float">
            <text:p>5,850833</text:p>
          </table:table-cell>
          <table:table-cell table:style-name="ce5" office:value-type="float" office:value="2.415833" calcext:value-type="float">
            <text:p>2,415833</text:p>
          </table:table-cell>
          <table:table-cell table:style-name="ce5" office:value-type="float" office:value="7.783333" calcext:value-type="float">
            <text:p>7,783333</text:p>
          </table:table-cell>
          <table:table-cell table:style-name="ce5" office:value-type="float" office:value="9.283333" calcext:value-type="float">
            <text:p>9,283333</text:p>
          </table:table-cell>
          <table:table-cell table:style-name="ce5" office:value-type="float" office:value="7.897162" calcext:value-type="float">
            <text:p>7,897162</text:p>
          </table:table-cell>
          <table:table-cell table:style-name="ce5" office:value-type="float" office:value="4.6" calcext:value-type="float">
            <text:p>4,6</text:p>
          </table:table-cell>
          <table:table-cell table:style-name="ce5" office:value-type="float" office:value="7.671706" calcext:value-type="float">
            <text:p>7,671706</text:p>
          </table:table-cell>
          <table:table-cell table:style-name="ce5" office:value-type="float" office:value="23.66728" calcext:value-type="float">
            <text:p>23,66728</text:p>
          </table:table-cell>
          <table:table-cell table:style-name="ce5"/>
          <table:table-cell table:formula="of:=SUM([.B21:.CK21])/(COUNT([.B21:.CK21]))" office:value-type="float" office:value="8.44244778571429" calcext:value-type="float">
            <text:p>8,4424477857</text:p>
          </table:table-cell>
          <table:table-cell table:number-columns-repeated="933"/>
        </table:table-row>
        <table:table-row table:style-name="ro1">
          <table:table-cell table:style-name="ce1" office:value-type="float" office:value="2010" calcext:value-type="float">
            <text:p>2010</text:p>
          </table:table-cell>
          <table:table-cell table:style-name="ce5" office:value-type="float" office:value="7.744072" calcext:value-type="float">
            <text:p>7,744072</text:p>
          </table:table-cell>
          <table:table-cell table:style-name="ce5" office:value-type="float" office:value="6.477622" calcext:value-type="float">
            <text:p>6,477622</text:p>
          </table:table-cell>
          <table:table-cell table:style-name="ce5" office:value-type="float" office:value="5.182798" calcext:value-type="float">
            <text:p>5,182798</text:p>
          </table:table-cell>
          <table:table-cell table:style-name="ce5" office:value-type="float" office:value="6.924822" calcext:value-type="float">
            <text:p>6,924822</text:p>
          </table:table-cell>
          <table:table-cell table:style-name="ce5" office:value-type="float" office:value="8.302332" calcext:value-type="float">
            <text:p>8,302332</text:p>
          </table:table-cell>
          <table:table-cell table:style-name="ce5" office:value-type="float" office:value="9.473333" calcext:value-type="float">
            <text:p>9,473333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0.815337" calcext:value-type="float">
            <text:p>0,815337</text:p>
          </table:table-cell>
          <table:table-cell table:style-name="ce5" office:value-type="float" office:value="8.985419" calcext:value-type="float">
            <text:p>8,98541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.515203" calcext:value-type="float">
            <text:p>3,515203</text:p>
          </table:table-cell>
          <table:table-cell table:style-name="ce5" office:value-type="float" office:value="8.357429" calcext:value-type="float">
            <text:p>8,357429</text:p>
          </table:table-cell>
          <table:table-cell table:style-name="ce5" office:value-type="float" office:value="4.149637" calcext:value-type="float">
            <text:p>4,149637</text:p>
          </table:table-cell>
          <table:table-cell table:style-name="ce5" office:value-type="float" office:value="11.78702" calcext:value-type="float">
            <text:p>11,78702</text:p>
          </table:table-cell>
          <table:table-cell table:style-name="ce5" office:value-type="float" office:value="6.291667" calcext:value-type="float">
            <text:p>6,291667</text:p>
          </table:table-cell>
          <table:table-cell table:style-name="ce5" office:value-type="float" office:value="6.98" calcext:value-type="float">
            <text:p>6,98</text:p>
          </table:table-cell>
          <table:table-cell table:style-name="ce5" office:value-type="float" office:value="6.952269" calcext:value-type="float">
            <text:p>6,952269</text:p>
          </table:table-cell>
          <table:table-cell table:style-name="ce5" office:value-type="float" office:value="7.080123" calcext:value-type="float">
            <text:p>7,080123</text:p>
          </table:table-cell>
          <table:table-cell table:style-name="ce5" office:value-type="float" office:value="6.082259" calcext:value-type="float">
            <text:p>6,082259</text:p>
          </table:table-cell>
          <table:table-cell table:style-name="ce5" office:value-type="float" office:value="5.003906" calcext:value-type="float">
            <text:p>5,003906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186689" calcext:value-type="float">
            <text:p>4,186689</text:p>
          </table:table-cell>
          <table:table-cell table:style-name="ce5" office:value-type="float" office:value="7.278531" calcext:value-type="float">
            <text:p>7,278531</text:p>
          </table:table-cell>
          <table:table-cell table:style-name="ce5" office:value-type="float" office:value="5.791413" calcext:value-type="float">
            <text:p>5,791413</text:p>
          </table:table-cell>
          <table:table-cell table:style-name="ce5" office:value-type="float" office:value="8.980532" calcext:value-type="float">
            <text:p>8,980532</text:p>
          </table:table-cell>
          <table:table-cell table:style-name="ce5" office:value-type="float" office:value="19.875" calcext:value-type="float">
            <text:p>19,875</text:p>
          </table:table-cell>
          <table:table-cell table:style-name="ce5" office:value-type="float" office:value="16.7" calcext:value-type="float">
            <text:p>16,7</text:p>
          </table:table-cell>
          <table:table-cell table:style-name="ce5" office:value-type="float" office:value="8.369812" calcext:value-type="float">
            <text:p>8,369812</text:p>
          </table:table-cell>
          <table:table-cell table:style-name="ce5" office:value-type="float" office:value="8.875" calcext:value-type="float">
            <text:p>8,875</text:p>
          </table:table-cell>
          <table:table-cell table:style-name="ce5" office:value-type="float" office:value="7.891667" calcext:value-type="float">
            <text:p>7,891667</text:p>
          </table:table-cell>
          <table:table-cell table:style-name="ce5" office:value-type="float" office:value="12.77121" calcext:value-type="float">
            <text:p>12,77121</text:p>
          </table:table-cell>
          <table:table-cell table:style-name="ce5" office:value-type="float" office:value="8.507885" calcext:value-type="float">
            <text:p>8,507885</text:p>
          </table:table-cell>
          <table:table-cell table:style-name="ce5" office:value-type="float" office:value="4.416068" calcext:value-type="float">
            <text:p>4,416068</text:p>
          </table:table-cell>
          <table:table-cell table:style-name="ce5" office:value-type="float" office:value="17.175" calcext:value-type="float">
            <text:p>17,175</text:p>
          </table:table-cell>
          <table:table-cell table:style-name="ce5" office:value-type="float" office:value="11.15" calcext:value-type="float">
            <text:p>11,15</text:p>
          </table:table-cell>
          <table:table-cell table:style-name="ce5" office:value-type="float" office:value="8.598311" calcext:value-type="float">
            <text:p>8,5983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3.91667" calcext:value-type="float">
            <text:p>13,91667</text:p>
          </table:table-cell>
          <table:table-cell table:style-name="ce5" office:value-type="float" office:value="7.615375" calcext:value-type="float">
            <text:p>7,6153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350541" calcext:value-type="float">
            <text:p>8,350541</text:p>
          </table:table-cell>
          <table:table-cell table:style-name="ce5" office:value-type="float" office:value="12.5" calcext:value-type="float">
            <text:p>12,5</text:p>
          </table:table-cell>
          <table:table-cell table:style-name="ce5" office:value-type="float" office:value="5.04807" calcext:value-type="float">
            <text:p>5,04807</text:p>
          </table:table-cell>
          <table:table-cell table:style-name="ce5" office:value-type="float" office:value="5.766667" calcext:value-type="float">
            <text:p>5,766667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8.012061" calcext:value-type="float">
            <text:p>8,01206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9" calcext:value-type="float">
            <text:p>4,9</text:p>
          </table:table-cell>
          <table:table-cell table:style-name="ce5" office:value-type="float" office:value="14.48333" calcext:value-type="float">
            <text:p>14,48333</text:p>
          </table:table-cell>
          <table:table-cell table:style-name="ce5" office:value-type="float" office:value="5.839221" calcext:value-type="float">
            <text:p>5,839221</text:p>
          </table:table-cell>
          <table:table-cell table:style-name="ce5" office:value-type="float" office:value="15.625" calcext:value-type="float">
            <text:p>15,625</text:p>
          </table:table-cell>
          <table:table-cell table:style-name="ce5" office:value-type="float" office:value="9.11243" calcext:value-type="float">
            <text:p>9,11243</text:p>
          </table:table-cell>
          <table:table-cell table:style-name="ce5" office:value-type="float" office:value="7.587274" calcext:value-type="float">
            <text:p>7,587274</text:p>
          </table:table-cell>
          <table:table-cell table:style-name="ce5" office:value-type="float" office:value="5.271667" calcext:value-type="float">
            <text:p>5,271667</text:p>
          </table:table-cell>
          <table:table-cell table:style-name="ce5" office:value-type="float" office:value="7.080123" calcext:value-type="float">
            <text:p>7,080123</text:p>
          </table:table-cell>
          <table:table-cell table:style-name="ce5" office:value-type="float" office:value="32.04449" calcext:value-type="float">
            <text:p>32,04449</text:p>
          </table:table-cell>
          <table:table-cell table:style-name="ce5" office:value-type="float" office:value="6.889751" calcext:value-type="float">
            <text:p>6,889751</text:p>
          </table:table-cell>
          <table:table-cell table:style-name="ce5" office:value-type="float" office:value="9.710486" calcext:value-type="float">
            <text:p>9,710486</text:p>
          </table:table-cell>
          <table:table-cell table:style-name="ce5" office:value-type="float" office:value="7.563896" calcext:value-type="float">
            <text:p>7,563896</text:p>
          </table:table-cell>
          <table:table-cell table:style-name="ce5" office:value-type="float" office:value="6.130596" calcext:value-type="float">
            <text:p>6,130596</text:p>
          </table:table-cell>
          <table:table-cell table:style-name="ce5" office:value-type="float" office:value="3.575" calcext:value-type="float">
            <text:p>3,575</text:p>
          </table:table-cell>
          <table:table-cell table:style-name="ce5" office:value-type="float" office:value="6.140336" calcext:value-type="float">
            <text:p>6,140336</text:p>
          </table:table-cell>
          <table:table-cell table:style-name="ce5" office:value-type="float" office:value="6.85327" calcext:value-type="float">
            <text:p>6,85327</text:p>
          </table:table-cell>
          <table:table-cell table:style-name="ce5" office:value-type="float" office:value="5.55" calcext:value-type="float">
            <text:p>5,55</text:p>
          </table:table-cell>
          <table:table-cell table:style-name="ce5" office:value-type="float" office:value="7.848155" calcext:value-type="float">
            <text:p>7,848155</text:p>
          </table:table-cell>
          <table:table-cell table:style-name="ce5" office:value-type="float" office:value="7.325" calcext:value-type="float">
            <text:p>7,325</text:p>
          </table:table-cell>
          <table:table-cell table:style-name="ce5" office:value-type="float" office:value="12.11667" calcext:value-type="float">
            <text:p>12,11667</text:p>
          </table:table-cell>
          <table:table-cell table:style-name="ce5" office:value-type="float" office:value="10.81012" calcext:value-type="float">
            <text:p>10,81012</text:p>
          </table:table-cell>
          <table:table-cell table:style-name="ce5" office:value-type="float" office:value="7.625" calcext:value-type="float">
            <text:p>7,625</text:p>
          </table:table-cell>
          <table:table-cell table:style-name="ce5" office:value-type="float" office:value="7.344391" calcext:value-type="float">
            <text:p>7,344391</text:p>
          </table:table-cell>
          <table:table-cell table:style-name="ce5" office:value-type="float" office:value="9.425399" calcext:value-type="float">
            <text:p>9,425399</text:p>
          </table:table-cell>
          <table:table-cell table:style-name="ce5" office:value-type="float" office:value="5.501151" calcext:value-type="float">
            <text:p>5,501151</text:p>
          </table:table-cell>
          <table:table-cell table:style-name="ce5" office:value-type="float" office:value="2.175" calcext:value-type="float">
            <text:p>2,175</text:p>
          </table:table-cell>
          <table:table-cell table:style-name="ce5" office:value-type="float" office:value="24.38501" calcext:value-type="float">
            <text:p>24,38501</text:p>
          </table:table-cell>
          <table:table-cell table:style-name="ce5" office:value-type="float" office:value="12.4725" calcext:value-type="float">
            <text:p>12,4725</text:p>
          </table:table-cell>
          <table:table-cell table:style-name="ce5" office:value-type="float" office:value="10.76667" calcext:value-type="float">
            <text:p>10,76667</text:p>
          </table:table-cell>
          <table:table-cell table:style-name="ce5" office:value-type="float" office:value="8.563651" calcext:value-type="float">
            <text:p>8,563651</text:p>
          </table:table-cell>
          <table:table-cell table:style-name="ce5" office:value-type="float" office:value="1.035" calcext:value-type="float">
            <text:p>1,03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1.11667" calcext:value-type="float">
            <text:p>11,11667</text:p>
          </table:table-cell>
          <table:table-cell table:style-name="ce5" office:value-type="float" office:value="5.225833" calcext:value-type="float">
            <text:p>5,225833</text:p>
          </table:table-cell>
          <table:table-cell table:style-name="ce5" office:value-type="float" office:value="1.615" calcext:value-type="float">
            <text:p>1,615</text:p>
          </table:table-cell>
          <table:table-cell table:style-name="ce5" office:value-type="float" office:value="7.033333" calcext:value-type="float">
            <text:p>7,033333</text:p>
          </table:table-cell>
          <table:table-cell table:style-name="ce5" office:value-type="float" office:value="9.608333" calcext:value-type="float">
            <text:p>9,608333</text:p>
          </table:table-cell>
          <table:table-cell table:style-name="ce5" office:value-type="float" office:value="8.514539" calcext:value-type="float">
            <text:p>8,514539</text:p>
          </table:table-cell>
          <table:table-cell table:style-name="ce5" office:value-type="float" office:value="4.29" calcext:value-type="float">
            <text:p>4,29</text:p>
          </table:table-cell>
          <table:table-cell table:style-name="ce5" office:value-type="float" office:value="7.383022" calcext:value-type="float">
            <text:p>7,383022</text:p>
          </table:table-cell>
          <table:table-cell table:style-name="ce5" office:value-type="float" office:value="24.84082" calcext:value-type="float">
            <text:p>24,84082</text:p>
          </table:table-cell>
          <table:table-cell table:style-name="ce5"/>
          <table:table-cell table:formula="of:=SUM([.B22:.CK22])/(COUNT([.B22:.CK22]))" office:value-type="float" office:value="8.57129278823529" calcext:value-type="float">
            <text:p>8,5712927882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11" calcext:value-type="float">
            <text:p>2011</text:p>
          </table:table-cell>
          <table:table-cell table:style-name="ce5" office:value-type="float" office:value="7.151479" calcext:value-type="float">
            <text:p>7,151479</text:p>
          </table:table-cell>
          <table:table-cell table:style-name="ce5" office:value-type="float" office:value="6.354626" calcext:value-type="float">
            <text:p>6,354626</text:p>
          </table:table-cell>
          <table:table-cell table:style-name="ce5" office:value-type="float" office:value="5.084754" calcext:value-type="float">
            <text:p>5,084754</text:p>
          </table:table-cell>
          <table:table-cell table:style-name="ce5" office:value-type="float" office:value="6.724885" calcext:value-type="float">
            <text:p>6,724885</text:p>
          </table:table-cell>
          <table:table-cell table:style-name="ce5" office:value-type="float" office:value="7.158453" calcext:value-type="float">
            <text:p>7,158453</text:p>
          </table:table-cell>
          <table:table-cell table:style-name="ce5" office:value-type="float" office:value="9.595833" calcext:value-type="float">
            <text:p>9,59583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666521" calcext:value-type="float">
            <text:p>0,666521</text:p>
          </table:table-cell>
          <table:table-cell table:style-name="ce5" office:value-type="float" office:value="7.932558" calcext:value-type="float">
            <text:p>7,932558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2.836438" calcext:value-type="float">
            <text:p>2,836438</text:p>
          </table:table-cell>
          <table:table-cell table:style-name="ce5" office:value-type="float" office:value="7.205684" calcext:value-type="float">
            <text:p>7,205684</text:p>
          </table:table-cell>
          <table:table-cell table:style-name="ce5" office:value-type="float" office:value="4.09994" calcext:value-type="float">
            <text:p>4,09994</text:p>
          </table:table-cell>
          <table:table-cell table:style-name="ce5" office:value-type="float" office:value="10.80844" calcext:value-type="float">
            <text:p>10,80844</text:p>
          </table:table-cell>
          <table:table-cell table:style-name="ce5" office:value-type="float" office:value="7.933333" calcext:value-type="float">
            <text:p>7,933333</text:p>
          </table:table-cell>
          <table:table-cell table:style-name="ce5" office:value-type="float" office:value="6.675" calcext:value-type="float">
            <text:p>6,675</text:p>
          </table:table-cell>
          <table:table-cell table:style-name="ce5" office:value-type="float" office:value="5.821794" calcext:value-type="float">
            <text:p>5,821794</text:p>
          </table:table-cell>
          <table:table-cell table:style-name="ce5" office:value-type="float" office:value="6.886812" calcext:value-type="float">
            <text:p>6,886812</text:p>
          </table:table-cell>
          <table:table-cell table:style-name="ce5" office:value-type="float" office:value="5.96082" calcext:value-type="float">
            <text:p>5,96082</text:p>
          </table:table-cell>
          <table:table-cell table:style-name="ce5" office:value-type="float" office:value="5.75373" calcext:value-type="float">
            <text:p>5,7537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4.077167" calcext:value-type="float">
            <text:p>4,077167</text:p>
          </table:table-cell>
          <table:table-cell table:style-name="ce5" office:value-type="float" office:value="6.317927" calcext:value-type="float">
            <text:p>6,317927</text:p>
          </table:table-cell>
          <table:table-cell table:style-name="ce5" office:value-type="float" office:value="4.716441" calcext:value-type="float">
            <text:p>4,716441</text:p>
          </table:table-cell>
          <table:table-cell table:style-name="ce5" office:value-type="float" office:value="11.99911" calcext:value-type="float">
            <text:p>11,99911</text:p>
          </table:table-cell>
          <table:table-cell table:style-name="ce5" office:value-type="float" office:value="21.4" calcext:value-type="float">
            <text:p>21,4</text:p>
          </table:table-cell>
          <table:table-cell table:style-name="ce5" office:value-type="float" office:value="12.325" calcext:value-type="float">
            <text:p>12,325</text:p>
          </table:table-cell>
          <table:table-cell table:style-name="ce5" office:value-type="float" office:value="7.757113" calcext:value-type="float">
            <text:p>7,757113</text:p>
          </table:table-cell>
          <table:table-cell table:style-name="ce5" office:value-type="float" office:value="8.825" calcext:value-type="float">
            <text:p>8,825</text:p>
          </table:table-cell>
          <table:table-cell table:style-name="ce5" office:value-type="float" office:value="8.091667" calcext:value-type="float">
            <text:p>8,091667</text:p>
          </table:table-cell>
          <table:table-cell table:style-name="ce5" office:value-type="float" office:value="17.91246" calcext:value-type="float">
            <text:p>17,91246</text:p>
          </table:table-cell>
          <table:table-cell table:style-name="ce5" office:value-type="float" office:value="8.242466" calcext:value-type="float">
            <text:p>8,242466</text:p>
          </table:table-cell>
          <table:table-cell table:style-name="ce5" office:value-type="float" office:value="3.457479" calcext:value-type="float">
            <text:p>3,457479</text:p>
          </table:table-cell>
          <table:table-cell table:style-name="ce5" office:value-type="float" office:value="17.38333" calcext:value-type="float">
            <text:p>17,38333</text:p>
          </table:table-cell>
          <table:table-cell table:style-name="ce5" office:value-type="float" office:value="11.025" calcext:value-type="float">
            <text:p>11,025</text:p>
          </table:table-cell>
          <table:table-cell table:style-name="ce5" office:value-type="float" office:value="8.331477" calcext:value-type="float">
            <text:p>8,331477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14.66667" calcext:value-type="float">
            <text:p>14,66667</text:p>
          </table:table-cell>
          <table:table-cell table:style-name="ce5" office:value-type="float" office:value="7.017664" calcext:value-type="float">
            <text:p>7,017664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351007" calcext:value-type="float">
            <text:p>8,351007</text:p>
          </table:table-cell>
          <table:table-cell table:style-name="ce5" office:value-type="float" office:value="12.9" calcext:value-type="float">
            <text:p>12,9</text:p>
          </table:table-cell>
          <table:table-cell table:style-name="ce5" office:value-type="float" office:value="4.582375" calcext:value-type="float">
            <text:p>4,582375</text:p>
          </table:table-cell>
          <table:table-cell table:style-name="ce5" office:value-type="float" office:value="5.391667" calcext:value-type="float">
            <text:p>5,391667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7.358195" calcext:value-type="float">
            <text:p>7,35819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2" calcext:value-type="float">
            <text:p>4,2</text:p>
          </table:table-cell>
          <table:table-cell table:style-name="ce5" office:value-type="float" office:value="11.70833" calcext:value-type="float">
            <text:p>11,70833</text:p>
          </table:table-cell>
          <table:table-cell table:style-name="ce5" office:value-type="float" office:value="5.689612" calcext:value-type="float">
            <text:p>5,689612</text:p>
          </table:table-cell>
          <table:table-cell table:style-name="ce5" office:value-type="float" office:value="12.76667" calcext:value-type="float">
            <text:p>12,76667</text:p>
          </table:table-cell>
          <table:table-cell table:style-name="ce5" office:value-type="float" office:value="8.866618" calcext:value-type="float">
            <text:p>8,866618</text:p>
          </table:table-cell>
          <table:table-cell table:style-name="ce5" office:value-type="float" office:value="6.731247" calcext:value-type="float">
            <text:p>6,731247</text:p>
          </table:table-cell>
          <table:table-cell table:style-name="ce5" office:value-type="float" office:value="5.171667" calcext:value-type="float">
            <text:p>5,171667</text:p>
          </table:table-cell>
          <table:table-cell table:style-name="ce5" office:value-type="float" office:value="6.886812" calcext:value-type="float">
            <text:p>6,886812</text:p>
          </table:table-cell>
          <table:table-cell table:style-name="ce5" office:value-type="float" office:value="31.37115" calcext:value-type="float">
            <text:p>31,37115</text:p>
          </table:table-cell>
          <table:table-cell table:style-name="ce5" office:value-type="float" office:value="6.468779" calcext:value-type="float">
            <text:p>6,468779</text:p>
          </table:table-cell>
          <table:table-cell table:style-name="ce5" office:value-type="float" office:value="11.27342" calcext:value-type="float">
            <text:p>11,27342</text:p>
          </table:table-cell>
          <table:table-cell table:style-name="ce5" office:value-type="float" office:value="7.792703" calcext:value-type="float">
            <text:p>7,792703</text:p>
          </table:table-cell>
          <table:table-cell table:style-name="ce5" office:value-type="float" office:value="6.080374" calcext:value-type="float">
            <text:p>6,080374</text:p>
          </table:table-cell>
          <table:table-cell table:style-name="ce5" office:value-type="float" office:value="3.3" calcext:value-type="float">
            <text:p>3,3</text:p>
          </table:table-cell>
          <table:table-cell table:style-name="ce5" office:value-type="float" office:value="5.942273" calcext:value-type="float">
            <text:p>5,942273</text:p>
          </table:table-cell>
          <table:table-cell table:style-name="ce5" office:value-type="float" office:value="6.613916" calcext:value-type="float">
            <text:p>6,613916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7.688576" calcext:value-type="float">
            <text:p>7,688576</text:p>
          </table:table-cell>
          <table:table-cell table:style-name="ce5" office:value-type="float" office:value="7.025" calcext:value-type="float">
            <text:p>7,025</text:p>
          </table:table-cell>
          <table:table-cell table:style-name="ce5" office:value-type="float" office:value="12.39167" calcext:value-type="float">
            <text:p>12,39167</text:p>
          </table:table-cell>
          <table:table-cell table:style-name="ce5" office:value-type="float" office:value="12.70773" calcext:value-type="float">
            <text:p>12,70773</text:p>
          </table:table-cell>
          <table:table-cell table:style-name="ce5" office:value-type="float" office:value="5.391667" calcext:value-type="float">
            <text:p>5,391667</text:p>
          </table:table-cell>
          <table:table-cell table:style-name="ce5" office:value-type="float" office:value="6.494959" calcext:value-type="float">
            <text:p>6,494959</text:p>
          </table:table-cell>
          <table:table-cell table:style-name="ce5" office:value-type="float" office:value="9.285066" calcext:value-type="float">
            <text:p>9,285066</text:p>
          </table:table-cell>
          <table:table-cell table:style-name="ce5" office:value-type="float" office:value="5.798939" calcext:value-type="float">
            <text:p>5,798939</text:p>
          </table:table-cell>
          <table:table-cell table:style-name="ce5" office:value-type="float" office:value="2.025" calcext:value-type="float">
            <text:p>2,025</text:p>
          </table:table-cell>
          <table:table-cell table:style-name="ce5" office:value-type="float" office:value="24.34066" calcext:value-type="float">
            <text:p>24,34066</text:p>
          </table:table-cell>
          <table:table-cell table:style-name="ce5" office:value-type="float" office:value="13.1525" calcext:value-type="float">
            <text:p>13,1525</text:p>
          </table:table-cell>
          <table:table-cell table:style-name="ce5" office:value-type="float" office:value="11.875" calcext:value-type="float">
            <text:p>11,875</text:p>
          </table:table-cell>
          <table:table-cell table:style-name="ce5" office:value-type="float" office:value="7.761323" calcext:value-type="float">
            <text:p>7,761323</text:p>
          </table:table-cell>
          <table:table-cell table:style-name="ce5" office:value-type="float" office:value="0.649167" calcext:value-type="float">
            <text:p>0,6491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116667" calcext:value-type="float">
            <text:p>9,116667</text:p>
          </table:table-cell>
          <table:table-cell table:style-name="ce5" office:value-type="float" office:value="4.389167" calcext:value-type="float">
            <text:p>4,389167</text:p>
          </table:table-cell>
          <table:table-cell table:style-name="ce5" office:value-type="float" office:value="1.823333" calcext:value-type="float">
            <text:p>1,823333</text:p>
          </table:table-cell>
          <table:table-cell table:style-name="ce5" office:value-type="float" office:value="6.341667" calcext:value-type="float">
            <text:p>6,341667</text:p>
          </table:table-cell>
          <table:table-cell table:style-name="ce5" office:value-type="float" office:value="8.933333" calcext:value-type="float">
            <text:p>8,933333</text:p>
          </table:table-cell>
          <table:table-cell table:style-name="ce5" office:value-type="float" office:value="8.186364" calcext:value-type="float">
            <text:p>8,186364</text:p>
          </table:table-cell>
          <table:table-cell table:style-name="ce5" office:value-type="float" office:value="3.6" calcext:value-type="float">
            <text:p>3,6</text:p>
          </table:table-cell>
          <table:table-cell table:style-name="ce5" office:value-type="float" office:value="7.174399" calcext:value-type="float">
            <text:p>7,174399</text:p>
          </table:table-cell>
          <table:table-cell table:style-name="ce5" office:value-type="float" office:value="24.78906" calcext:value-type="float">
            <text:p>24,78906</text:p>
          </table:table-cell>
          <table:table-cell table:style-name="ce5"/>
          <table:table-cell table:formula="of:=SUM([.B23:.CK23])/(COUNT([.B23:.CK23]))" office:value-type="float" office:value="8.34394274117647" calcext:value-type="float">
            <text:p>8,3439427412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12" calcext:value-type="float">
            <text:p>2012</text:p>
          </table:table-cell>
          <table:table-cell table:style-name="ce5" office:value-type="float" office:value="7.208848" calcext:value-type="float">
            <text:p>7,208848</text:p>
          </table:table-cell>
          <table:table-cell table:style-name="ce5" office:value-type="float" office:value="5.84576" calcext:value-type="float">
            <text:p>5,84576</text:p>
          </table:table-cell>
          <table:table-cell table:style-name="ce5" office:value-type="float" office:value="5.223256" calcext:value-type="float">
            <text:p>5,223256</text:p>
          </table:table-cell>
          <table:table-cell table:style-name="ce5" office:value-type="float" office:value="6.97184" calcext:value-type="float">
            <text:p>6,97184</text:p>
          </table:table-cell>
          <table:table-cell table:style-name="ce5" office:value-type="float" office:value="7.568119" calcext:value-type="float">
            <text:p>7,568119</text:p>
          </table:table-cell>
          <table:table-cell table:style-name="ce5" office:value-type="float" office:value="11.0925" calcext:value-type="float">
            <text:p>11,092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0.632953" calcext:value-type="float">
            <text:p>0,632953</text:p>
          </table:table-cell>
          <table:table-cell table:style-name="ce5" office:value-type="float" office:value="7.352818" calcext:value-type="float">
            <text:p>7,352818</text:p>
          </table:table-cell>
          <table:table-cell table:style-name="ce5" office:value-type="float" office:value="7.325" calcext:value-type="float">
            <text:p>7,325</text:p>
          </table:table-cell>
          <table:table-cell table:style-name="ce5" office:value-type="float" office:value="2.906258" calcext:value-type="float">
            <text:p>2,906258</text:p>
          </table:table-cell>
          <table:table-cell table:style-name="ce5" office:value-type="float" office:value="6.476504" calcext:value-type="float">
            <text:p>6,476504</text:p>
          </table:table-cell>
          <table:table-cell table:style-name="ce5" office:value-type="float" office:value="4.099978" calcext:value-type="float">
            <text:p>4,099978</text:p>
          </table:table-cell>
          <table:table-cell table:style-name="ce5" office:value-type="float" office:value="10.38157" calcext:value-type="float">
            <text:p>10,38157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6.781667" calcext:value-type="float">
            <text:p>6,781667</text:p>
          </table:table-cell>
          <table:table-cell table:style-name="ce5" office:value-type="float" office:value="5.378719" calcext:value-type="float">
            <text:p>5,378719</text:p>
          </table:table-cell>
          <table:table-cell table:style-name="ce5" office:value-type="float" office:value="6.420944" calcext:value-type="float">
            <text:p>6,420944</text:p>
          </table:table-cell>
          <table:table-cell table:style-name="ce5" office:value-type="float" office:value="6.051538" calcext:value-type="float">
            <text:p>6,051538</text:p>
          </table:table-cell>
          <table:table-cell table:style-name="ce5" office:value-type="float" office:value="6.450199" calcext:value-type="float">
            <text:p>6,45019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.057235" calcext:value-type="float">
            <text:p>4,057235</text:p>
          </table:table-cell>
          <table:table-cell table:style-name="ce5" office:value-type="float" office:value="5.657877" calcext:value-type="float">
            <text:p>5,657877</text:p>
          </table:table-cell>
          <table:table-cell table:style-name="ce5" office:value-type="float" office:value="4.132986" calcext:value-type="float">
            <text:p>4,132986</text:p>
          </table:table-cell>
          <table:table-cell table:style-name="ce5" office:value-type="float" office:value="12.66855" calcext:value-type="float">
            <text:p>12,66855</text:p>
          </table:table-cell>
          <table:table-cell table:style-name="ce5" office:value-type="float" office:value="24.81667" calcext:value-type="float">
            <text:p>24,81667</text:p>
          </table:table-cell>
          <table:table-cell table:style-name="ce5" office:value-type="float" office:value="9.975" calcext:value-type="float">
            <text:p>9,975</text:p>
          </table:table-cell>
          <table:table-cell table:style-name="ce5" office:value-type="float" office:value="7.695041" calcext:value-type="float">
            <text:p>7,695041</text:p>
          </table:table-cell>
          <table:table-cell table:style-name="ce5" office:value-type="float" office:value="9.375" calcext:value-type="float">
            <text:p>9,37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.509" calcext:value-type="float">
            <text:p>24,509</text:p>
          </table:table-cell>
          <table:table-cell table:style-name="ce5" office:value-type="float" office:value="8.341533" calcext:value-type="float">
            <text:p>8,341533</text:p>
          </table:table-cell>
          <table:table-cell table:style-name="ce5" office:value-type="float" office:value="3.290075" calcext:value-type="float">
            <text:p>3,290075</text:p>
          </table:table-cell>
          <table:table-cell table:style-name="ce5" office:value-type="float" office:value="18.60833" calcext:value-type="float">
            <text:p>18,60833</text:p>
          </table:table-cell>
          <table:table-cell table:style-name="ce5" office:value-type="float" office:value="10.975" calcext:value-type="float">
            <text:p>10,975</text:p>
          </table:table-cell>
          <table:table-cell table:style-name="ce5" office:value-type="float" office:value="8.442064" calcext:value-type="float">
            <text:p>8,442064</text:p>
          </table:table-cell>
          <table:table-cell table:style-name="ce5" office:value-type="float" office:value="8.5" calcext:value-type="float">
            <text:p>8,5</text:p>
          </table:table-cell>
          <table:table-cell table:style-name="ce5" office:value-type="float" office:value="14.725" calcext:value-type="float">
            <text:p>14,725</text:p>
          </table:table-cell>
          <table:table-cell table:style-name="ce5" office:value-type="float" office:value="5.994712" calcext:value-type="float">
            <text:p>5,994712</text:p>
          </table:table-cell>
          <table:table-cell table:style-name="ce5" office:value-type="float" office:value="6.841667" calcext:value-type="float">
            <text:p>6,841667</text:p>
          </table:table-cell>
          <table:table-cell table:style-name="ce5" office:value-type="float" office:value="10.65544" calcext:value-type="float">
            <text:p>10,65544</text:p>
          </table:table-cell>
          <table:table-cell table:style-name="ce5" office:value-type="float" office:value="12.2" calcext:value-type="float">
            <text:p>12,2</text:p>
          </table:table-cell>
          <table:table-cell table:style-name="ce5" office:value-type="float" office:value="4.348143" calcext:value-type="float">
            <text:p>4,348143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3.208333" calcext:value-type="float">
            <text:p>3,208333</text:p>
          </table:table-cell>
          <table:table-cell table:style-name="ce5" office:value-type="float" office:value="6.931985" calcext:value-type="float">
            <text:p>6,93198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.79167" calcext:value-type="float">
            <text:p>10,79167</text:p>
          </table:table-cell>
          <table:table-cell table:style-name="ce5" office:value-type="float" office:value="6.132067" calcext:value-type="float">
            <text:p>6,132067</text:p>
          </table:table-cell>
          <table:table-cell table:style-name="ce5" office:value-type="float" office:value="11.36667" calcext:value-type="float">
            <text:p>11,36667</text:p>
          </table:table-cell>
          <table:table-cell table:style-name="ce5" office:value-type="float" office:value="9.017632" calcext:value-type="float">
            <text:p>9,017632</text:p>
          </table:table-cell>
          <table:table-cell table:style-name="ce5" office:value-type="float" office:value="5.628409" calcext:value-type="float">
            <text:p>5,628409</text:p>
          </table:table-cell>
          <table:table-cell table:style-name="ce5" office:value-type="float" office:value="4.89" calcext:value-type="float">
            <text:p>4,89</text:p>
          </table:table-cell>
          <table:table-cell table:style-name="ce5" office:value-type="float" office:value="6.420944" calcext:value-type="float">
            <text:p>6,420944</text:p>
          </table:table-cell>
          <table:table-cell table:style-name="ce5" office:value-type="float" office:value="30.99718" calcext:value-type="float">
            <text:p>30,99718</text:p>
          </table:table-cell>
          <table:table-cell table:style-name="ce5" office:value-type="float" office:value="6.423225" calcext:value-type="float">
            <text:p>6,423225</text:p>
          </table:table-cell>
          <table:table-cell table:style-name="ce5" office:value-type="float" office:value="11.88121" calcext:value-type="float">
            <text:p>11,88121</text:p>
          </table:table-cell>
          <table:table-cell table:style-name="ce5" office:value-type="float" office:value="7.872038" calcext:value-type="float">
            <text:p>7,872038</text:p>
          </table:table-cell>
          <table:table-cell table:style-name="ce5" office:value-type="float" office:value="7.120481" calcext:value-type="float">
            <text:p>7,120481</text:p>
          </table:table-cell>
          <table:table-cell table:style-name="ce5" office:value-type="float" office:value="3.191667" calcext:value-type="float">
            <text:p>3,191667</text:p>
          </table:table-cell>
          <table:table-cell table:style-name="ce5" office:value-type="float" office:value="6.397633" calcext:value-type="float">
            <text:p>6,397633</text:p>
          </table:table-cell>
          <table:table-cell table:style-name="ce5" office:value-type="float" office:value="6.503366" calcext:value-type="float">
            <text:p>6,503366</text:p>
          </table:table-cell>
          <table:table-cell table:style-name="ce5" office:value-type="float" office:value="5.95" calcext:value-type="float">
            <text:p>5,95</text:p>
          </table:table-cell>
          <table:table-cell table:style-name="ce5" office:value-type="float" office:value="6.771867" calcext:value-type="float">
            <text:p>6,771867</text:p>
          </table:table-cell>
          <table:table-cell table:style-name="ce5" office:value-type="float" office:value="7.025" calcext:value-type="float">
            <text:p>7,025</text:p>
          </table:table-cell>
          <table:table-cell table:style-name="ce5" office:value-type="float" office:value="12.8" calcext:value-type="float">
            <text:p>12,8</text:p>
          </table:table-cell>
          <table:table-cell table:style-name="ce5" office:value-type="float" office:value="15.56492" calcext:value-type="float">
            <text:p>15,56492</text:p>
          </table:table-cell>
          <table:table-cell table:style-name="ce5" office:value-type="float" office:value="5.083333" calcext:value-type="float">
            <text:p>5,083333</text:p>
          </table:table-cell>
          <table:table-cell table:style-name="ce5" office:value-type="float" office:value="5.446307" calcext:value-type="float">
            <text:p>5,446307</text:p>
          </table:table-cell>
          <table:table-cell table:style-name="ce5" office:value-type="float" office:value="8.147081" calcext:value-type="float">
            <text:p>8,147081</text:p>
          </table:table-cell>
          <table:table-cell table:style-name="ce5" office:value-type="float" office:value="5.498865" calcext:value-type="float">
            <text:p>5,498865</text:p>
          </table:table-cell>
          <table:table-cell table:style-name="ce5" office:value-type="float" office:value="1.975" calcext:value-type="float">
            <text:p>1,975</text:p>
          </table:table-cell>
          <table:table-cell table:style-name="ce5" office:value-type="float" office:value="24.43561" calcext:value-type="float">
            <text:p>24,43561</text:p>
          </table:table-cell>
          <table:table-cell table:style-name="ce5" office:value-type="float" office:value="13.5825" calcext:value-type="float">
            <text:p>13,5825</text:p>
          </table:table-cell>
          <table:table-cell table:style-name="ce5" office:value-type="float" office:value="12.00833" calcext:value-type="float">
            <text:p>12,00833</text:p>
          </table:table-cell>
          <table:table-cell table:style-name="ce5" office:value-type="float" office:value="7.9828" calcext:value-type="float">
            <text:p>7,9828</text:p>
          </table:table-cell>
          <table:table-cell table:style-name="ce5" office:value-type="float" office:value="0.659167" calcext:value-type="float">
            <text:p>0,659167</text:p>
          </table:table-cell>
          <table:table-cell table:style-name="ce5" office:value-type="float" office:value="17.3496" calcext:value-type="float">
            <text:p>17,3496</text:p>
          </table:table-cell>
          <table:table-cell table:style-name="ce5" office:value-type="float" office:value="8.408333" calcext:value-type="float">
            <text:p>8,408333</text:p>
          </table:table-cell>
          <table:table-cell table:style-name="ce5" office:value-type="float" office:value="4.236667" calcext:value-type="float">
            <text:p>4,236667</text:p>
          </table:table-cell>
          <table:table-cell table:style-name="ce5" office:value-type="float" office:value="1.680833" calcext:value-type="float">
            <text:p>1,680833</text:p>
          </table:table-cell>
          <table:table-cell table:style-name="ce5" office:value-type="float" office:value="6.316667" calcext:value-type="float">
            <text:p>6,316667</text:p>
          </table:table-cell>
          <table:table-cell table:style-name="ce5" office:value-type="float" office:value="8.075" calcext:value-type="float">
            <text:p>8,075</text:p>
          </table:table-cell>
          <table:table-cell table:style-name="ce5" office:value-type="float" office:value="7.805915" calcext:value-type="float">
            <text:p>7,805915</text:p>
          </table:table-cell>
          <table:table-cell table:style-name="ce5" office:value-type="float" office:value="3.21" calcext:value-type="float">
            <text:p>3,21</text:p>
          </table:table-cell>
          <table:table-cell table:style-name="ce5" office:value-type="float" office:value="6.828678" calcext:value-type="float">
            <text:p>6,828678</text:p>
          </table:table-cell>
          <table:table-cell table:style-name="ce5" office:value-type="float" office:value="24.88444" calcext:value-type="float">
            <text:p>24,88444</text:p>
          </table:table-cell>
          <table:table-cell table:style-name="ce5"/>
          <table:table-cell table:formula="of:=SUM([.B24:.CK24])/(COUNT([.B24:.CK24]))" office:value-type="float" office:value="8.51010594252874" calcext:value-type="float">
            <text:p>8,5101059425</text:p>
          </table:table-cell>
          <table:table-cell table:number-columns-repeated="933"/>
        </table:table-row>
        <table:table-row table:style-name="ro1">
          <table:table-cell table:style-name="ce1" office:value-type="float" office:value="2013" calcext:value-type="float">
            <text:p>2013</text:p>
          </table:table-cell>
          <table:table-cell table:style-name="ce5" office:value-type="float" office:value="7.071207" calcext:value-type="float">
            <text:p>7,071207</text:p>
          </table:table-cell>
          <table:table-cell table:style-name="ce5" office:value-type="float" office:value="5.748743" calcext:value-type="float">
            <text:p>5,748743</text:p>
          </table:table-cell>
          <table:table-cell table:style-name="ce5" office:value-type="float" office:value="5.661276" calcext:value-type="float">
            <text:p>5,661276</text:p>
          </table:table-cell>
          <table:table-cell table:style-name="ce5" office:value-type="float" office:value="7.616157" calcext:value-type="float">
            <text:p>7,616157</text:p>
          </table:table-cell>
          <table:table-cell table:style-name="ce5" office:value-type="float" office:value="8.454513" calcext:value-type="float">
            <text:p>8,454513</text:p>
          </table:table-cell>
          <table:table-cell table:style-name="ce5" office:value-type="float" office:value="11.315" calcext:value-type="float">
            <text:p>11,315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0.533787" calcext:value-type="float">
            <text:p>0,533787</text:p>
          </table:table-cell>
          <table:table-cell table:style-name="ce5" office:value-type="float" office:value="7.191871" calcext:value-type="float">
            <text:p>7,191871</text:p>
          </table:table-cell>
          <table:table-cell table:style-name="ce5" office:value-type="float" office:value="7.1" calcext:value-type="float">
            <text:p>7,1</text:p>
          </table:table-cell>
          <table:table-cell table:style-name="ce5" office:value-type="float" office:value="3.159694" calcext:value-type="float">
            <text:p>3,159694</text:p>
          </table:table-cell>
          <table:table-cell table:style-name="ce5" office:value-type="float" office:value="5.971583" calcext:value-type="float">
            <text:p>5,971583</text:p>
          </table:table-cell>
          <table:table-cell table:style-name="ce5" office:value-type="float" office:value="4.072172" calcext:value-type="float">
            <text:p>4,072172</text:p>
          </table:table-cell>
          <table:table-cell table:style-name="ce5" office:value-type="float" office:value="9.623264" calcext:value-type="float">
            <text:p>9,623264</text:p>
          </table:table-cell>
          <table:table-cell table:style-name="ce5" office:value-type="float" office:value="15.91667" calcext:value-type="float">
            <text:p>15,91667</text:p>
          </table:table-cell>
          <table:table-cell table:style-name="ce5" office:value-type="float" office:value="7.7175" calcext:value-type="float">
            <text:p>7,7175</text:p>
          </table:table-cell>
          <table:table-cell table:style-name="ce5" office:value-type="float" office:value="5.237051" calcext:value-type="float">
            <text:p>5,237051</text:p>
          </table:table-cell>
          <table:table-cell table:style-name="ce5" office:value-type="float" office:value="6.334718" calcext:value-type="float">
            <text:p>6,334718</text:p>
          </table:table-cell>
          <table:table-cell table:style-name="ce5" office:value-type="float" office:value="5.781478" calcext:value-type="float">
            <text:p>5,781478</text:p>
          </table:table-cell>
          <table:table-cell table:style-name="ce5" office:value-type="float" office:value="7.005406" calcext:value-type="float">
            <text:p>7,005406</text:p>
          </table:table-cell>
          <table:table-cell table:style-name="ce5" office:value-type="float" office:value="9.8" calcext:value-type="float">
            <text:p>9,8</text:p>
          </table:table-cell>
          <table:table-cell table:style-name="ce5" office:value-type="float" office:value="4.058486" calcext:value-type="float">
            <text:p>4,058486</text:p>
          </table:table-cell>
          <table:table-cell table:style-name="ce5" office:value-type="float" office:value="5.812034" calcext:value-type="float">
            <text:p>5,812034</text:p>
          </table:table-cell>
          <table:table-cell table:style-name="ce5" office:value-type="float" office:value="4.034379" calcext:value-type="float">
            <text:p>4,034379</text:p>
          </table:table-cell>
          <table:table-cell table:style-name="ce5" office:value-type="float" office:value="13.31832" calcext:value-type="float">
            <text:p>13,31832</text:p>
          </table:table-cell>
          <table:table-cell table:style-name="ce5" office:value-type="float" office:value="26.10833" calcext:value-type="float">
            <text:p>26,10833</text:p>
          </table:table-cell>
          <table:table-cell table:style-name="ce5" office:value-type="float" office:value="8.6" calcext:value-type="float">
            <text:p>8,6</text:p>
          </table:table-cell>
          <table:table-cell table:style-name="ce5" office:value-type="float" office:value="8.179882" calcext:value-type="float">
            <text:p>8,179882</text:p>
          </table:table-cell>
          <table:table-cell table:style-name="ce5" office:value-type="float" office:value="9.9" calcext:value-type="float">
            <text:p>9,9</text:p>
          </table:table-cell>
          <table:table-cell table:style-name="ce5" office:value-type="float" office:value="7.591667" calcext:value-type="float">
            <text:p>7,591667</text:p>
          </table:table-cell>
          <table:table-cell table:style-name="ce5" office:value-type="float" office:value="27.50681" calcext:value-type="float">
            <text:p>27,50681</text:p>
          </table:table-cell>
          <table:table-cell table:style-name="ce5" office:value-type="float" office:value="8.336424" calcext:value-type="float">
            <text:p>8,336424</text:p>
          </table:table-cell>
          <table:table-cell table:style-name="ce5" office:value-type="float" office:value="3.389368" calcext:value-type="float">
            <text:p>3,389368</text:p>
          </table:table-cell>
          <table:table-cell table:style-name="ce5" office:value-type="float" office:value="19.80833" calcext:value-type="float">
            <text:p>19,80833</text:p>
          </table:table-cell>
          <table:table-cell table:style-name="ce5" office:value-type="float" office:value="10.175" calcext:value-type="float">
            <text:p>10,175</text:p>
          </table:table-cell>
          <table:table-cell table:style-name="ce5" office:value-type="float" office:value="8.425431" calcext:value-type="float">
            <text:p>8,425431</text:p>
          </table:table-cell>
          <table:table-cell table:style-name="ce5" office:value-type="float" office:value="8.2" calcext:value-type="float">
            <text:p>8,2</text:p>
          </table:table-cell>
          <table:table-cell table:style-name="ce5" office:value-type="float" office:value="13.09167" calcext:value-type="float">
            <text:p>13,09167</text:p>
          </table:table-cell>
          <table:table-cell table:style-name="ce5" office:value-type="float" office:value="5.403943" calcext:value-type="float">
            <text:p>5,403943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12.1479" calcext:value-type="float">
            <text:p>12,1479</text:p>
          </table:table-cell>
          <table:table-cell table:style-name="ce5" office:value-type="float" office:value="12.6" calcext:value-type="float">
            <text:p>12,6</text:p>
          </table:table-cell>
          <table:table-cell table:style-name="ce5" office:value-type="float" office:value="4.022605" calcext:value-type="float">
            <text:p>4,022605</text:p>
          </table:table-cell>
          <table:table-cell table:style-name="ce5" office:value-type="float" office:value="5.241667" calcext:value-type="float">
            <text:p>5,241667</text:p>
          </table:table-cell>
          <table:table-cell table:style-name="ce5" office:value-type="float" office:value="3.116667" calcext:value-type="float">
            <text:p>3,116667</text:p>
          </table:table-cell>
          <table:table-cell table:style-name="ce5" office:value-type="float" office:value="6.726089" calcext:value-type="float">
            <text:p>6,726089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4" calcext:value-type="float">
            <text:p>4,4</text:p>
          </table:table-cell>
          <table:table-cell table:style-name="ce5" office:value-type="float" office:value="10.925" calcext:value-type="float">
            <text:p>10,925</text:p>
          </table:table-cell>
          <table:table-cell table:style-name="ce5" office:value-type="float" office:value="6.861495" calcext:value-type="float">
            <text:p>6,861495</text:p>
          </table:table-cell>
          <table:table-cell table:style-name="ce5" office:value-type="float" office:value="9.858333" calcext:value-type="float">
            <text:p>9,858333</text:p>
          </table:table-cell>
          <table:table-cell table:style-name="ce5" office:value-type="float" office:value="9.208471" calcext:value-type="float">
            <text:p>9,208471</text:p>
          </table:table-cell>
          <table:table-cell table:style-name="ce5" office:value-type="float" office:value="5.128849" calcext:value-type="float">
            <text:p>5,128849</text:p>
          </table:table-cell>
          <table:table-cell table:style-name="ce5" office:value-type="float" office:value="4.905" calcext:value-type="float">
            <text:p>4,905</text:p>
          </table:table-cell>
          <table:table-cell table:style-name="ce5" office:value-type="float" office:value="6.334718" calcext:value-type="float">
            <text:p>6,334718</text:p>
          </table:table-cell>
          <table:table-cell table:style-name="ce5" office:value-type="float" office:value="28.99772" calcext:value-type="float">
            <text:p>28,99772</text:p>
          </table:table-cell>
          <table:table-cell table:style-name="ce5" office:value-type="float" office:value="6.37522" calcext:value-type="float">
            <text:p>6,37522</text:p>
          </table:table-cell>
          <table:table-cell table:style-name="ce5" office:value-type="float" office:value="11.87399" calcext:value-type="float">
            <text:p>11,87399</text:p>
          </table:table-cell>
          <table:table-cell table:style-name="ce5" office:value-type="float" office:value="8.014789" calcext:value-type="float">
            <text:p>8,014789</text:p>
          </table:table-cell>
          <table:table-cell table:style-name="ce5" office:value-type="float" office:value="8.944638" calcext:value-type="float">
            <text:p>8,944638</text:p>
          </table:table-cell>
          <table:table-cell table:style-name="ce5" office:value-type="float" office:value="3.516667" calcext:value-type="float">
            <text:p>3,516667</text:p>
          </table:table-cell>
          <table:table-cell table:style-name="ce5" office:value-type="float" office:value="5.752525" calcext:value-type="float">
            <text:p>5,752525</text:p>
          </table:table-cell>
          <table:table-cell table:style-name="ce5" office:value-type="float" office:value="6.708979" calcext:value-type="float">
            <text:p>6,708979</text:p>
          </table:table-cell>
          <table:table-cell table:style-name="ce5" office:value-type="float" office:value="6.24" calcext:value-type="float">
            <text:p>6,24</text:p>
          </table:table-cell>
          <table:table-cell table:style-name="ce5" office:value-type="float" office:value="5.942793" calcext:value-type="float">
            <text:p>5,942793</text:p>
          </table:table-cell>
          <table:table-cell table:style-name="ce5" office:value-type="float" office:value="7.075" calcext:value-type="float">
            <text:p>7,075</text:p>
          </table:table-cell>
          <table:table-cell table:style-name="ce5" office:value-type="float" office:value="13.51667" calcext:value-type="float">
            <text:p>13,51667</text:p>
          </table:table-cell>
          <table:table-cell table:style-name="ce5" office:value-type="float" office:value="16.17437" calcext:value-type="float">
            <text:p>16,17437</text:p>
          </table:table-cell>
          <table:table-cell table:style-name="ce5" office:value-type="float" office:value="5.283333" calcext:value-type="float">
            <text:p>5,283333</text:p>
          </table:table-cell>
          <table:table-cell table:style-name="ce5" office:value-type="float" office:value="5.48866" calcext:value-type="float">
            <text:p>5,48866</text:p>
          </table:table-cell>
          <table:table-cell table:style-name="ce5" office:value-type="float" office:value="7.923622" calcext:value-type="float">
            <text:p>7,923622</text:p>
          </table:table-cell>
          <table:table-cell table:style-name="ce5" office:value-type="float" office:value="5.598964" calcext:value-type="float">
            <text:p>5,598964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4.30154" calcext:value-type="float">
            <text:p>24,30154</text:p>
          </table:table-cell>
          <table:table-cell table:style-name="ce5" office:value-type="float" office:value="14.10333" calcext:value-type="float">
            <text:p>14,10333</text:p>
          </table:table-cell>
          <table:table-cell table:style-name="ce5" office:value-type="float" office:value="13.13333" calcext:value-type="float">
            <text:p>13,13333</text:p>
          </table:table-cell>
          <table:table-cell table:style-name="ce5" office:value-type="float" office:value="8.003951" calcext:value-type="float">
            <text:p>8,003951</text:p>
          </table:table-cell>
          <table:table-cell table:style-name="ce5" office:value-type="float" office:value="0.725" calcext:value-type="float">
            <text:p>0,725</text:p>
          </table:table-cell>
          <table:table-cell table:style-name="ce5" office:value-type="float" office:value="15.84921" calcext:value-type="float">
            <text:p>15,84921</text:p>
          </table:table-cell>
          <table:table-cell table:style-name="ce5" office:value-type="float" office:value="9.033333" calcext:value-type="float">
            <text:p>9,033333</text:p>
          </table:table-cell>
          <table:table-cell table:style-name="ce5" office:value-type="float" office:value="4.175833" calcext:value-type="float">
            <text:p>4,175833</text:p>
          </table:table-cell>
          <table:table-cell table:style-name="ce5" office:value-type="float" office:value="1.740833" calcext:value-type="float">
            <text:p>1,740833</text:p>
          </table:table-cell>
          <table:table-cell table:style-name="ce5" office:value-type="float" office:value="6.491667" calcext:value-type="float">
            <text:p>6,491667</text:p>
          </table:table-cell>
          <table:table-cell table:style-name="ce5" office:value-type="float" office:value="7.366667" calcext:value-type="float">
            <text:p>7,366667</text:p>
          </table:table-cell>
          <table:table-cell table:style-name="ce5" office:value-type="float" office:value="7.525147" calcext:value-type="float">
            <text:p>7,525147</text:p>
          </table:table-cell>
          <table:table-cell table:style-name="ce5" office:value-type="float" office:value="3.59" calcext:value-type="float">
            <text:p>3,59</text:p>
          </table:table-cell>
          <table:table-cell table:style-name="ce5" office:value-type="float" office:value="6.759672" calcext:value-type="float">
            <text:p>6,759672</text:p>
          </table:table-cell>
          <table:table-cell table:style-name="ce5" office:value-type="float" office:value="24.74287" calcext:value-type="float">
            <text:p>24,74287</text:p>
          </table:table-cell>
          <table:table-cell table:style-name="ce5"/>
          <table:table-cell table:formula="of:=SUM([.B25:.CK25])/(COUNT([.B25:.CK25]))" office:value-type="float" office:value="8.59941702298851" calcext:value-type="float">
            <text:p>8,599417023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14" calcext:value-type="float">
            <text:p>2014</text:p>
          </table:table-cell>
          <table:table-cell table:style-name="ce5" office:value-type="float" office:value="7.253993" calcext:value-type="float">
            <text:p>7,253993</text:p>
          </table:table-cell>
          <table:table-cell table:style-name="ce5" office:value-type="float" office:value="6.149884" calcext:value-type="float">
            <text:p>6,149884</text:p>
          </table:table-cell>
          <table:table-cell table:style-name="ce5" office:value-type="float" office:value="6.076739" calcext:value-type="float">
            <text:p>6,076739</text:p>
          </table:table-cell>
          <table:table-cell table:style-name="ce5" office:value-type="float" office:value="8.368532" calcext:value-type="float">
            <text:p>8,368532</text:p>
          </table:table-cell>
          <table:table-cell table:style-name="ce5" office:value-type="float" office:value="8.534938" calcext:value-type="float">
            <text:p>8,534938</text:p>
          </table:table-cell>
          <table:table-cell table:style-name="ce5" office:value-type="float" office:value="11.16417" calcext:value-type="float">
            <text:p>11,16417</text:p>
          </table:table-cell>
          <table:table-cell table:style-name="ce5" office:value-type="float" office:value="3.8" calcext:value-type="float">
            <text:p>3,8</text:p>
          </table:table-cell>
          <table:table-cell table:style-name="ce5" office:value-type="float" office:value="0.501544" calcext:value-type="float">
            <text:p>0,501544</text:p>
          </table:table-cell>
          <table:table-cell table:style-name="ce5" office:value-type="float" office:value="6.79199" calcext:value-type="float">
            <text:p>6,79199</text:p>
          </table:table-cell>
          <table:table-cell table:style-name="ce5" office:value-type="float" office:value="6.925" calcext:value-type="float">
            <text:p>6,925</text:p>
          </table:table-cell>
          <table:table-cell table:style-name="ce5" office:value-type="float" office:value="3.0434" calcext:value-type="float">
            <text:p>3,0434</text:p>
          </table:table-cell>
          <table:table-cell table:style-name="ce5" office:value-type="float" office:value="6.319572" calcext:value-type="float">
            <text:p>6,319572</text:p>
          </table:table-cell>
          <table:table-cell table:style-name="ce5" office:value-type="float" office:value="4.079505" calcext:value-type="float">
            <text:p>4,079505</text:p>
          </table:table-cell>
          <table:table-cell table:style-name="ce5" office:value-type="float" office:value="9.106798" calcext:value-type="float">
            <text:p>9,106798</text:p>
          </table:table-cell>
          <table:table-cell table:style-name="ce5" office:value-type="float" office:value="16.15833" calcext:value-type="float">
            <text:p>16,15833</text:p>
          </table:table-cell>
          <table:table-cell table:style-name="ce5" office:value-type="float" office:value="7.668333" calcext:value-type="float">
            <text:p>7,668333</text:p>
          </table:table-cell>
          <table:table-cell table:style-name="ce5" office:value-type="float" office:value="4.989425" calcext:value-type="float">
            <text:p>4,989425</text:p>
          </table:table-cell>
          <table:table-cell table:style-name="ce5" office:value-type="float" office:value="6.61396" calcext:value-type="float">
            <text:p>6,61396</text:p>
          </table:table-cell>
          <table:table-cell table:style-name="ce5" office:value-type="float" office:value="5.017177" calcext:value-type="float">
            <text:p>5,017177</text:p>
          </table:table-cell>
          <table:table-cell table:style-name="ce5" office:value-type="float" office:value="6.402754" calcext:value-type="float">
            <text:p>6,402754</text:p>
          </table:table-cell>
          <table:table-cell table:style-name="ce5" office:value-type="float" office:value="10.6" calcext:value-type="float">
            <text:p>10,6</text:p>
          </table:table-cell>
          <table:table-cell table:style-name="ce5" office:value-type="float" office:value="4.047051" calcext:value-type="float">
            <text:p>4,047051</text:p>
          </table:table-cell>
          <table:table-cell table:style-name="ce5" office:value-type="float" office:value="5.809003" calcext:value-type="float">
            <text:p>5,809003</text:p>
          </table:table-cell>
          <table:table-cell table:style-name="ce5" office:value-type="float" office:value="4.294553" calcext:value-type="float">
            <text:p>4,294553</text:p>
          </table:table-cell>
          <table:table-cell table:style-name="ce5" office:value-type="float" office:value="13.16006" calcext:value-type="float">
            <text:p>13,16006</text:p>
          </table:table-cell>
          <table:table-cell table:style-name="ce5" office:value-type="float" office:value="24.45833" calcext:value-type="float">
            <text:p>24,45833</text:p>
          </table:table-cell>
          <table:table-cell table:style-name="ce5" office:value-type="float" office:value="7.325" calcext:value-type="float">
            <text:p>7,325</text:p>
          </table:table-cell>
          <table:table-cell table:style-name="ce5" office:value-type="float" office:value="8.662605" calcext:value-type="float">
            <text:p>8,662605</text:p>
          </table:table-cell>
          <table:table-cell table:style-name="ce5" office:value-type="float" office:value="9.925" calcext:value-type="float">
            <text:p>9,925</text:p>
          </table:table-cell>
          <table:table-cell table:style-name="ce5" office:value-type="float" office:value="6.2" calcext:value-type="float">
            <text:p>6,2</text:p>
          </table:table-cell>
          <table:table-cell table:style-name="ce5" office:value-type="float" office:value="26.46277" calcext:value-type="float">
            <text:p>26,46277</text:p>
          </table:table-cell>
          <table:table-cell table:style-name="ce5" office:value-type="float" office:value="7.720515" calcext:value-type="float">
            <text:p>7,720515</text:p>
          </table:table-cell>
          <table:table-cell table:style-name="ce5" office:value-type="float" office:value="3.236845" calcext:value-type="float">
            <text:p>3,236845</text:p>
          </table:table-cell>
          <table:table-cell table:style-name="ce5" office:value-type="float" office:value="19.275" calcext:value-type="float">
            <text:p>19,275</text:p>
          </table:table-cell>
          <table:table-cell table:style-name="ce5" office:value-type="float" office:value="7.725" calcext:value-type="float">
            <text:p>7,725</text:p>
          </table:table-cell>
          <table:table-cell table:style-name="ce5" office:value-type="float" office:value="7.782595" calcext:value-type="float">
            <text:p>7,782595</text:p>
          </table:table-cell>
          <table:table-cell table:style-name="ce5" office:value-type="float" office:value="9.3" calcext:value-type="float">
            <text:p>9,3</text:p>
          </table:table-cell>
          <table:table-cell table:style-name="ce5" office:value-type="float" office:value="11.3" calcext:value-type="float">
            <text:p>11,3</text:p>
          </table:table-cell>
          <table:table-cell table:style-name="ce5" office:value-type="float" office:value="4.93346" calcext:value-type="float">
            <text:p>4,93346</text:p>
          </table:table-cell>
          <table:table-cell table:style-name="ce5" office:value-type="float" office:value="5.908333" calcext:value-type="float">
            <text:p>5,908333</text:p>
          </table:table-cell>
          <table:table-cell table:style-name="ce5" office:value-type="float" office:value="12.64429" calcext:value-type="float">
            <text:p>12,64429</text:p>
          </table:table-cell>
          <table:table-cell table:style-name="ce5" office:value-type="float" office:value="11.9" calcext:value-type="float">
            <text:p>11,9</text:p>
          </table:table-cell>
          <table:table-cell table:style-name="ce5" office:value-type="float" office:value="3.589255" calcext:value-type="float">
            <text:p>3,589255</text:p>
          </table:table-cell>
          <table:table-cell table:style-name="ce5" office:value-type="float" office:value="5.05" calcext:value-type="float">
            <text:p>5,05</text:p>
          </table:table-cell>
          <table:table-cell table:style-name="ce5" office:value-type="float" office:value="3.525" calcext:value-type="float">
            <text:p>3,525</text:p>
          </table:table-cell>
          <table:table-cell table:style-name="ce5" office:value-type="float" office:value="6.465362" calcext:value-type="float">
            <text:p>6,465362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3" calcext:value-type="float">
            <text:p>4,3</text:p>
          </table:table-cell>
          <table:table-cell table:style-name="ce5" office:value-type="float" office:value="9.491667" calcext:value-type="float">
            <text:p>9,491667</text:p>
          </table:table-cell>
          <table:table-cell table:style-name="ce5" office:value-type="float" office:value="7.109958" calcext:value-type="float">
            <text:p>7,109958</text:p>
          </table:table-cell>
          <table:table-cell table:style-name="ce5" office:value-type="float" office:value="8.941667" calcext:value-type="float">
            <text:p>8,941667</text:p>
          </table:table-cell>
          <table:table-cell table:style-name="ce5" office:value-type="float" office:value="9.70611" calcext:value-type="float">
            <text:p>9,70611</text:p>
          </table:table-cell>
          <table:table-cell table:style-name="ce5" office:value-type="float" office:value="3.94878" calcext:value-type="float">
            <text:p>3,94878</text:p>
          </table:table-cell>
          <table:table-cell table:style-name="ce5" office:value-type="float" office:value="4.825" calcext:value-type="float">
            <text:p>4,825</text:p>
          </table:table-cell>
          <table:table-cell table:style-name="ce5" office:value-type="float" office:value="6.61396" calcext:value-type="float">
            <text:p>6,61396</text:p>
          </table:table-cell>
          <table:table-cell table:style-name="ce5" office:value-type="float" office:value="28.02612" calcext:value-type="float">
            <text:p>28,02612</text:p>
          </table:table-cell>
          <table:table-cell table:style-name="ce5" office:value-type="float" office:value="5.8551" calcext:value-type="float">
            <text:p>5,8551</text:p>
          </table:table-cell>
          <table:table-cell table:style-name="ce5" office:value-type="float" office:value="11.99381" calcext:value-type="float">
            <text:p>11,99381</text:p>
          </table:table-cell>
          <table:table-cell table:style-name="ce5" office:value-type="float" office:value="7.725065" calcext:value-type="float">
            <text:p>7,725065</text:p>
          </table:table-cell>
          <table:table-cell table:style-name="ce5" office:value-type="float" office:value="9.0119" calcext:value-type="float">
            <text:p>9,0119</text:p>
          </table:table-cell>
          <table:table-cell table:style-name="ce5" office:value-type="float" office:value="3.533333" calcext:value-type="float">
            <text:p>3,533333</text:p>
          </table:table-cell>
          <table:table-cell table:style-name="ce5" office:value-type="float" office:value="5.374376" calcext:value-type="float">
            <text:p>5,374376</text:p>
          </table:table-cell>
          <table:table-cell table:style-name="ce5" office:value-type="float" office:value="6.585408" calcext:value-type="float">
            <text:p>6,58540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932831" calcext:value-type="float">
            <text:p>5,932831</text:p>
          </table:table-cell>
          <table:table-cell table:style-name="ce5" office:value-type="float" office:value="6.825" calcext:value-type="float">
            <text:p>6,825</text:p>
          </table:table-cell>
          <table:table-cell table:style-name="ce5" office:value-type="float" office:value="12.325" calcext:value-type="float">
            <text:p>12,325</text:p>
          </table:table-cell>
          <table:table-cell table:style-name="ce5" office:value-type="float" office:value="13.89469" calcext:value-type="float">
            <text:p>13,89469</text:p>
          </table:table-cell>
          <table:table-cell table:style-name="ce5" office:value-type="float" office:value="5.275" calcext:value-type="float">
            <text:p>5,275</text:p>
          </table:table-cell>
          <table:table-cell table:style-name="ce5" office:value-type="float" office:value="5.148947" calcext:value-type="float">
            <text:p>5,148947</text:p>
          </table:table-cell>
          <table:table-cell table:style-name="ce5" office:value-type="float" office:value="8.855629" calcext:value-type="float">
            <text:p>8,855629</text:p>
          </table:table-cell>
          <table:table-cell table:style-name="ce5" office:value-type="float" office:value="5.699791" calcext:value-type="float">
            <text:p>5,699791</text:p>
          </table:table-cell>
          <table:table-cell table:style-name="ce5" office:value-type="float" office:value="1.975" calcext:value-type="float">
            <text:p>1,975</text:p>
          </table:table-cell>
          <table:table-cell table:style-name="ce5" office:value-type="float" office:value="24.66136" calcext:value-type="float">
            <text:p>24,66136</text:p>
          </table:table-cell>
          <table:table-cell table:style-name="ce5" office:value-type="float" office:value="12.78583" calcext:value-type="float">
            <text:p>12,78583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7.93264" calcext:value-type="float">
            <text:p>7,93264</text:p>
          </table:table-cell>
          <table:table-cell table:style-name="ce5" office:value-type="float" office:value="0.838333" calcext:value-type="float">
            <text:p>0,838333</text:p>
          </table:table-cell>
          <table:table-cell table:style-name="ce5" office:value-type="float" office:value="15.02509" calcext:value-type="float">
            <text:p>15,02509</text:p>
          </table:table-cell>
          <table:table-cell table:style-name="ce5" office:value-type="float" office:value="9.925" calcext:value-type="float">
            <text:p>9,925</text:p>
          </table:table-cell>
          <table:table-cell table:style-name="ce5" office:value-type="float" office:value="3.958333" calcext:value-type="float">
            <text:p>3,958333</text:p>
          </table:table-cell>
          <table:table-cell table:style-name="ce5" office:value-type="float" office:value="1.7225" calcext:value-type="float">
            <text:p>1,7225</text:p>
          </table:table-cell>
          <table:table-cell table:style-name="ce5" office:value-type="float" office:value="6.591667" calcext:value-type="float">
            <text:p>6,591667</text:p>
          </table:table-cell>
          <table:table-cell table:style-name="ce5" office:value-type="float" office:value="6.166667" calcext:value-type="float">
            <text:p>6,166667</text:p>
          </table:table-cell>
          <table:table-cell table:style-name="ce5" office:value-type="float" office:value="6.933782" calcext:value-type="float">
            <text:p>6,933782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6.848878" calcext:value-type="float">
            <text:p>6,848878</text:p>
          </table:table-cell>
          <table:table-cell table:style-name="ce5" office:value-type="float" office:value="25.12029" calcext:value-type="float">
            <text:p>25,12029</text:p>
          </table:table-cell>
          <table:table-cell table:style-name="ce5"/>
          <table:table-cell table:formula="of:=SUM([.B26:.CK26])/(COUNT([.B26:.CK26]))" office:value-type="float" office:value="8.34770785057471" calcext:value-type="float">
            <text:p>8,3477078506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15" calcext:value-type="float">
            <text:p>201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772513" calcext:value-type="float">
            <text:p>5,772513</text:p>
          </table:table-cell>
          <table:table-cell table:style-name="ce5" office:value-type="float" office:value="6.062296" calcext:value-type="float">
            <text:p>6,062296</text:p>
          </table:table-cell>
          <table:table-cell table:style-name="ce5" office:value-type="float" office:value="9.10786" calcext:value-type="float">
            <text:p>9,10786</text:p>
          </table:table-cell>
          <table:table-cell table:style-name="ce5" office:value-type="float" office:value="8.501206" calcext:value-type="float">
            <text:p>8,501206</text:p>
          </table:table-cell>
          <table:table-cell table:style-name="ce5" office:value-type="float" office:value="10.06667" calcext:value-type="float">
            <text:p>10,06667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0.911448" calcext:value-type="float">
            <text:p>0,911448</text:p>
          </table:table-cell>
          <table:table-cell table:style-name="ce5" office:value-type="float" office:value="8.31998" calcext:value-type="float">
            <text:p>8,31998</text:p>
          </table:table-cell>
          <table:table-cell table:style-name="ce5" office:value-type="float" office:value="6.891667" calcext:value-type="float">
            <text:p>6,891667</text:p>
          </table:table-cell>
          <table:table-cell table:style-name="ce5" office:value-type="float" office:value="3.180538" calcext:value-type="float">
            <text:p>3,180538</text:p>
          </table:table-cell>
          <table:table-cell table:style-name="ce5" office:value-type="float" office:value="6.267303" calcext:value-type="float">
            <text:p>6,267303</text:p>
          </table:table-cell>
          <table:table-cell table:style-name="ce5" office:value-type="float" office:value="4.047133" calcext:value-type="float">
            <text:p>4,047133</text:p>
          </table:table-cell>
          <table:table-cell table:style-name="ce5" office:value-type="float" office:value="8.935226" calcext:value-type="float">
            <text:p>8,935226</text:p>
          </table:table-cell>
          <table:table-cell table:style-name="ce5" office:value-type="float" office:value="14.9" calcext:value-type="float">
            <text:p>14,9</text:p>
          </table:table-cell>
          <table:table-cell table:style-name="ce5" office:value-type="float" office:value="6.516667" calcext:value-type="float">
            <text:p>6,516667</text:p>
          </table:table-cell>
          <table:table-cell table:style-name="ce5" office:value-type="float" office:value="4.631274" calcext:value-type="float">
            <text:p>4,631274</text:p>
          </table:table-cell>
          <table:table-cell table:style-name="ce5" office:value-type="float" office:value="6.412225" calcext:value-type="float">
            <text:p>6,412225</text:p>
          </table:table-cell>
          <table:table-cell table:style-name="ce5" office:value-type="float" office:value="4.569988" calcext:value-type="float">
            <text:p>4,569988</text:p>
          </table:table-cell>
          <table:table-cell table:style-name="ce5" office:value-type="float" office:value="5.952185" calcext:value-type="float">
            <text:p>5,952185</text:p>
          </table:table-cell>
          <table:table-cell table:style-name="ce5" office:value-type="float" office:value="11.2" calcext:value-type="float">
            <text:p>11,2</text:p>
          </table:table-cell>
          <table:table-cell table:style-name="ce5" office:value-type="float" office:value="3.991108" calcext:value-type="float">
            <text:p>3,991108</text:p>
          </table:table-cell>
          <table:table-cell table:style-name="ce5" office:value-type="float" office:value="6.053246" calcext:value-type="float">
            <text:p>6,053246</text:p>
          </table:table-cell>
          <table:table-cell table:style-name="ce5" office:value-type="float" office:value="4.352048" calcext:value-type="float">
            <text:p>4,352048</text:p>
          </table:table-cell>
          <table:table-cell table:style-name="ce5" office:value-type="float" office:value="12.77412" calcext:value-type="float">
            <text:p>12,77412</text:p>
          </table:table-cell>
          <table:table-cell table:style-name="ce5" office:value-type="float" office:value="22.05833" calcext:value-type="float">
            <text:p>22,05833</text:p>
          </table:table-cell>
          <table:table-cell table:style-name="ce5" office:value-type="float" office:value="6.15" calcext:value-type="float">
            <text:p>6,15</text:p>
          </table:table-cell>
          <table:table-cell table:style-name="ce5" office:value-type="float" office:value="9.375187" calcext:value-type="float">
            <text:p>9,375187</text:p>
          </table:table-cell>
          <table:table-cell table:style-name="ce5" office:value-type="float" office:value="10.025" calcext:value-type="float">
            <text:p>10,025</text:p>
          </table:table-cell>
          <table:table-cell table:style-name="ce5" office:value-type="float" office:value="5.383333" calcext:value-type="float">
            <text:p>5,383333</text:p>
          </table:table-cell>
          <table:table-cell table:style-name="ce5" office:value-type="float" office:value="24.9757" calcext:value-type="float">
            <text:p>24,9757</text:p>
          </table:table-cell>
          <table:table-cell table:style-name="ce5" office:value-type="float" office:value="7.085203" calcext:value-type="float">
            <text:p>7,085203</text:p>
          </table:table-cell>
          <table:table-cell table:style-name="ce5" office:value-type="float" office:value="3.299288" calcext:value-type="float">
            <text:p>3,299288</text:p>
          </table:table-cell>
          <table:table-cell table:style-name="ce5" office:value-type="float" office:value="17.08333" calcext:value-type="float">
            <text:p>17,08333</text:p>
          </table:table-cell>
          <table:table-cell table:style-name="ce5" office:value-type="float" office:value="6.825" calcext:value-type="float">
            <text:p>6,825</text:p>
          </table:table-cell>
          <table:table-cell table:style-name="ce5" office:value-type="float" office:value="7.126419" calcext:value-type="float">
            <text:p>7,126419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9.45" calcext:value-type="float">
            <text:p>9,45</text:p>
          </table:table-cell>
          <table:table-cell table:style-name="ce5" office:value-type="float" office:value="3.971524" calcext:value-type="float">
            <text:p>3,971524</text:p>
          </table:table-cell>
          <table:table-cell table:style-name="ce5" office:value-type="float" office:value="5.241667" calcext:value-type="float">
            <text:p>5,241667</text:p>
          </table:table-cell>
          <table:table-cell table:style-name="ce5" office:value-type="float" office:value="11.88542" calcext:value-type="float">
            <text:p>11,88542</text:p>
          </table:table-cell>
          <table:table-cell table:style-name="ce5" office:value-type="float" office:value="13.1" calcext:value-type="float">
            <text:p>13,1</text:p>
          </table:table-cell>
          <table:table-cell table:style-name="ce5" office:value-type="float" office:value="3.373791" calcext:value-type="float">
            <text:p>3,373791</text:p>
          </table:table-cell>
          <table:table-cell table:style-name="ce5" office:value-type="float" office:value="4.983333" calcext:value-type="float">
            <text:p>4,983333</text:p>
          </table:table-cell>
          <table:table-cell table:style-name="ce5" office:value-type="float" office:value="3.616667" calcext:value-type="float">
            <text:p>3,616667</text:p>
          </table:table-cell>
          <table:table-cell table:style-name="ce5" office:value-type="float" office:value="7.050885" calcext:value-type="float">
            <text:p>7,05088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8.708333" calcext:value-type="float">
            <text:p>8,708333</text:p>
          </table:table-cell>
          <table:table-cell table:style-name="ce5" office:value-type="float" office:value="6.799344" calcext:value-type="float">
            <text:p>6,799344</text:p>
          </table:table-cell>
          <table:table-cell table:style-name="ce5" office:value-type="float" office:value="8.683333" calcext:value-type="float">
            <text:p>8,683333</text:p>
          </table:table-cell>
          <table:table-cell table:style-name="ce5" office:value-type="float" office:value="9.466988" calcext:value-type="float">
            <text:p>9,466988</text:p>
          </table:table-cell>
          <table:table-cell table:style-name="ce5" office:value-type="float" office:value="4.861486" calcext:value-type="float">
            <text:p>4,861486</text:p>
          </table:table-cell>
          <table:table-cell table:style-name="ce5" office:value-type="float" office:value="4.351667" calcext:value-type="float">
            <text:p>4,351667</text:p>
          </table:table-cell>
          <table:table-cell table:style-name="ce5" office:value-type="float" office:value="6.412225" calcext:value-type="float">
            <text:p>6,412225</text:p>
          </table:table-cell>
          <table:table-cell table:style-name="ce5" office:value-type="float" office:value="26.04962" calcext:value-type="float">
            <text:p>26,04962</text:p>
          </table:table-cell>
          <table:table-cell table:style-name="ce5" office:value-type="float" office:value="5.405191" calcext:value-type="float">
            <text:p>5,405191</text:p>
          </table:table-cell>
          <table:table-cell table:style-name="ce5" office:value-type="float" office:value="11.9533" calcext:value-type="float">
            <text:p>11,9533</text:p>
          </table:table-cell>
          <table:table-cell table:style-name="ce5" office:value-type="float" office:value="7.946673" calcext:value-type="float">
            <text:p>7,946673</text:p>
          </table:table-cell>
          <table:table-cell table:style-name="ce5" office:value-type="float" office:value="8.62723" calcext:value-type="float">
            <text:p>8,62723</text:p>
          </table:table-cell>
          <table:table-cell table:style-name="ce5" office:value-type="float" office:value="4.366667" calcext:value-type="float">
            <text:p>4,366667</text:p>
          </table:table-cell>
          <table:table-cell table:style-name="ce5" office:value-type="float" office:value="5.351149" calcext:value-type="float">
            <text:p>5,351149</text:p>
          </table:table-cell>
          <table:table-cell table:style-name="ce5" office:value-type="float" office:value="6.331591" calcext:value-type="float">
            <text:p>6,331591</text:p>
          </table:table-cell>
          <table:table-cell table:style-name="ce5" office:value-type="float" office:value="5.9" calcext:value-type="float">
            <text:p>5,9</text:p>
          </table:table-cell>
          <table:table-cell table:style-name="ce5" office:value-type="float" office:value="6.484499" calcext:value-type="float">
            <text:p>6,484499</text:p>
          </table:table-cell>
          <table:table-cell table:style-name="ce5" office:value-type="float" office:value="6.25" calcext:value-type="float">
            <text:p>6,25</text:p>
          </table:table-cell>
          <table:table-cell table:style-name="ce5" office:value-type="float" office:value="10.5" calcext:value-type="float">
            <text:p>10,5</text:p>
          </table:table-cell>
          <table:table-cell table:style-name="ce5" office:value-type="float" office:value="12.41679" calcext:value-type="float">
            <text:p>12,41679</text:p>
          </table:table-cell>
          <table:table-cell table:style-name="ce5" office:value-type="float" office:value="5.141667" calcext:value-type="float">
            <text:p>5,141667</text:p>
          </table:table-cell>
          <table:table-cell table:style-name="ce5" office:value-type="float" office:value="5.564729" calcext:value-type="float">
            <text:p>5,564729</text:p>
          </table:table-cell>
          <table:table-cell table:style-name="ce5" office:value-type="float" office:value="8.064673" calcext:value-type="float">
            <text:p>8,064673</text:p>
          </table:table-cell>
          <table:table-cell table:style-name="ce5" office:value-type="float" office:value="5.599964" calcext:value-type="float">
            <text:p>5,599964</text:p>
          </table:table-cell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4.90454" calcext:value-type="float">
            <text:p>24,90454</text:p>
          </table:table-cell>
          <table:table-cell table:style-name="ce5" office:value-type="float" office:value="11.5" calcext:value-type="float">
            <text:p>11,5</text:p>
          </table:table-cell>
          <table:table-cell table:style-name="ce5" office:value-type="float" office:value="12.26667" calcext:value-type="float">
            <text:p>12,26667</text:p>
          </table:table-cell>
          <table:table-cell table:style-name="ce5" office:value-type="float" office:value="7.381642" calcext:value-type="float">
            <text:p>7,381642</text:p>
          </table:table-cell>
          <table:table-cell table:style-name="ce5" office:value-type="float" office:value="0.8875" calcext:value-type="float">
            <text:p>0,8875</text:p>
          </table:table-cell>
          <table:table-cell table:style-name="ce5" office:value-type="float" office:value="15.22505" calcext:value-type="float">
            <text:p>15,22505</text:p>
          </table:table-cell>
          <table:table-cell table:style-name="ce5" office:value-type="float" office:value="10.28333" calcext:value-type="float">
            <text:p>10,28333</text:p>
          </table:table-cell>
          <table:table-cell table:style-name="ce5" office:value-type="float" office:value="3.783333" calcext:value-type="float">
            <text:p>3,783333</text:p>
          </table:table-cell>
          <table:table-cell table:style-name="ce5" office:value-type="float" office:value="1.741667" calcext:value-type="float">
            <text:p>1,741667</text:p>
          </table:table-cell>
          <table:table-cell table:style-name="ce5" office:value-type="float" office:value="7.508333" calcext:value-type="float">
            <text:p>7,508333</text:p>
          </table:table-cell>
          <table:table-cell table:style-name="ce5" office:value-type="float" office:value="5.258333" calcext:value-type="float">
            <text:p>5,258333</text:p>
          </table:table-cell>
          <table:table-cell table:style-name="ce5" office:value-type="float" office:value="6.832846" calcext:value-type="float">
            <text:p>6,832846</text:p>
          </table:table-cell>
          <table:table-cell table:style-name="ce5" office:value-type="float" office:value="3.37" calcext:value-type="float">
            <text:p>3,37</text:p>
          </table:table-cell>
          <table:table-cell table:style-name="ce5" office:value-type="float" office:value="6.554414" calcext:value-type="float">
            <text:p>6,554414</text:p>
          </table:table-cell>
          <table:table-cell table:style-name="ce5" office:value-type="float" office:value="25.36405" calcext:value-type="float">
            <text:p>25,36405</text:p>
          </table:table-cell>
          <table:table-cell table:style-name="ce5"/>
          <table:table-cell table:formula="of:=SUM([.B27:.CK27])/(COUNT([.B27:.CK27]))" office:value-type="float" office:value="8.07064656976744" calcext:value-type="float">
            <text:p>8,0706465698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16" calcext:value-type="float">
            <text:p>201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745777" calcext:value-type="float">
            <text:p>5,745777</text:p>
          </table:table-cell>
          <table:table-cell table:style-name="ce5" office:value-type="float" office:value="5.723874" calcext:value-type="float">
            <text:p>5,723874</text:p>
          </table:table-cell>
          <table:table-cell table:style-name="ce5" office:value-type="float" office:value="9.067555" calcext:value-type="float">
            <text:p>9,067555</text:p>
          </table:table-cell>
          <table:table-cell table:style-name="ce5" office:value-type="float" office:value="7.96702" calcext:value-type="float">
            <text:p>7,96702</text:p>
          </table:table-cell>
          <table:table-cell table:style-name="ce5" office:value-type="float" office:value="8.691667" calcext:value-type="float">
            <text:p>8,691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.012734" calcext:value-type="float">
            <text:p>1,012734</text:p>
          </table:table-cell>
          <table:table-cell table:style-name="ce5" office:value-type="float" office:value="11.28935" calcext:value-type="float">
            <text:p>11,2893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.323926" calcext:value-type="float">
            <text:p>3,323926</text:p>
          </table:table-cell>
          <table:table-cell table:style-name="ce5" office:value-type="float" office:value="6.454057" calcext:value-type="float">
            <text:p>6,454057</text:p>
          </table:table-cell>
          <table:table-cell table:style-name="ce5" office:value-type="float" office:value="4.037366" calcext:value-type="float">
            <text:p>4,037366</text:p>
          </table:table-cell>
          <table:table-cell table:style-name="ce5" office:value-type="float" office:value="9.190301" calcext:value-type="float">
            <text:p>9,190301</text:p>
          </table:table-cell>
          <table:table-cell table:style-name="ce5" office:value-type="float" office:value="13.29167" calcext:value-type="float">
            <text:p>13,29167</text:p>
          </table:table-cell>
          <table:table-cell table:style-name="ce5" office:value-type="float" office:value="5.5075" calcext:value-type="float">
            <text:p>5,5075</text:p>
          </table:table-cell>
          <table:table-cell table:style-name="ce5" office:value-type="float" office:value="4.130442" calcext:value-type="float">
            <text:p>4,130442</text:p>
          </table:table-cell>
          <table:table-cell table:style-name="ce5" office:value-type="float" office:value="6.562748" calcext:value-type="float">
            <text:p>6,562748</text:p>
          </table:table-cell>
          <table:table-cell table:style-name="ce5" office:value-type="float" office:value="4.181541" calcext:value-type="float">
            <text:p>4,181541</text:p>
          </table:table-cell>
          <table:table-cell table:style-name="ce5" office:value-type="float" office:value="5.499927" calcext:value-type="float">
            <text:p>5,49992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3.945007" calcext:value-type="float">
            <text:p>3,945007</text:p>
          </table:table-cell>
          <table:table-cell table:style-name="ce5" office:value-type="float" office:value="5.902696" calcext:value-type="float">
            <text:p>5,902696</text:p>
          </table:table-cell>
          <table:table-cell table:style-name="ce5" office:value-type="float" office:value="5.361546" calcext:value-type="float">
            <text:p>5,361546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19.63333" calcext:value-type="float">
            <text:p>19,633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8.780817" calcext:value-type="float">
            <text:p>8,78081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6.534681" calcext:value-type="float">
            <text:p>6,534681</text:p>
          </table:table-cell>
          <table:table-cell table:style-name="ce5" office:value-type="float" office:value="3.348325" calcext:value-type="float">
            <text:p>3,348325</text:p>
          </table:table-cell>
          <table:table-cell table:style-name="ce5" office:value-type="float" office:value="14.95833" calcext:value-type="float">
            <text:p>14,95833</text:p>
          </table:table-cell>
          <table:table-cell table:style-name="ce5" office:value-type="float" office:value="5.05" calcext:value-type="float">
            <text:p>5,05</text:p>
          </table:table-cell>
          <table:table-cell table:style-name="ce5" office:value-type="float" office:value="6.571264" calcext:value-type="float">
            <text:p>6,571264</text:p>
          </table:table-cell>
          <table:table-cell table:style-name="ce5" office:value-type="float" office:value="8.4" calcext:value-type="float">
            <text:p>8,4</text:p>
          </table:table-cell>
          <table:table-cell table:style-name="ce5" office:value-type="float" office:value="7.975" calcext:value-type="float">
            <text:p>7,975</text:p>
          </table:table-cell>
          <table:table-cell table:style-name="ce5" office:value-type="float" office:value="2.993676" calcext:value-type="float">
            <text:p>2,993676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11.69107" calcext:value-type="float">
            <text:p>11,69107</text:p>
          </table:table-cell>
          <table:table-cell table:style-name="ce5" office:value-type="float" office:value="15.2" calcext:value-type="float">
            <text:p>15,2</text:p>
          </table:table-cell>
          <table:table-cell table:style-name="ce5" office:value-type="float" office:value="3.115503" calcext:value-type="float">
            <text:p>3,115503</text:p>
          </table:table-cell>
          <table:table-cell table:style-name="ce5" office:value-type="float" office:value="4.983333" calcext:value-type="float">
            <text:p>4,983333</text:p>
          </table:table-cell>
          <table:table-cell table:style-name="ce5" office:value-type="float" office:value="3.708333" calcext:value-type="float">
            <text:p>3,708333</text:p>
          </table:table-cell>
          <table:table-cell table:style-name="ce5" office:value-type="float" office:value="8.454607" calcext:value-type="float">
            <text:p>8,45460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8.066667" calcext:value-type="float">
            <text:p>8,066667</text:p>
          </table:table-cell>
          <table:table-cell table:style-name="ce5" office:value-type="float" office:value="6.374833" calcext:value-type="float">
            <text:p>6,374833</text:p>
          </table:table-cell>
          <table:table-cell table:style-name="ce5" office:value-type="float" office:value="8.458333" calcext:value-type="float">
            <text:p>8,4583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3.884167" calcext:value-type="float">
            <text:p>3,884167</text:p>
          </table:table-cell>
          <table:table-cell table:style-name="ce5" office:value-type="float" office:value="6.562748" calcext:value-type="float">
            <text:p>6,562748</text:p>
          </table:table-cell>
          <table:table-cell table:number-columns-repeated="4" table:style-name="ce5" office:value-type="string" calcext:value-type="string">
            <text:p>NA</text:p>
          </table:table-cell>
          <table:table-cell table:style-name="ce5" office:value-type="float" office:value="7.311301" calcext:value-type="float">
            <text:p>7,311301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5.099024" calcext:value-type="float">
            <text:p>5,099024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74502" calcext:value-type="float">
            <text:p>6,74502</text:p>
          </table:table-cell>
          <table:table-cell table:style-name="ce5" office:value-type="float" office:value="5.45" calcext:value-type="float">
            <text:p>5,45</text:p>
          </table:table-cell>
          <table:table-cell table:style-name="ce5" office:value-type="float" office:value="8.958333" calcext:value-type="float">
            <text:p>8,958333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5.516552" calcext:value-type="float">
            <text:p>5,516552</text:p>
          </table:table-cell>
          <table:table-cell table:style-name="ce5" office:value-type="float" office:value="8.064673" calcext:value-type="float">
            <text:p>8,06467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2.075" calcext:value-type="float">
            <text:p>2,075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9.485833" calcext:value-type="float">
            <text:p>9,485833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6.948184" calcext:value-type="float">
            <text:p>6,948184</text:p>
          </table:table-cell>
          <table:table-cell table:style-name="ce5" office:value-type="float" office:value="0.989167" calcext:value-type="float">
            <text:p>0,989167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3.921667" calcext:value-type="float">
            <text:p>3,921667</text:p>
          </table:table-cell>
          <table:table-cell table:style-name="ce5" office:value-type="float" office:value="1.516667" calcext:value-type="float">
            <text:p>1,516667</text:p>
          </table:table-cell>
          <table:table-cell table:style-name="ce5" office:value-type="string" calcext:value-type="string">
            <text:p>NA</text:p>
          </table:table-cell>
          <table:table-cell table:style-name="ce5" office:value-type="float" office:value="4.85" calcext:value-type="float">
            <text:p>4,85</text:p>
          </table:table-cell>
          <table:table-cell table:number-columns-repeated="2" table:style-name="ce5" office:value-type="string" calcext:value-type="string">
            <text:p>NA</text:p>
          </table:table-cell>
          <table:table-cell table:style-name="ce5" office:value-type="float" office:value="6.554038" calcext:value-type="float">
            <text:p>6,554038</text:p>
          </table:table-cell>
          <table:table-cell table:style-name="ce5" office:value-type="string" calcext:value-type="string">
            <text:p>NA</text:p>
          </table:table-cell>
          <table:table-cell table:style-name="ce5"/>
          <table:table-cell table:formula="of:=SUM([.B28:.CK28])/(COUNT([.B28:.CK28]))" office:value-type="float" office:value="6.67098586206897" calcext:value-type="float">
            <text:p>6,6709858621</text:p>
          </table:table-cell>
          <table:table-cell table:number-columns-repeated="933"/>
        </table:table-row>
        <table:table-row table:style-name="ro1" table:visibility="filter">
          <table:table-cell table:style-name="ce1" office:value-type="float" office:value="2017" calcext:value-type="float">
            <text:p>2017</text:p>
          </table:table-cell>
          <table:table-cell table:number-columns-repeated="3" table:style-name="ce5" office:value-type="string" calcext:value-type="string">
            <text:p>NA</text:p>
          </table:table-cell>
          <table:table-cell table:style-name="ce5" office:value-type="float" office:value="8.872358" calcext:value-type="float">
            <text:p>8,872358</text:p>
          </table:table-cell>
          <table:table-cell table:number-columns-repeated="33" table:style-name="ce5" office:value-type="string" calcext:value-type="string">
            <text:p>NA</text:p>
          </table:table-cell>
          <table:table-cell table:style-name="ce5" office:value-type="float" office:value="7.1" calcext:value-type="float">
            <text:p>7,1</text:p>
          </table:table-cell>
          <table:table-cell table:number-columns-repeated="50" table:style-name="ce5" office:value-type="string" calcext:value-type="string">
            <text:p>NA</text:p>
          </table:table-cell>
          <table:table-cell table:style-name="ce5"/>
          <table:table-cell table:formula="of:=SUM([.B29:.CK29])/(COUNT([.B29:.CK29]))" office:value-type="float" office:value="7.986179" calcext:value-type="float">
            <text:p>7,986179</text:p>
          </table:table-cell>
          <table:table-cell table:number-columns-repeated="933"/>
        </table:table-row>
        <table:table-row table:style-name="ro1">
          <table:table-cell table:style-name="ce1"/>
          <table:table-cell table:style-name="ce5" table:number-columns-repeated="89"/>
          <table:table-cell table:number-columns-repeated="934"/>
        </table:table-row>
        <table:table-row table:style-name="ro1">
          <table:table-cell table:style-name="ce2" office:value-type="string" calcext:value-type="string">
            <text:p>Average Unemployment Rates of Countries</text:p>
          </table:table-cell>
          <table:table-cell table:style-name="ce5" table:formula="of:=AVERAGE([.B2:.B29])" office:value-type="float" office:value="10.4902358461538" calcext:value-type="float">
            <text:p>10,4902358462</text:p>
          </table:table-cell>
          <table:table-cell table:style-name="ce5" table:formula="of:=AVERAGE([.C2:.C29])" office:value-type="float" office:value="6.05918713333333" calcext:value-type="float">
            <text:p>6,0591871333</text:p>
          </table:table-cell>
          <table:table-cell table:style-name="ce5" table:formula="of:=AVERAGE([.D2:.D29])" office:value-type="float" office:value="6.72136159259259" calcext:value-type="float">
            <text:p>6,7213615926</text:p>
          </table:table-cell>
          <table:table-cell table:style-name="ce5" table:formula="of:=AVERAGE([.E2:.E29])" office:value-type="float" office:value="6.96427339285714" calcext:value-type="float">
            <text:p>6,9642733929</text:p>
          </table:table-cell>
          <table:table-cell table:style-name="ce5" table:formula="of:=AVERAGE([.F2:.F29])" office:value-type="float" office:value="8.06665714814815" calcext:value-type="float">
            <text:p>8,0666571481</text:p>
          </table:table-cell>
          <table:table-cell table:style-name="ce5" table:formula="of:=AVERAGE([.G2:.G29])" office:value-type="float" office:value="11.98816656" calcext:value-type="float">
            <text:p>11,98816656</text:p>
          </table:table-cell>
          <table:table-cell table:style-name="ce5" table:formula="of:=AVERAGE([.H2:.H29])" office:value-type="float" office:value="5.22" calcext:value-type="float">
            <text:p>5,22</text:p>
          </table:table-cell>
          <table:table-cell table:style-name="ce5" table:formula="of:=AVERAGE([.I2:.I29])" office:value-type="float" office:value="0.724903428571429" calcext:value-type="float">
            <text:p>0,7249034286</text:p>
          </table:table-cell>
          <table:table-cell table:style-name="ce5" table:formula="of:=AVERAGE([.J2:.J29])" office:value-type="float" office:value="11.0546897333333" calcext:value-type="float">
            <text:p>11,0546897333</text:p>
          </table:table-cell>
          <table:table-cell table:style-name="ce5" table:formula="of:=AVERAGE([.K2:.K29])" office:value-type="float" office:value="8.01018555555556" calcext:value-type="float">
            <text:p>8,0101855556</text:p>
          </table:table-cell>
          <table:table-cell table:style-name="ce5" table:formula="of:=AVERAGE([.L2:.L29])" office:value-type="float" office:value="3.17766088888889" calcext:value-type="float">
            <text:p>3,1776608889</text:p>
          </table:table-cell>
          <table:table-cell table:style-name="ce5" table:formula="of:=AVERAGE([.M2:.M29])" office:value-type="float" office:value="7.87736745833333" calcext:value-type="float">
            <text:p>7,8773674583</text:p>
          </table:table-cell>
          <table:table-cell table:style-name="ce5" table:formula="of:=AVERAGE([.N2:.N29])" office:value-type="float" office:value="3.99349135294118" calcext:value-type="float">
            <text:p>3,9934913529</text:p>
          </table:table-cell>
          <table:table-cell table:style-name="ce5" table:formula="of:=AVERAGE([.O2:.O29])" office:value-type="float" office:value="11.6562005625" calcext:value-type="float">
            <text:p>11,6562005625</text:p>
          </table:table-cell>
          <table:table-cell table:style-name="ce5" table:formula="of:=AVERAGE([.P2:.P29])" office:value-type="float" office:value="7.66470611764706" calcext:value-type="float">
            <text:p>7,6647061176</text:p>
          </table:table-cell>
          <table:table-cell table:style-name="ce5" table:formula="of:=AVERAGE([.Q2:.Q29])" office:value-type="float" office:value="6.31513891666667" calcext:value-type="float">
            <text:p>6,3151389167</text:p>
          </table:table-cell>
          <table:table-cell table:style-name="ce5" table:formula="of:=AVERAGE([.R2:.R29])" office:value-type="float" office:value="6.96956061538462" calcext:value-type="float">
            <text:p>6,9695606154</text:p>
          </table:table-cell>
          <table:table-cell table:style-name="ce5" table:formula="of:=AVERAGE([.S2:.S29])" office:value-type="float" office:value="6.88729485714286" calcext:value-type="float">
            <text:p>6,8872948571</text:p>
          </table:table-cell>
          <table:table-cell table:style-name="ce5" table:formula="of:=AVERAGE([.T2:.T29])" office:value-type="float" office:value="4.77070136363636" calcext:value-type="float">
            <text:p>4,7707013636</text:p>
          </table:table-cell>
          <table:table-cell table:style-name="ce5" table:formula="of:=AVERAGE([.U2:.U29])" office:value-type="float" office:value="6.00029847058824" calcext:value-type="float">
            <text:p>6,0002984706</text:p>
          </table:table-cell>
          <table:table-cell table:style-name="ce5" table:formula="of:=AVERAGE([.V2:.V29])" office:value-type="float" office:value="19.8269230769231" calcext:value-type="float">
            <text:p>19,8269230769</text:p>
          </table:table-cell>
          <table:table-cell table:style-name="ce5" table:formula="of:=AVERAGE([.W2:.W29])" office:value-type="float" office:value="4.1892648125" calcext:value-type="float">
            <text:p>4,1892648125</text:p>
          </table:table-cell>
          <table:table-cell table:style-name="ce5" table:formula="of:=AVERAGE([.X2:.X29])" office:value-type="float" office:value="7.64115178947368" calcext:value-type="float">
            <text:p>7,6411517895</text:p>
          </table:table-cell>
          <table:table-cell table:style-name="ce5" table:formula="of:=AVERAGE([.Y2:.Y29])" office:value-type="float" office:value="6.61262994444444" calcext:value-type="float">
            <text:p>6,6126299444</text:p>
          </table:table-cell>
          <table:table-cell table:style-name="ce5" table:formula="of:=AVERAGE([.Z2:.Z29])" office:value-type="float" office:value="10.9918483846154" calcext:value-type="float">
            <text:p>10,9918483846</text:p>
          </table:table-cell>
          <table:table-cell table:style-name="ce5" table:formula="of:=AVERAGE([.AA2:.AA29])" office:value-type="float" office:value="16.6601848518519" calcext:value-type="float">
            <text:p>16,6601848519</text:p>
          </table:table-cell>
          <table:table-cell table:style-name="ce5" table:formula="of:=AVERAGE([.AB2:.AB29])" office:value-type="float" office:value="8.82211538461538" calcext:value-type="float">
            <text:p>8,8221153846</text:p>
          </table:table-cell>
          <table:table-cell table:style-name="ce5" table:formula="of:=AVERAGE([.AC2:.AC29])" office:value-type="float" office:value="9.66135922222222" calcext:value-type="float">
            <text:p>9,6613592222</text:p>
          </table:table-cell>
          <table:table-cell table:style-name="ce5" table:formula="of:=AVERAGE([.AD2:.AD29])" office:value-type="float" office:value="8.86826923076923" calcext:value-type="float">
            <text:p>8,8682692308</text:p>
          </table:table-cell>
          <table:table-cell table:style-name="ce5" table:formula="of:=AVERAGE([.AE2:.AE29])" office:value-type="float" office:value="6.89711538461538" calcext:value-type="float">
            <text:p>6,8971153846</text:p>
          </table:table-cell>
          <table:table-cell table:style-name="ce5" table:formula="of:=AVERAGE([.AF2:.AF29])" office:value-type="float" office:value="13.2508389545455" calcext:value-type="float">
            <text:p>13,2508389545</text:p>
          </table:table-cell>
          <table:table-cell table:style-name="ce5" table:formula="of:=AVERAGE([.AG2:.AG29])" office:value-type="float" office:value="7.16766944444444" calcext:value-type="float">
            <text:p>7,1676694444</text:p>
          </table:table-cell>
          <table:table-cell table:style-name="ce5" table:formula="of:=AVERAGE([.AH2:.AH29])" office:value-type="float" office:value="3.98059725925926" calcext:value-type="float">
            <text:p>3,9805972593</text:p>
          </table:table-cell>
          <table:table-cell table:style-name="ce5" table:formula="of:=AVERAGE([.AI2:.AI29])" office:value-type="float" office:value="17.7842583333333" calcext:value-type="float">
            <text:p>17,7842583333</text:p>
          </table:table-cell>
          <table:table-cell table:style-name="ce5" table:formula="of:=AVERAGE([.AJ2:.AJ29])" office:value-type="float" office:value="7.75555555555556" calcext:value-type="float">
            <text:p>7,7555555556</text:p>
          </table:table-cell>
          <table:table-cell table:style-name="ce5" table:formula="of:=AVERAGE([.AK2:.AK29])" office:value-type="float" office:value="7.20325344444444" calcext:value-type="float">
            <text:p>7,2032534444</text:p>
          </table:table-cell>
          <table:table-cell table:style-name="ce5" table:formula="of:=AVERAGE([.AL2:.AL29])" office:value-type="float" office:value="9.09" calcext:value-type="float">
            <text:p>9,09</text:p>
          </table:table-cell>
          <table:table-cell table:style-name="ce5" table:formula="of:=AVERAGE([.AM2:.AM29])" office:value-type="float" office:value="9.52351203571429" calcext:value-type="float">
            <text:p>9,5235120357</text:p>
          </table:table-cell>
          <table:table-cell table:style-name="ce5" table:formula="of:=AVERAGE([.AN2:.AN29])" office:value-type="float" office:value="4.45824971428571" calcext:value-type="float">
            <text:p>4,4582497143</text:p>
          </table:table-cell>
          <table:table-cell table:style-name="ce5" table:formula="of:=AVERAGE([.AO2:.AO29])" office:value-type="float" office:value="5.8083334" calcext:value-type="float">
            <text:p>5,8083334</text:p>
          </table:table-cell>
          <table:table-cell table:style-name="ce5" table:formula="of:=AVERAGE([.AP2:.AP29])" office:value-type="float" office:value="9.13965315384615" calcext:value-type="float">
            <text:p>9,1396531538</text:p>
          </table:table-cell>
          <table:table-cell table:style-name="ce5" table:formula="of:=AVERAGE([.AQ2:.AQ29])" office:value-type="float" office:value="13.8666666666667" calcext:value-type="float">
            <text:p>13,8666666667</text:p>
          </table:table-cell>
          <table:table-cell table:style-name="ce5" table:formula="of:=AVERAGE([.AR2:.AR29])" office:value-type="float" office:value="3.8924322962963" calcext:value-type="float">
            <text:p>3,8924322963</text:p>
          </table:table-cell>
          <table:table-cell table:style-name="ce5" table:formula="of:=AVERAGE([.AS2:.AS29])" office:value-type="float" office:value="6.8786459375" calcext:value-type="float">
            <text:p>6,8786459375</text:p>
          </table:table-cell>
          <table:table-cell table:style-name="ce5" table:formula="of:=AVERAGE([.AT2:.AT29])" office:value-type="float" office:value="3.552451" calcext:value-type="float">
            <text:p>3,552451</text:p>
          </table:table-cell>
          <table:table-cell table:style-name="ce5" table:formula="of:=AVERAGE([.AU2:.AU29])" office:value-type="float" office:value="8.68106378571429" calcext:value-type="float">
            <text:p>8,6810637857</text:p>
          </table:table-cell>
          <table:table-cell table:style-name="ce5" table:formula="of:=AVERAGE([.AV2:.AV29])" office:value-type="string" office:string-value="" calcext:value-type="error">
            <text:p>#DIV/0!</text:p>
          </table:table-cell>
          <table:table-cell table:style-name="ce5" table:formula="of:=AVERAGE([.AW2:.AW29])" office:value-type="float" office:value="8.56923076923077" calcext:value-type="float">
            <text:p>8,5692307692</text:p>
          </table:table-cell>
          <table:table-cell table:style-name="ce5" table:formula="of:=AVERAGE([.AX2:.AX29])" office:value-type="float" office:value="8.03298579166667" calcext:value-type="float">
            <text:p>8,0329857917</text:p>
          </table:table-cell>
          <table:table-cell table:style-name="ce5" table:formula="of:=AVERAGE([.AY2:.AY29])" office:value-type="float" office:value="4.33091777272727" calcext:value-type="float">
            <text:p>4,3309177727</text:p>
          </table:table-cell>
          <table:table-cell table:style-name="ce5" table:formula="of:=AVERAGE([.AZ2:.AZ29])" office:value-type="float" office:value="8.55972254166667" calcext:value-type="float">
            <text:p>8,5597225417</text:p>
          </table:table-cell>
          <table:table-cell table:style-name="ce5" table:formula="of:=AVERAGE([.BA2:.BA29])" office:value-type="float" office:value="9.3378113" calcext:value-type="float">
            <text:p>9,3378113</text:p>
          </table:table-cell>
          <table:table-cell table:style-name="ce5" table:formula="of:=AVERAGE([.BB2:.BB29])" office:value-type="float" office:value="6.4398203125" calcext:value-type="float">
            <text:p>6,4398203125</text:p>
          </table:table-cell>
          <table:table-cell table:style-name="ce5" table:formula="of:=AVERAGE([.BC2:.BC29])" office:value-type="float" office:value="4.42770841666667" calcext:value-type="float">
            <text:p>4,4277084167</text:p>
          </table:table-cell>
          <table:table-cell table:style-name="ce5" table:formula="of:=AVERAGE([.BD2:.BD29])" office:value-type="float" office:value="6.88729485714286" calcext:value-type="float">
            <text:p>6,8872948571</text:p>
          </table:table-cell>
          <table:table-cell table:style-name="ce5" table:formula="of:=AVERAGE([.BE2:.BE29])" office:value-type="float" office:value="32.3991191666667" calcext:value-type="float">
            <text:p>32,3991191667</text:p>
          </table:table-cell>
          <table:table-cell table:style-name="ce5" table:formula="of:=AVERAGE([.BF2:.BF29])" office:value-type="float" office:value="6.62831553333333" calcext:value-type="float">
            <text:p>6,6283155333</text:p>
          </table:table-cell>
          <table:table-cell table:style-name="ce5" table:formula="of:=AVERAGE([.BG2:.BG29])" office:value-type="float" office:value="11.3598353333333" calcext:value-type="float">
            <text:p>11,3598353333</text:p>
          </table:table-cell>
          <table:table-cell table:style-name="ce5" table:formula="of:=AVERAGE([.BH2:.BH29])" office:value-type="float" office:value="8.08862266666667" calcext:value-type="float">
            <text:p>8,0886226667</text:p>
          </table:table-cell>
          <table:table-cell table:style-name="ce5" table:formula="of:=AVERAGE([.BI2:.BI29])" office:value-type="float" office:value="6.95141266666667" calcext:value-type="float">
            <text:p>6,9514126667</text:p>
          </table:table-cell>
          <table:table-cell table:style-name="ce5" table:formula="of:=AVERAGE([.BJ2:.BJ29])" office:value-type="float" office:value="4.14615388461539" calcext:value-type="float">
            <text:p>4,1461538846</text:p>
          </table:table-cell>
          <table:table-cell table:style-name="ce5" table:formula="of:=AVERAGE([.BK2:.BK29])" office:value-type="float" office:value="6.243474" calcext:value-type="float">
            <text:p>6,243474</text:p>
          </table:table-cell>
          <table:table-cell table:style-name="ce5" table:formula="of:=AVERAGE([.BL2:.BL29])" office:value-type="float" office:value="6.8296019375" calcext:value-type="float">
            <text:p>6,8296019375</text:p>
          </table:table-cell>
          <table:table-cell table:style-name="ce5" table:formula="of:=AVERAGE([.BM2:.BM29])" office:value-type="float" office:value="6.10307692307692" calcext:value-type="float">
            <text:p>6,1030769231</text:p>
          </table:table-cell>
          <table:table-cell table:style-name="ce5" table:formula="of:=AVERAGE([.BN2:.BN29])" office:value-type="float" office:value="7.93170633333333" calcext:value-type="float">
            <text:p>7,9317063333</text:p>
          </table:table-cell>
          <table:table-cell table:style-name="ce5" table:formula="of:=AVERAGE([.BO2:.BO29])" office:value-type="float" office:value="8.89519230769231" calcext:value-type="float">
            <text:p>8,8951923077</text:p>
          </table:table-cell>
          <table:table-cell table:style-name="ce5" table:formula="of:=AVERAGE([.BP2:.BP29])" office:value-type="float" office:value="13.3256178888889" calcext:value-type="float">
            <text:p>13,3256178889</text:p>
          </table:table-cell>
          <table:table-cell table:style-name="ce5" table:formula="of:=AVERAGE([.BQ2:.BQ29])" office:value-type="float" office:value="8.49943285714286" calcext:value-type="float">
            <text:p>8,4994328571</text:p>
          </table:table-cell>
          <table:table-cell table:style-name="ce5" table:formula="of:=AVERAGE([.BR2:.BR29])" office:value-type="float" office:value="7.32708329166667" calcext:value-type="float">
            <text:p>7,3270832917</text:p>
          </table:table-cell>
          <table:table-cell table:style-name="ce5" table:formula="of:=AVERAGE([.BS2:.BS29])" office:value-type="float" office:value="7.81099543478261" calcext:value-type="float">
            <text:p>7,8109954348</text:p>
          </table:table-cell>
          <table:table-cell table:style-name="ce5" table:formula="of:=AVERAGE([.BT2:.BT29])" office:value-type="float" office:value="8.83894955555556" calcext:value-type="float">
            <text:p>8,8389495556</text:p>
          </table:table-cell>
          <table:table-cell table:style-name="ce5" table:formula="of:=AVERAGE([.BU2:.BU29])" office:value-type="float" office:value="5.45168247058824" calcext:value-type="float">
            <text:p>5,4516824706</text:p>
          </table:table-cell>
          <table:table-cell table:style-name="ce5" table:formula="of:=AVERAGE([.BV2:.BV29])" office:value-type="float" office:value="2.32884615384615" calcext:value-type="float">
            <text:p>2,3288461538</text:p>
          </table:table-cell>
          <table:table-cell table:style-name="ce5" table:formula="of:=AVERAGE([.BW2:.BW29])" office:value-type="float" office:value="24.3764085714286" calcext:value-type="float">
            <text:p>24,3764085714</text:p>
          </table:table-cell>
          <table:table-cell table:style-name="ce5" table:formula="of:=AVERAGE([.BX2:.BX29])" office:value-type="float" office:value="12.9503202307692" calcext:value-type="float">
            <text:p>12,9503202308</text:p>
          </table:table-cell>
          <table:table-cell table:style-name="ce5" table:formula="of:=AVERAGE([.BY2:.BY29])" office:value-type="float" office:value="11.856597875" calcext:value-type="float">
            <text:p>11,856597875</text:p>
          </table:table-cell>
          <table:table-cell table:style-name="ce5" table:formula="of:=AVERAGE([.BZ2:.BZ29])" office:value-type="float" office:value="7.62222333333333" calcext:value-type="float">
            <text:p>7,6222233333</text:p>
          </table:table-cell>
          <table:table-cell table:style-name="ce5" table:formula="of:=AVERAGE([.CA2:.CA29])" office:value-type="float" office:value="1.456145875" calcext:value-type="float">
            <text:p>1,456145875</text:p>
          </table:table-cell>
          <table:table-cell table:style-name="ce5" table:formula="of:=AVERAGE([.CB2:.CB29])" office:value-type="float" office:value="15.8622375" calcext:value-type="float">
            <text:p>15,8622375</text:p>
          </table:table-cell>
          <table:table-cell table:style-name="ce5" table:formula="of:=AVERAGE([.CC2:.CC29])" office:value-type="float" office:value="9.87045445454545" calcext:value-type="float">
            <text:p>9,8704544545</text:p>
          </table:table-cell>
          <table:table-cell table:style-name="ce5" table:formula="of:=AVERAGE([.CD2:.CD29])" office:value-type="float" office:value="3.48953703703704" calcext:value-type="float">
            <text:p>3,489537037</text:p>
          </table:table-cell>
          <table:table-cell table:style-name="ce5" table:formula="of:=AVERAGE([.CE2:.CE29])" office:value-type="float" office:value="2.64837495" calcext:value-type="float">
            <text:p>2,64837495</text:p>
          </table:table-cell>
          <table:table-cell table:style-name="ce5" table:formula="of:=AVERAGE([.CF2:.CF29])" office:value-type="float" office:value="10.370175631579" calcext:value-type="float">
            <text:p>10,3701756316</text:p>
          </table:table-cell>
          <table:table-cell table:style-name="ce5" table:formula="of:=AVERAGE([.CG2:.CG29])" office:value-type="float" office:value="6.04814818518519" calcext:value-type="float">
            <text:p>6,0481481852</text:p>
          </table:table-cell>
          <table:table-cell table:style-name="ce5" table:formula="of:=AVERAGE([.CH2:.CH29])" office:value-type="float" office:value="10.7512274705882" calcext:value-type="float">
            <text:p>10,7512274706</text:p>
          </table:table-cell>
          <table:table-cell table:style-name="ce5" table:formula="of:=AVERAGE([.CI2:.CI29])" office:value-type="float" office:value="5.0525" calcext:value-type="float">
            <text:p>5,0525</text:p>
          </table:table-cell>
          <table:table-cell table:style-name="ce5" table:formula="of:=AVERAGE([.CJ2:.CJ29])" office:value-type="float" office:value="7.01746925" calcext:value-type="float">
            <text:p>7,01746925</text:p>
          </table:table-cell>
          <table:table-cell table:style-name="ce5" table:formula="of:=AVERAGE([.CK2:.CK29])" office:value-type="float" office:value="24.8958733333333" calcext:value-type="float">
            <text:p>24,8958733333</text:p>
          </table:table-cell>
          <table:table-cell table:style-name="ce5"/>
          <table:table-cell table:number-columns-repeated="934"/>
        </table:table-row>
        <table:table-row table:style-name="ro1">
          <table:table-cell table:style-name="ce3" office:value-type="string" calcext:value-type="string">
            <text:p>Unavailable Data for Every Country</text:p>
          </table:table-cell>
          <table:table-cell table:formula="of:=COUNTIF([.B2:.B29];&quot;=NA&quot;)" office:value-type="float" office:value="15" calcext:value-type="float">
            <text:p>15</text:p>
          </table:table-cell>
          <table:table-cell table:formula="of:=COUNTIF([.C2:.C29];&quot;=NA&quot;)" office:value-type="float" office:value="13" calcext:value-type="float">
            <text:p>13</text:p>
          </table:table-cell>
          <table:table-cell table:formula="of:=COUNTIF([.D2:.D29];&quot;=NA&quot;)" office:value-type="float" office:value="1" calcext:value-type="float">
            <text:p>1</text:p>
          </table:table-cell>
          <table:table-cell table:formula="of:=COUNTIF([.E2:.E29];&quot;=NA&quot;)" office:value-type="float" office:value="0" calcext:value-type="float">
            <text:p>0</text:p>
          </table:table-cell>
          <table:table-cell table:formula="of:=COUNTIF([.F2:.F29];&quot;=NA&quot;)" office:value-type="float" office:value="1" calcext:value-type="float">
            <text:p>1</text:p>
          </table:table-cell>
          <table:table-cell table:formula="of:=COUNTIF([.G2:.G29];&quot;=NA&quot;)" office:value-type="float" office:value="3" calcext:value-type="float">
            <text:p>3</text:p>
          </table:table-cell>
          <table:table-cell table:formula="of:=COUNTIF([.H2:.H29];&quot;=NA&quot;)" office:value-type="float" office:value="18" calcext:value-type="float">
            <text:p>18</text:p>
          </table:table-cell>
          <table:table-cell table:formula="of:=COUNTIF([.I2:.I29];&quot;=NA&quot;)" office:value-type="float" office:value="21" calcext:value-type="float">
            <text:p>21</text:p>
          </table:table-cell>
          <table:table-cell table:formula="of:=COUNTIF([.J2:.J29];&quot;=NA&quot;)" office:value-type="float" office:value="13" calcext:value-type="float">
            <text:p>13</text:p>
          </table:table-cell>
          <table:table-cell table:formula="of:=COUNTIF([.K2:.K29];&quot;=NA&quot;)" office:value-type="float" office:value="1" calcext:value-type="float">
            <text:p>1</text:p>
          </table:table-cell>
          <table:table-cell table:formula="of:=COUNTIF([.L2:.L29];&quot;=NA&quot;)" office:value-type="float" office:value="1" calcext:value-type="float">
            <text:p>1</text:p>
          </table:table-cell>
          <table:table-cell table:formula="of:=COUNTIF([.M2:.M29];&quot;=NA&quot;)" office:value-type="float" office:value="4" calcext:value-type="float">
            <text:p>4</text:p>
          </table:table-cell>
          <table:table-cell table:formula="of:=COUNTIF([.N2:.N29];&quot;=NA&quot;)" office:value-type="float" office:value="11" calcext:value-type="float">
            <text:p>11</text:p>
          </table:table-cell>
          <table:table-cell table:formula="of:=COUNTIF([.O2:.O29];&quot;=NA&quot;)" office:value-type="float" office:value="12" calcext:value-type="float">
            <text:p>12</text:p>
          </table:table-cell>
          <table:table-cell table:formula="of:=COUNTIF([.P2:.P29];&quot;=NA&quot;)" office:value-type="float" office:value="11" calcext:value-type="float">
            <text:p>11</text:p>
          </table:table-cell>
          <table:table-cell table:formula="of:=COUNTIF([.Q2:.Q29];&quot;=NA&quot;)" office:value-type="float" office:value="16" calcext:value-type="float">
            <text:p>16</text:p>
          </table:table-cell>
          <table:table-cell table:formula="of:=COUNTIF([.R2:.R29];&quot;=NA&quot;)" office:value-type="float" office:value="2" calcext:value-type="float">
            <text:p>2</text:p>
          </table:table-cell>
          <table:table-cell table:formula="of:=COUNTIF([.S2:.S29];&quot;=NA&quot;)" office:value-type="float" office:value="14" calcext:value-type="float">
            <text:p>14</text:p>
          </table:table-cell>
          <table:table-cell table:formula="of:=COUNTIF([.T2:.T29];&quot;=NA&quot;)" office:value-type="float" office:value="17" calcext:value-type="float">
            <text:p>17</text:p>
          </table:table-cell>
          <table:table-cell table:formula="of:=COUNTIF([.U2:.U29];&quot;=NA&quot;)" office:value-type="float" office:value="11" calcext:value-type="float">
            <text:p>11</text:p>
          </table:table-cell>
          <table:table-cell table:formula="of:=COUNTIF([.V2:.V29];&quot;=NA&quot;)" office:value-type="float" office:value="2" calcext:value-type="float">
            <text:p>2</text:p>
          </table:table-cell>
          <table:table-cell table:formula="of:=COUNTIF([.W2:.W29];&quot;=NA&quot;)" office:value-type="float" office:value="12" calcext:value-type="float">
            <text:p>12</text:p>
          </table:table-cell>
          <table:table-cell table:formula="of:=COUNTIF([.X2:.X29];&quot;=NA&quot;)" office:value-type="float" office:value="9" calcext:value-type="float">
            <text:p>9</text:p>
          </table:table-cell>
          <table:table-cell table:formula="of:=COUNTIF([.Y2:.Y29];&quot;=NA&quot;)" office:value-type="float" office:value="10" calcext:value-type="float">
            <text:p>10</text:p>
          </table:table-cell>
          <table:table-cell table:formula="of:=COUNTIF([.Z2:.Z29];&quot;=NA&quot;)" office:value-type="float" office:value="15" calcext:value-type="float">
            <text:p>15</text:p>
          </table:table-cell>
          <table:table-cell table:formula="of:=COUNTIF([.AA2:.AA29];&quot;=NA&quot;)" office:value-type="float" office:value="1" calcext:value-type="float">
            <text:p>1</text:p>
          </table:table-cell>
          <table:table-cell table:formula="of:=COUNTIF([.AB2:.AB29];&quot;=NA&quot;)" office:value-type="float" office:value="2" calcext:value-type="float">
            <text:p>2</text:p>
          </table:table-cell>
          <table:table-cell table:formula="of:=COUNTIF([.AC2:.AC29];&quot;=NA&quot;)" office:value-type="float" office:value="1" calcext:value-type="float">
            <text:p>1</text:p>
          </table:table-cell>
          <table:table-cell table:formula="of:=COUNTIF([.AD2:.AD29];&quot;=NA&quot;)" office:value-type="float" office:value="2" calcext:value-type="float">
            <text:p>2</text:p>
          </table:table-cell>
          <table:table-cell table:formula="of:=COUNTIF([.AE2:.AE29];&quot;=NA&quot;)" office:value-type="float" office:value="2" calcext:value-type="float">
            <text:p>2</text:p>
          </table:table-cell>
          <table:table-cell table:formula="of:=COUNTIF([.AF2:.AF29];&quot;=NA&quot;)" office:value-type="float" office:value="6" calcext:value-type="float">
            <text:p>6</text:p>
          </table:table-cell>
          <table:table-cell table:formula="of:=COUNTIF([.AG2:.AG29];&quot;=NA&quot;)" office:value-type="float" office:value="1" calcext:value-type="float">
            <text:p>1</text:p>
          </table:table-cell>
          <table:table-cell table:formula="of:=COUNTIF([.AH2:.AH29];&quot;=NA&quot;)" office:value-type="float" office:value="1" calcext:value-type="float">
            <text:p>1</text:p>
          </table:table-cell>
          <table:table-cell table:formula="of:=COUNTIF([.AI2:.AI29];&quot;=NA&quot;)" office:value-type="float" office:value="10" calcext:value-type="float">
            <text:p>10</text:p>
          </table:table-cell>
          <table:table-cell table:formula="of:=COUNTIF([.AJ2:.AJ29];&quot;=NA&quot;)" office:value-type="float" office:value="10" calcext:value-type="float">
            <text:p>10</text:p>
          </table:table-cell>
          <table:table-cell table:formula="of:=COUNTIF([.AK2:.AK29];&quot;=NA&quot;)" office:value-type="float" office:value="1" calcext:value-type="float">
            <text:p>1</text:p>
          </table:table-cell>
          <table:table-cell table:formula="of:=COUNTIF([.AL2:.AL29];&quot;=NA&quot;)" office:value-type="float" office:value="18" calcext:value-type="float">
            <text:p>18</text:p>
          </table:table-cell>
          <table:table-cell table:formula="of:=COUNTIF([.AM2:.AM29];&quot;=NA&quot;)" office:value-type="float" office:value="0" calcext:value-type="float">
            <text:p>0</text:p>
          </table:table-cell>
          <table:table-cell table:formula="of:=COUNTIF([.AN2:.AN29];&quot;=NA&quot;)" office:value-type="float" office:value="14" calcext:value-type="float">
            <text:p>14</text:p>
          </table:table-cell>
          <table:table-cell table:formula="of:=COUNTIF([.AO2:.AO29];&quot;=NA&quot;)" office:value-type="float" office:value="23" calcext:value-type="float">
            <text:p>23</text:p>
          </table:table-cell>
          <table:table-cell table:formula="of:=COUNTIF([.AP2:.AP29];&quot;=NA&quot;)" office:value-type="float" office:value="15" calcext:value-type="float">
            <text:p>15</text:p>
          </table:table-cell>
          <table:table-cell table:formula="of:=COUNTIF([.AQ2:.AQ29];&quot;=NA&quot;)" office:value-type="float" office:value="4" calcext:value-type="float">
            <text:p>4</text:p>
          </table:table-cell>
          <table:table-cell table:formula="of:=COUNTIF([.AR2:.AR29];&quot;=NA&quot;)" office:value-type="float" office:value="1" calcext:value-type="float">
            <text:p>1</text:p>
          </table:table-cell>
          <table:table-cell table:formula="of:=COUNTIF([.AS2:.AS29];&quot;=NA&quot;)" office:value-type="float" office:value="12" calcext:value-type="float">
            <text:p>12</text:p>
          </table:table-cell>
          <table:table-cell table:formula="of:=COUNTIF([.AT2:.AT29];&quot;=NA&quot;)" office:value-type="float" office:value="11" calcext:value-type="float">
            <text:p>11</text:p>
          </table:table-cell>
          <table:table-cell table:formula="of:=COUNTIF([.AU2:.AU29];&quot;=NA&quot;)" office:value-type="float" office:value="14" calcext:value-type="float">
            <text:p>14</text:p>
          </table:table-cell>
          <table:table-cell table:formula="of:=COUNTIF([.AV2:.AV29];&quot;=NA&quot;)" office:value-type="float" office:value="28" calcext:value-type="float">
            <text:p>28</text:p>
          </table:table-cell>
          <table:table-cell table:formula="of:=COUNTIF([.AW2:.AW29];&quot;=NA&quot;)" office:value-type="float" office:value="2" calcext:value-type="float">
            <text:p>2</text:p>
          </table:table-cell>
          <table:table-cell table:formula="of:=COUNTIF([.AX2:.AX29];&quot;=NA&quot;)" office:value-type="float" office:value="4" calcext:value-type="float">
            <text:p>4</text:p>
          </table:table-cell>
          <table:table-cell table:formula="of:=COUNTIF([.AY2:.AY29];&quot;=NA&quot;)" office:value-type="float" office:value="6" calcext:value-type="float">
            <text:p>6</text:p>
          </table:table-cell>
          <table:table-cell table:formula="of:=COUNTIF([.AZ2:.AZ29];&quot;=NA&quot;)" office:value-type="float" office:value="4" calcext:value-type="float">
            <text:p>4</text:p>
          </table:table-cell>
          <table:table-cell table:formula="of:=COUNTIF([.BA2:.BA29];&quot;=NA&quot;)" office:value-type="float" office:value="18" calcext:value-type="float">
            <text:p>18</text:p>
          </table:table-cell>
          <table:table-cell table:formula="of:=COUNTIF([.BB2:.BB29];&quot;=NA&quot;)" office:value-type="float" office:value="12" calcext:value-type="float">
            <text:p>12</text:p>
          </table:table-cell>
          <table:table-cell table:formula="of:=COUNTIF([.BC2:.BC29];&quot;=NA&quot;)" office:value-type="float" office:value="16" calcext:value-type="float">
            <text:p>16</text:p>
          </table:table-cell>
          <table:table-cell table:formula="of:=COUNTIF([.BD2:.BD29];&quot;=NA&quot;)" office:value-type="float" office:value="14" calcext:value-type="float">
            <text:p>14</text:p>
          </table:table-cell>
          <table:table-cell table:formula="of:=COUNTIF([.BE2:.BE29];&quot;=NA&quot;)" office:value-type="float" office:value="16" calcext:value-type="float">
            <text:p>16</text:p>
          </table:table-cell>
          <table:table-cell table:formula="of:=COUNTIF([.BF2:.BF29];&quot;=NA&quot;)" office:value-type="float" office:value="13" calcext:value-type="float">
            <text:p>13</text:p>
          </table:table-cell>
          <table:table-cell table:formula="of:=COUNTIF([.BG2:.BG29];&quot;=NA&quot;)" office:value-type="float" office:value="16" calcext:value-type="float">
            <text:p>16</text:p>
          </table:table-cell>
          <table:table-cell table:formula="of:=COUNTIF([.BH2:.BH29];&quot;=NA&quot;)" office:value-type="float" office:value="16" calcext:value-type="float">
            <text:p>16</text:p>
          </table:table-cell>
          <table:table-cell table:formula="of:=COUNTIF([.BI2:.BI29];&quot;=NA&quot;)" office:value-type="float" office:value="4" calcext:value-type="float">
            <text:p>4</text:p>
          </table:table-cell>
          <table:table-cell table:formula="of:=COUNTIF([.BJ2:.BJ29];&quot;=NA&quot;)" office:value-type="float" office:value="2" calcext:value-type="float">
            <text:p>2</text:p>
          </table:table-cell>
          <table:table-cell table:formula="of:=COUNTIF([.BK2:.BK29];&quot;=NA&quot;)" office:value-type="float" office:value="1" calcext:value-type="float">
            <text:p>1</text:p>
          </table:table-cell>
          <table:table-cell table:formula="of:=COUNTIF([.BL2:.BL29];&quot;=NA&quot;)" office:value-type="float" office:value="12" calcext:value-type="float">
            <text:p>12</text:p>
          </table:table-cell>
          <table:table-cell table:formula="of:=COUNTIF([.BM2:.BM29];&quot;=NA&quot;)" office:value-type="float" office:value="2" calcext:value-type="float">
            <text:p>2</text:p>
          </table:table-cell>
          <table:table-cell table:formula="of:=COUNTIF([.BN2:.BN29];&quot;=NA&quot;)" office:value-type="float" office:value="13" calcext:value-type="float">
            <text:p>13</text:p>
          </table:table-cell>
          <table:table-cell table:formula="of:=COUNTIF([.BO2:.BO29];&quot;=NA&quot;)" office:value-type="float" office:value="2" calcext:value-type="float">
            <text:p>2</text:p>
          </table:table-cell>
          <table:table-cell table:formula="of:=COUNTIF([.BP2:.BP29];&quot;=NA&quot;)" office:value-type="float" office:value="1" calcext:value-type="float">
            <text:p>1</text:p>
          </table:table-cell>
          <table:table-cell table:formula="of:=COUNTIF([.BQ2:.BQ29];&quot;=NA&quot;)" office:value-type="float" office:value="7" calcext:value-type="float">
            <text:p>7</text:p>
          </table:table-cell>
          <table:table-cell table:formula="of:=COUNTIF([.BR2:.BR29];&quot;=NA&quot;)" office:value-type="float" office:value="4" calcext:value-type="float">
            <text:p>4</text:p>
          </table:table-cell>
          <table:table-cell table:formula="of:=COUNTIF([.BS2:.BS29];&quot;=NA&quot;)" office:value-type="float" office:value="5" calcext:value-type="float">
            <text:p>5</text:p>
          </table:table-cell>
          <table:table-cell table:formula="of:=COUNTIF([.BT2:.BT29];&quot;=NA&quot;)" office:value-type="float" office:value="19" calcext:value-type="float">
            <text:p>19</text:p>
          </table:table-cell>
          <table:table-cell table:formula="of:=COUNTIF([.BU2:.BU29];&quot;=NA&quot;)" office:value-type="float" office:value="11" calcext:value-type="float">
            <text:p>11</text:p>
          </table:table-cell>
          <table:table-cell table:formula="of:=COUNTIF([.BV2:.BV29];&quot;=NA&quot;)" office:value-type="float" office:value="2" calcext:value-type="float">
            <text:p>2</text:p>
          </table:table-cell>
          <table:table-cell table:formula="of:=COUNTIF([.BW2:.BW29];&quot;=NA&quot;)" office:value-type="float" office:value="14" calcext:value-type="float">
            <text:p>14</text:p>
          </table:table-cell>
          <table:table-cell table:formula="of:=COUNTIF([.BX2:.BX29];&quot;=NA&quot;)" office:value-type="float" office:value="2" calcext:value-type="float">
            <text:p>2</text:p>
          </table:table-cell>
          <table:table-cell table:formula="of:=COUNTIF([.BY2:.BY29];&quot;=NA&quot;)" office:value-type="float" office:value="4" calcext:value-type="float">
            <text:p>4</text:p>
          </table:table-cell>
          <table:table-cell table:formula="of:=COUNTIF([.BZ2:.BZ29];&quot;=NA&quot;)" office:value-type="float" office:value="1" calcext:value-type="float">
            <text:p>1</text:p>
          </table:table-cell>
          <table:table-cell table:formula="of:=COUNTIF([.CA2:.CA29];&quot;=NA&quot;)" office:value-type="float" office:value="12" calcext:value-type="float">
            <text:p>12</text:p>
          </table:table-cell>
          <table:table-cell table:formula="of:=COUNTIF([.CB2:.CB29];&quot;=NA&quot;)" office:value-type="float" office:value="24" calcext:value-type="float">
            <text:p>24</text:p>
          </table:table-cell>
          <table:table-cell table:formula="of:=COUNTIF([.CC2:.CC29];&quot;=NA&quot;)" office:value-type="float" office:value="17" calcext:value-type="float">
            <text:p>17</text:p>
          </table:table-cell>
          <table:table-cell table:formula="of:=COUNTIF([.CD2:.CD29];&quot;=NA&quot;)" office:value-type="float" office:value="1" calcext:value-type="float">
            <text:p>1</text:p>
          </table:table-cell>
          <table:table-cell table:formula="of:=COUNTIF([.CE2:.CE29];&quot;=NA&quot;)" office:value-type="float" office:value="8" calcext:value-type="float">
            <text:p>8</text:p>
          </table:table-cell>
          <table:table-cell table:formula="of:=COUNTIF([.CF2:.CF29];&quot;=NA&quot;)" office:value-type="float" office:value="9" calcext:value-type="float">
            <text:p>9</text:p>
          </table:table-cell>
          <table:table-cell table:formula="of:=COUNTIF([.CG2:.CG29];&quot;=NA&quot;)" office:value-type="float" office:value="1" calcext:value-type="float">
            <text:p>1</text:p>
          </table:table-cell>
          <table:table-cell table:formula="of:=COUNTIF([.CH2:.CH29];&quot;=NA&quot;)" office:value-type="float" office:value="11" calcext:value-type="float">
            <text:p>11</text:p>
          </table:table-cell>
          <table:table-cell table:formula="of:=COUNTIF([.CI2:.CI29];&quot;=NA&quot;)" office:value-type="float" office:value="8" calcext:value-type="float">
            <text:p>8</text:p>
          </table:table-cell>
          <table:table-cell table:formula="of:=COUNTIF([.CJ2:.CJ29];&quot;=NA&quot;)" office:value-type="float" office:value="12" calcext:value-type="float">
            <text:p>12</text:p>
          </table:table-cell>
          <table:table-cell table:formula="of:=COUNTIF([.CK2:.CK29];&quot;=NA&quot;)" office:value-type="float" office:value="13" calcext:value-type="float">
            <text:p>13</text:p>
          </table:table-cell>
          <table:table-cell table:number-columns-repeated="93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nnual.CM1:annual.CM29">
          <table:filter>
            <table:filter-and>
              <table:filter-condition table:field-number="0" table:data-type="number" table:value="8.51310088709677" table:operator="&gt;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fill-character> </loext:fill-character>
      <number:text>-      </number:text>
    </number:number-style>
    <number:text-style style:name="N10131" number:language="tr" number:country="T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fill-character> </loext:fill-character>
      <number:text>- TL </number:text>
    </number:number-style>
    <number:text-style style:name="N10135" number:language="tr" number:country="T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style:font-name="Calibri" fo:font-family="Calibri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.00.0000</text:date>, <text:time style:data-style-name="N2" text:time-value="14:22:04.146399128">00:00:00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annual" style:display-name="PageStyle_annu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03T14:41:53.509085736</dc:date>
    <meta:editing-duration>PT28M59S</meta:editing-duration>
    <meta:editing-cycles>5</meta:editing-cycles>
    <meta:document-statistic meta:table-count="1" meta:cell-count="2787" meta:object-count="0"/>
  </office:meta>
</office:document-meta>
</file>